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officeooo:paragraph-rsid="007cc721"/>
    </style:style>
    <style:style style:name="P195" style:family="paragraph" style:parent-style-name="Text_20_body">
      <style:text-properties officeooo:paragraph-rsid="007d19c4"/>
    </style:style>
    <style:style style:name="P196" style:family="paragraph" style:parent-style-name="Text_20_body">
      <style:text-properties officeooo:rsid="007d19c4" officeooo:paragraph-rsid="007d19c4"/>
    </style:style>
    <style:style style:name="P197" style:family="paragraph" style:parent-style-name="Text_20_body">
      <style:text-properties officeooo:rsid="007e2206" officeooo:paragraph-rsid="007e2206"/>
    </style:style>
    <style:style style:name="P198" style:family="paragraph" style:parent-style-name="Text_20_body">
      <style:text-properties officeooo:rsid="007ef44e" officeooo:paragraph-rsid="007ef44e"/>
    </style:style>
    <style:style style:name="P199" style:family="paragraph" style:parent-style-name="Text_20_body">
      <style:text-properties officeooo:rsid="007fb080" officeooo:paragraph-rsid="007fb080"/>
    </style:style>
    <style:style style:name="P200" style:family="paragraph" style:parent-style-name="Text_20_body">
      <style:text-properties officeooo:rsid="009dd571" officeooo:paragraph-rsid="009dd571"/>
    </style:style>
    <style:style style:name="P201" style:family="paragraph" style:parent-style-name="Text_20_body">
      <style:text-properties officeooo:paragraph-rsid="00a13881"/>
    </style:style>
    <style:style style:name="P202" style:family="paragraph" style:parent-style-name="Text_20_body">
      <style:text-properties officeooo:rsid="007e5766" officeooo:paragraph-rsid="007e5766"/>
    </style:style>
    <style:style style:name="P203" style:family="paragraph" style:parent-style-name="Text_20_body">
      <style:text-properties officeooo:paragraph-rsid="00a4434f"/>
    </style:style>
    <style:style style:name="P204" style:family="paragraph" style:parent-style-name="Preformatted_20_Text">
      <style:paragraph-properties fo:margin-top="0cm" fo:margin-bottom="0.499cm" loext:contextual-spacing="false"/>
    </style:style>
    <style:style style:name="P2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37"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38"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39"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40"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41"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4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4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4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4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4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48"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49"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50" style:family="paragraph" style:parent-style-name="Heading_20_4">
      <style:text-properties officeooo:rsid="001ea7ef" officeooo:paragraph-rsid="001ea7ef"/>
    </style:style>
    <style:style style:name="P251" style:family="paragraph" style:parent-style-name="Table_20_Contents">
      <style:paragraph-properties fo:margin-top="0cm" fo:margin-bottom="0cm" loext:contextual-spacing="false"/>
      <style:text-properties style:font-name="arial"/>
    </style:style>
    <style:style style:name="P252"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53"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54"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55"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56"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57" style:family="paragraph" style:parent-style-name="Text_20_body">
      <style:text-properties fo:font-variant="normal" fo:text-transform="none" fo:color="#333333" style:font-name="Lucida Grande" fo:font-size="9.75pt" fo:letter-spacing="normal" fo:font-style="normal" fo:font-weight="normal" officeooo:rsid="00e68337" officeooo:paragraph-rsid="00e68337"/>
    </style:style>
    <style:style style:name="P258"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59"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60"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61"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a4434f"/>
    </style:style>
    <style:style style:name="T39" style:family="text">
      <style:text-properties fo:font-variant="normal" fo:text-transform="none" fo:color="#333333" style:font-name="Lucida Grande" fo:font-size="9.75pt" fo:letter-spacing="normal" fo:font-style="normal" fo:font-weight="bold"/>
    </style:style>
    <style:style style:name="T40" style:family="text">
      <style:text-properties fo:font-variant="normal" fo:text-transform="none" fo:color="#333333" style:font-name="Lucida Grande" fo:font-size="9.75pt" fo:letter-spacing="normal" fo:font-style="normal" fo:font-weight="bold" fo:padding="0cm" fo:border="none"/>
    </style:style>
    <style:style style:name="T41" style:family="text">
      <style:text-properties fo:font-variant="normal" fo:text-transform="none" fo:color="#333333" style:font-name="Lucida Grande" fo:font-size="11.25pt" fo:letter-spacing="normal" fo:font-style="normal" fo:font-weight="normal" fo:padding="0cm" fo:border="none"/>
    </style:style>
    <style:style style:name="T42" style:family="text">
      <style:text-properties fo:font-variant="normal" fo:text-transform="none" fo:color="#333333" style:font-name="Lucida Grande" fo:letter-spacing="normal" fo:font-style="normal" fo:font-weight="normal" fo:padding="0cm" fo:border="none"/>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fo:padding="0cm" fo:border="none"/>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fo:font-weight="bold" fo:padding="0cm" fo:border="none"/>
    </style:style>
    <style:style style:name="T52" style:family="text">
      <style:text-properties style:text-line-through-style="none" style:text-line-through-type="none" style:font-name="STIXGeneral" fo:font-size="12.75pt" style:text-underline-style="none" style:text-blinking="false" fo:padding="0cm" fo:border="none"/>
    </style:style>
    <style:style style:name="T53" style:family="text">
      <style:text-properties style:text-line-through-style="none" style:text-line-through-type="none" style:font-name="STIXGeneral" fo:font-size="12.75pt" fo:font-style="italic" style:text-underline-style="none" style:text-blinking="false" fo:padding="0cm" fo:border="none"/>
    </style:style>
    <style:style style:name="T54" style:family="text">
      <style:text-properties style:text-line-through-style="none" style:text-line-through-type="none" style:font-name="STIXGeneral" fo:font-size="9pt" style:text-underline-style="none" style:text-blinking="false" fo:padding="0cm" fo:border="none"/>
    </style:style>
    <style:style style:name="T55" style:family="text">
      <style:text-properties style:text-line-through-style="none" style:text-line-through-type="none" style:font-name="STIXGeneral" fo:font-size="9pt" fo:font-style="italic" style:text-underline-style="none" style:text-blinking="false" fo:padding="0cm" fo:border="none"/>
    </style:style>
    <style:style style:name="T56" style:family="text">
      <style:text-properties style:text-line-through-style="none" style:text-line-through-type="none" style:font-name="STIXGeneral" fo:font-size="6pt" style:text-underline-style="none" style:text-blinking="false" fo:padding="0cm" fo:border="none"/>
    </style:style>
    <style:style style:name="T57" style:family="text">
      <style:text-properties style:text-line-through-style="none" style:text-line-through-type="none" style:font-name="STIXGeneral" fo:font-size="6pt" fo:font-style="italic" style:text-underline-style="none" style:text-blinking="false" fo:padding="0cm" fo:border="none"/>
    </style:style>
    <style:style style:name="T58" style:family="text">
      <style:text-properties style:text-line-through-style="none" style:text-line-through-type="none" fo:font-size="12.75pt" style:text-underline-style="none" style:text-blinking="false" fo:padding="0cm" fo:border="none"/>
    </style:style>
    <style:style style:name="T59" style:family="text">
      <style:text-properties style:text-line-through-style="none" style:text-line-through-type="none" style:font-name="STIXVariants" fo:font-size="12.75pt" style:text-underline-style="none" style:text-blinking="false" fo:padding="0cm" fo:border="none"/>
    </style:style>
    <style:style style:name="T60" style:family="text">
      <style:text-properties style:text-line-through-style="none" style:text-line-through-type="none" style:font-name="STIXSizeThreeSym" fo:font-size="12.75pt" style:text-underline-style="none" style:text-blinking="false" fo:padding="0cm" fo:border="none"/>
    </style:style>
    <style:style style:name="T61" style:family="text">
      <style:text-properties officeooo:rsid="00253073"/>
    </style:style>
    <style:style style:name="T62" style:family="text">
      <style:text-properties officeooo:rsid="002afd76"/>
    </style:style>
    <style:style style:name="T63" style:family="text">
      <style:text-properties officeooo:rsid="002c6291"/>
    </style:style>
    <style:style style:name="T64" style:family="text">
      <style:text-properties officeooo:rsid="00304f65"/>
    </style:style>
    <style:style style:name="T65" style:family="text">
      <style:text-properties officeooo:rsid="00331f4a"/>
    </style:style>
    <style:style style:name="T66" style:family="text">
      <style:text-properties officeooo:rsid="003500b1"/>
    </style:style>
    <style:style style:name="T67" style:family="text">
      <style:text-properties fo:font-style="normal" fo:font-weight="normal"/>
    </style:style>
    <style:style style:name="T68" style:family="text">
      <style:text-properties fo:font-style="normal" fo:font-weight="normal" officeooo:rsid="005fc656"/>
    </style:style>
    <style:style style:name="T69" style:family="text">
      <style:text-properties fo:font-style="normal" fo:font-weight="normal" officeooo:rsid="00614242"/>
    </style:style>
    <style:style style:name="T70" style:family="text">
      <style:text-properties fo:font-style="normal" fo:font-weight="normal" officeooo:rsid="0063396c"/>
    </style:style>
    <style:style style:name="T71" style:family="text">
      <style:text-properties fo:font-style="normal" fo:font-weight="normal" fo:background-color="#ffcc00" loext:char-shading-value="0"/>
    </style:style>
    <style:style style:name="T72" style:family="text">
      <style:text-properties fo:font-style="normal" fo:font-weight="normal" officeooo:rsid="0069aba3" fo:background-color="#ccff66" loext:char-shading-value="0"/>
    </style:style>
    <style:style style:name="T73" style:family="text">
      <style:text-properties style:font-name="IsabelleText" fo:font-size="14pt" fo:font-style="normal" fo:font-weight="normal"/>
    </style:style>
    <style:style style:name="T74" style:family="text">
      <style:text-properties fo:color="#006699" fo:font-weight="bold"/>
    </style:style>
    <style:style style:name="T75" style:family="text">
      <style:text-properties fo:color="#cc6600"/>
    </style:style>
    <style:style style:name="T76" style:family="text">
      <style:text-properties fo:color="#009966" fo:font-weight="bold"/>
    </style:style>
    <style:style style:name="T77" style:family="text">
      <style:text-properties fo:color="#009966" style:font-name="IsabelleText" fo:font-size="14pt" fo:font-style="normal" fo:font-weight="bold"/>
    </style:style>
    <style:style style:name="T78" style:family="text">
      <style:text-properties fo:color="#ff00cc"/>
    </style:style>
    <style:style style:name="T79" style:family="text">
      <style:text-properties fo:color="#ff00cc" style:font-name="IsabelleText" fo:font-size="14pt" fo:font-style="normal" fo:font-weight="normal"/>
    </style:style>
    <style:style style:name="T80" style:family="text">
      <style:text-properties fo:color="#ff00cc" style:text-position="-33% 80%"/>
    </style:style>
    <style:style style:name="T81" style:family="text">
      <style:text-properties officeooo:rsid="0041fb4f"/>
    </style:style>
    <style:style style:name="T82" style:family="text">
      <style:text-properties officeooo:rsid="004442b0"/>
    </style:style>
    <style:style style:name="T83" style:family="text">
      <style:text-properties fo:padding="0cm" fo:border="none"/>
    </style:style>
    <style:style style:name="T84" style:family="text">
      <style:text-properties officeooo:rsid="0049517b"/>
    </style:style>
    <style:style style:name="T85" style:family="text">
      <style:text-properties officeooo:rsid="004b94aa"/>
    </style:style>
    <style:style style:name="T86" style:family="text">
      <style:text-properties officeooo:rsid="004b94aa" fo:padding="0cm" fo:border="none"/>
    </style:style>
    <style:style style:name="T87" style:family="text">
      <style:text-properties officeooo:rsid="0059be88"/>
    </style:style>
    <style:style style:name="T88" style:family="text">
      <style:text-properties officeooo:rsid="005d3f6e"/>
    </style:style>
    <style:style style:name="T89" style:family="text">
      <style:text-properties fo:background-color="#ffcc00" loext:char-shading-value="0"/>
    </style:style>
    <style:style style:name="T90" style:family="text">
      <style:text-properties officeooo:rsid="006a8c95" fo:background-color="#ffcc00" loext:char-shading-value="0"/>
    </style:style>
    <style:style style:name="T91" style:family="text">
      <style:text-properties officeooo:rsid="0069aba3" fo:background-color="#ccff66" loext:char-shading-value="0"/>
    </style:style>
    <style:style style:name="T92" style:family="text">
      <style:text-properties officeooo:rsid="006a8c95" fo:background-color="#ccff66" loext:char-shading-value="0"/>
    </style:style>
    <style:style style:name="T93" style:family="text">
      <style:text-properties officeooo:rsid="006c4e2d" fo:background-color="#ccff66" loext:char-shading-value="0"/>
    </style:style>
    <style:style style:name="T94" style:family="text">
      <style:text-properties style:font-name="Source Sans Pro" fo:font-size="13.5pt"/>
    </style:style>
    <style:style style:name="T95" style:family="text">
      <style:text-properties style:font-name="inherit"/>
    </style:style>
    <style:style style:name="T96" style:family="text">
      <style:text-properties style:font-name="inherit" fo:padding="0cm" fo:border="none"/>
    </style:style>
    <style:style style:name="T97" style:family="text">
      <style:text-properties officeooo:rsid="00705695"/>
    </style:style>
    <style:style style:name="T98" style:family="text">
      <style:text-properties fo:color="#000000" style:font-name="Times New Roman" fo:font-size="14pt"/>
    </style:style>
    <style:style style:name="T99" style:family="text">
      <style:text-properties fo:color="#000000" style:font-name="inherit" fo:font-weight="normal" fo:padding="0cm" fo:border="none"/>
    </style:style>
    <style:style style:name="T100" style:family="text">
      <style:text-properties officeooo:rsid="0079672e"/>
    </style:style>
    <style:style style:name="T101" style:family="text">
      <style:text-properties officeooo:rsid="007b8720"/>
    </style:style>
    <style:style style:name="T102" style:family="text">
      <style:text-properties officeooo:rsid="007cc721"/>
    </style:style>
    <style:style style:name="T103" style:family="text">
      <style:text-properties fo:color="#333333" style:font-name="Lucida Grande" fo:font-size="9.75pt" fo:letter-spacing="normal" fo:font-style="italic" fo:font-weight="normal" fo:padding="0cm" fo:border="none"/>
    </style:style>
    <style:style style:name="T104" style:family="text">
      <style:text-properties fo:color="#333333" style:font-name="inherit" fo:padding="0cm" fo:border="none"/>
    </style:style>
    <style:style style:name="T105" style:family="text">
      <style:text-properties fo:color="#333333" style:font-name="inherit" style:font-name-asian="inherit" style:font-name-complex="inherit" fo:padding="0cm" fo:border="none"/>
    </style:style>
    <style:style style:name="T106" style:family="text">
      <style:text-properties fo:color="#333333" style:font-name="Verdana" fo:padding="0cm" fo:border="none"/>
    </style:style>
    <style:style style:name="T107"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8" style:family="text">
      <style:text-properties fo:color="#105289" style:text-line-through-style="none" style:text-line-through-type="none" style:font-name="inherit" fo:letter-spacing="26.458cm" style:text-underline-style="none" style:text-blinking="false"/>
    </style:style>
    <style:style style:name="T109" style:family="text">
      <style:text-properties fo:color="#105289" style:text-line-through-style="none" style:text-line-through-type="none" style:font-name="inherit" style:text-underline-style="none" fo:font-weight="bold" style:text-blinking="false" fo:padding="0cm" fo:border="none"/>
    </style:style>
    <style:style style:name="T110" style:family="text">
      <style:text-properties fo:color="#105289" style:text-line-through-style="none" style:text-line-through-type="none" style:font-name="inherit" style:text-underline-style="none" fo:font-weight="normal" style:text-blinking="false" fo:padding="0cm" fo:border="none"/>
    </style:style>
    <style:style style:name="T111"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2" style:family="text">
      <style:text-properties fo:color="#666666" style:font-name="inherit"/>
    </style:style>
    <style:style style:name="T113" style:family="text">
      <style:text-properties officeooo:rsid="008820f1"/>
    </style:style>
    <style:style style:name="T114" style:family="text">
      <style:text-properties officeooo:rsid="0088ff46"/>
    </style:style>
    <style:style style:name="T115" style:family="text">
      <style:text-properties officeooo:rsid="0089937b"/>
    </style:style>
    <style:style style:name="T116" style:family="text">
      <style:text-properties officeooo:rsid="008b64b3"/>
    </style:style>
    <style:style style:name="T117" style:family="text">
      <style:text-properties officeooo:rsid="008cb0f7"/>
    </style:style>
    <style:style style:name="T118" style:family="text">
      <style:text-properties officeooo:rsid="008dc82f"/>
    </style:style>
    <style:style style:name="T119" style:family="text">
      <style:text-properties officeooo:rsid="00901bc2"/>
    </style:style>
    <style:style style:name="T120" style:family="text">
      <style:text-properties officeooo:rsid="00909644"/>
    </style:style>
    <style:style style:name="T121" style:family="text">
      <style:text-properties officeooo:rsid="0093b19f"/>
    </style:style>
    <style:style style:name="T122" style:family="text">
      <style:text-properties officeooo:rsid="0093cf7a"/>
    </style:style>
    <style:style style:name="T123" style:family="text">
      <style:text-properties officeooo:rsid="00958723"/>
    </style:style>
    <style:style style:name="T124" style:family="text">
      <style:text-properties officeooo:rsid="0097d5ab"/>
    </style:style>
    <style:style style:name="T125" style:family="text">
      <style:text-properties officeooo:rsid="009b7f60"/>
    </style:style>
    <style:style style:name="T126" style:family="text">
      <style:text-properties officeooo:rsid="009ca516"/>
    </style:style>
    <style:style style:name="T127" style:family="text">
      <style:text-properties fo:font-style="italic"/>
    </style:style>
    <style:style style:name="T128" style:family="text">
      <style:text-properties officeooo:rsid="00b31bae"/>
    </style:style>
    <style:style style:name="T129" style:family="text">
      <style:text-properties officeooo:rsid="00bf7e9e"/>
    </style:style>
    <style:style style:name="T130" style:family="text">
      <style:text-properties officeooo:rsid="00cba91b"/>
    </style:style>
    <style:style style:name="T131" style:family="text">
      <style:text-properties officeooo:rsid="00ccbdb8"/>
    </style:style>
    <style:style style:name="T132" style:family="text">
      <style:text-properties officeooo:rsid="00ceb745"/>
    </style:style>
    <style:style style:name="T133" style:family="text">
      <style:text-properties officeooo:rsid="00e54fb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4">β</text:span>):<text:line-break/><text:bookmark text:name="MJXc-Node-1995"/><text:bookmark text:name="MJXc-Node-1994"/><text:bookmark text:name="MJXc-Node-1993"/><text:bookmark text:name="MJXc-Node-1992"/><text:bookmark text:name="MathJax-Element-129-Frame"/><text:span text:style-name="T4">φ</text:span><text:bookmark text:name="MJXc-Node-2000"/><text:bookmark text:name="MJXc-Node-1999"/><text:bookmark text:name="MJXc-Node-1998"/><text:bookmark text:name="MJXc-Node-1997"/><text:bookmark text:name="MJXc-Node-1996"/><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1"/><text:bookmark text:name="MJXc-Node-2010"/><text:span text:style-name="T4">φ</text:span><text:bookmark text:name="MJXc-Node-2016"/><text:bookmark text:name="MJXc-Node-2015"/><text:bookmark text:name="MJXc-Node-2014"/><text:bookmark text:name="MJXc-Node-2013"/><text:bookmark text:name="MJXc-Node-2012"/><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2"/><text:bookmark text:name="MJXc-Node-2021"/><text:span text:style-name="T4">φ</text:span><text:bookmark text:name="MJXc-Node-2027"/><text:bookmark text:name="MJXc-Node-2026"/><text:bookmark text:name="MJXc-Node-2025"/><text:bookmark text:name="MJXc-Node-2024"/><text:bookmark text:name="MJXc-Node-2023"/><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4">φ</text:span><text:bookmark text:name="MJXc-Node-2043"/><text:bookmark text:name="MJXc-Node-2042"/><text:bookmark text:name="MJXc-Node-2041"/><text:bookmark text:name="MJXc-Node-2040"/><text:bookmark text:name="MJXc-Node-2039"/><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9"/><text:bookmark text:name="MJXc-Node-2048"/><text:span text:style-name="T4">φ</text:span><text:bookmark text:name="MJXc-Node-2054"/><text:bookmark text:name="MJXc-Node-2053"/><text:bookmark text:name="MJXc-Node-2052"/><text:bookmark text:name="MJXc-Node-2051"/><text:bookmark text:name="MJXc-Node-2050"/><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JXc-Node-2063"/><text:bookmark text:name="MJXc-Node-2062"/><text:bookmark text:name="MJXc-Node-2061"/><text:bookmark text:name="MathJax-Element-131-Frame"/><text:span text:style-name="T4">s</text:span><text:bookmark text:name="MJXc-Node-2064"/><text:span text:style-name="T4">u</text:span><text:bookmark text:name="MJXc-Node-2065"/><text:span text:style-name="T4">p</text:span><text:bookmark text:name="MJXc-Node-2066"/><text:span text:style-name="T6">{</text:span><text:bookmark text:name="MJXc-Node-2068"/><text:bookmark text:name="MJXc-Node-2067"/><text:span text:style-name="T4">φ</text:span><text:bookmark text:name="MJXc-Node-2073"/><text:bookmark text:name="MJXc-Node-2072"/><text:bookmark text:name="MJXc-Node-2071"/><text:bookmark text:name="MJXc-Node-2070"/><text:bookmark text:name="MJXc-Node-2069"/><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9"/><text:bookmark text:name="MJXc-Node-2078"/><text:span text:style-name="T4">φ</text:span><text:bookmark text:name="MJXc-Node-2084"/><text:bookmark text:name="MJXc-Node-2083"/><text:bookmark text:name="MJXc-Node-2082"/><text:bookmark text:name="MJXc-Node-2081"/><text:bookmark text:name="MJXc-Node-2080"/><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4"/><text:bookmark text:name="MJXc-Node-2093"/><text:bookmark text:name="MJXc-Node-2092"/><text:bookmark text:name="MJXc-Node-2091"/><text:span text:style-name="T6">|</text:span><text:bookmark text:name="MJXc-Node-2096"/><text:bookmark text:name="MJXc-Node-2095"/><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2"/><text:bookmark text:name="MJXc-Node-2101"/><text:span text:style-name="T4">φ</text:span><text:bookmark text:name="MJXc-Node-2107"/><text:bookmark text:name="MJXc-Node-2106"/><text:bookmark text:name="MJXc-Node-2105"/><text:bookmark text:name="MJXc-Node-2104"/><text:bookmark text:name="MJXc-Node-2103"/><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JXc-Node-2116"/><text:bookmark text:name="MJXc-Node-2115"/><text:bookmark text:name="MJXc-Node-2114"/><text:bookmark text:name="MJXc-Node-2113"/><text:bookmark text:name="MathJax-Element-132-Frame"/><text:span text:style-name="T4">φ</text:span><text:bookmark text:name="MJXc-Node-2119"/><text:bookmark text:name="MJXc-Node-2118"/><text:bookmark text:name="MJXc-Node-2117"/><text:span text:style-name="T5">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4">φ</text:span><text:bookmark text:name="MJXc-Node-2126"/><text:bookmark text:name="MJXc-Node-2125"/><text:bookmark text:name="MJXc-Node-2124"/><text:span text:style-name="T5">α</text:span>'s (where <text:bookmark text:name="MJXc-Node-2129"/><text:bookmark text:name="MJXc-Node-2128"/><text:bookmark text:name="MJXc-Node-2127"/><text:bookmark text:name="MathJax-Element-134-Frame"/><text:span text:style-name="T4">α</text:span><text:bookmark text:name="MJXc-Node-2130"/><text:span text:style-name="T6">&lt;</text:span><text:bookmark text:name="MJXc-Node-2131"/><text:span text:style-name="T4">β</text:span>), we can do this by proving the following two facts:<text:line-break/>(1) <text:bookmark text:name="MJXc-Node-2134"/><text:bookmark text:name="MJXc-Node-2133"/><text:bookmark text:name="MJXc-Node-2132"/><text:bookmark text:name="MathJax-Element-135-Frame"/><text:span text:style-name="T4">s</text:span><text:bookmark text:name="MJXc-Node-2135"/><text:span text:style-name="T4">u</text:span><text:bookmark text:name="MJXc-Node-2136"/><text:span text:style-name="T4">p</text:span><text:bookmark text:name="MJXc-Node-2137"/><text:span text:style-name="T6">{</text:span><text:bookmark text:name="MJXc-Node-2139"/><text:bookmark text:name="MJXc-Node-2138"/><text:span text:style-name="T4">φ</text:span><text:bookmark text:name="MJXc-Node-2144"/><text:bookmark text:name="MJXc-Node-2143"/><text:bookmark text:name="MJXc-Node-2142"/><text:bookmark text:name="MJXc-Node-2141"/><text:bookmark text:name="MJXc-Node-2140"/><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50"/><text:bookmark text:name="MJXc-Node-2149"/><text:span text:style-name="T4">φ</text:span><text:bookmark text:name="MJXc-Node-2155"/><text:bookmark text:name="MJXc-Node-2154"/><text:bookmark text:name="MJXc-Node-2153"/><text:bookmark text:name="MJXc-Node-2152"/><text:bookmark text:name="MJXc-Node-2151"/><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5"/><text:bookmark text:name="MJXc-Node-2164"/><text:bookmark text:name="MJXc-Node-2163"/><text:bookmark text:name="MJXc-Node-2162"/><text:span text:style-name="T6">|</text:span><text:bookmark text:name="MJXc-Node-2167"/><text:bookmark text:name="MJXc-Node-2166"/><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JXc-Node-2174"/><text:bookmark text:name="MJXc-Node-2173"/><text:bookmark text:name="MJXc-Node-2172"/><text:bookmark text:name="MJXc-Node-2171"/><text:bookmark text:name="MathJax-Element-136-Frame"/><text:span text:style-name="T4">φ</text:span><text:bookmark text:name="MJXc-Node-2177"/><text:bookmark text:name="MJXc-Node-2176"/><text:bookmark text:name="MJXc-Node-2175"/><text:span text:style-name="T5">α</text:span>'s (where <text:bookmark text:name="MJXc-Node-2180"/><text:bookmark text:name="MJXc-Node-2179"/><text:bookmark text:name="MJXc-Node-2178"/><text:bookmark text:name="MathJax-Element-137-Frame"/><text:span text:style-name="T4">α</text:span><text:bookmark text:name="MJXc-Node-2181"/><text:span text:style-name="T6">&lt;</text:span><text:bookmark text:name="MJXc-Node-2182"/><text:span text:style-name="T4">β</text:span>).<text:line-break/>(2) There is no value between <text:bookmark text:name="MJXc-Node-2186"/><text:bookmark text:name="MJXc-Node-2185"/><text:bookmark text:name="MJXc-Node-2184"/><text:bookmark text:name="MJXc-Node-2183"/><text:bookmark text:name="MathJax-Element-138-Frame"/><text:span text:style-name="T4">φ</text:span><text:bookmark text:name="MJXc-Node-2191"/><text:bookmark text:name="MJXc-Node-2190"/><text:bookmark text:name="MJXc-Node-2189"/><text:bookmark text:name="MJXc-Node-2188"/><text:bookmark text:name="MJXc-Node-2187"/><text:span text:style-name="T5">β</text:span><text:bookmark text:name="MJXc-Node-2192"/><text:span text:style-name="T6">(</text:span><text:bookmark text:name="MJXc-Node-2193"/><text:span text:style-name="T4">γ</text:span><text:bookmark text:name="MJXc-Node-2194"/><text:span text:style-name="T6">)</text:span> and <text:bookmark text:name="MJXc-Node-2197"/><text:bookmark text:name="MJXc-Node-2196"/><text:bookmark text:name="MJXc-Node-2195"/><text:bookmark text:name="MathJax-Element-139-Frame"/><text:span text:style-name="T4">s</text:span><text:bookmark text:name="MJXc-Node-2198"/><text:span text:style-name="T4">u</text:span><text:bookmark text:name="MJXc-Node-2199"/><text:span text:style-name="T4">p</text:span><text:bookmark text:name="MJXc-Node-2200"/><text:span text:style-name="T6">{</text:span><text:bookmark text:name="MJXc-Node-2202"/><text:bookmark text:name="MJXc-Node-2201"/><text:span text:style-name="T4">φ</text:span><text:bookmark text:name="MJXc-Node-2207"/><text:bookmark text:name="MJXc-Node-2206"/><text:bookmark text:name="MJXc-Node-2205"/><text:bookmark text:name="MJXc-Node-2204"/><text:bookmark text:name="MJXc-Node-2203"/><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3"/><text:bookmark text:name="MJXc-Node-2212"/><text:span text:style-name="T4">φ</text:span><text:bookmark text:name="MJXc-Node-2218"/><text:bookmark text:name="MJXc-Node-2217"/><text:bookmark text:name="MJXc-Node-2216"/><text:bookmark text:name="MJXc-Node-2215"/><text:bookmark text:name="MJXc-Node-2214"/><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8"/><text:bookmark text:name="MJXc-Node-2227"/><text:bookmark text:name="MJXc-Node-2226"/><text:bookmark text:name="MJXc-Node-2225"/><text:span text:style-name="T6">|</text:span><text:bookmark text:name="MJXc-Node-2230"/><text:bookmark text:name="MJXc-Node-2229"/><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JXc-Node-2237"/><text:bookmark text:name="MJXc-Node-2236"/><text:bookmark text:name="MJXc-Node-2235"/><text:bookmark text:name="MJXc-Node-2234"/><text:bookmark text:name="MathJax-Element-140-Frame"/><text:span text:style-name="T4">φ</text:span><text:bookmark text:name="MJXc-Node-2240"/><text:bookmark text:name="MJXc-Node-2239"/><text:bookmark text:name="MJXc-Node-2238"/><text:span text:style-name="T5">α</text:span>'s (where <text:bookmark text:name="MJXc-Node-2243"/><text:bookmark text:name="MJXc-Node-2242"/><text:bookmark text:name="MJXc-Node-2241"/><text:bookmark text:name="MathJax-Element-141-Frame"/><text:span text:style-name="T4">α</text:span><text:bookmark text:name="MJXc-Node-2244"/><text:span text:style-name="T6">&lt;</text:span><text:bookmark text:name="MJXc-Node-2245"/><text:span text:style-name="T4">β</text:span>).</text:p>
      <text:p text:style-name="P74"><text:span text:style-name="T9">(i) seems intuitively plausible to me, and also (2), the less evident is (1), but I have perhaps an idea of a possible proof.</text:span><text:line-break/><text:line-break/><text:span text:style-name="T9">We have to prove that </text:span><text:bookmark text:name="MJXc-Node-2248"/><text:bookmark text:name="MJXc-Node-2247"/><text:bookmark text:name="MJXc-Node-2246"/><text:bookmark text:name="MathJax-Element-142-Frame"/><text:span text:style-name="T12">s</text:span><text:bookmark text:name="MJXc-Node-2249"/><text:span text:style-name="T12">u</text:span><text:bookmark text:name="MJXc-Node-2250"/><text:span text:style-name="T12">p</text:span><text:bookmark text:name="MJXc-Node-2251"/><text:span text:style-name="T16">{</text:span><text:bookmark text:name="MJXc-Node-2253"/><text:bookmark text:name="MJXc-Node-2252"/><text:span text:style-name="T12">φ</text:span><text:bookmark text:name="MJXc-Node-2258"/><text:bookmark text:name="MJXc-Node-2257"/><text:bookmark text:name="MJXc-Node-2256"/><text:bookmark text:name="MJXc-Node-2255"/><text:bookmark text:name="MJXc-Node-2254"/><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4"/><text:bookmark text:name="MJXc-Node-2263"/><text:span text:style-name="T12">φ</text:span><text:bookmark text:name="MJXc-Node-2269"/><text:bookmark text:name="MJXc-Node-2268"/><text:bookmark text:name="MJXc-Node-2267"/><text:bookmark text:name="MJXc-Node-2266"/><text:bookmark text:name="MJXc-Node-2265"/><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9"/><text:bookmark text:name="MJXc-Node-2278"/><text:bookmark text:name="MJXc-Node-2277"/><text:bookmark text:name="MJXc-Node-2276"/><text:span text:style-name="T16">|</text:span><text:bookmark text:name="MJXc-Node-2281"/><text:bookmark text:name="MJXc-Node-2280"/><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JXc-Node-2288"/><text:bookmark text:name="MJXc-Node-2287"/><text:bookmark text:name="MJXc-Node-2286"/><text:bookmark text:name="MJXc-Node-2285"/><text:bookmark text:name="MathJax-Element-143-Frame"/><text:span text:style-name="T12">φ</text:span><text:bookmark text:name="MJXc-Node-2291"/><text:bookmark text:name="MJXc-Node-2290"/><text:bookmark text:name="MJXc-Node-2289"/><text:span text:style-name="T13">α</text:span><text:span text:style-name="T9">'s (where </text:span><text:bookmark text:name="MJXc-Node-2294"/><text:bookmark text:name="MJXc-Node-2293"/><text:bookmark text:name="MJXc-Node-2292"/><text:bookmark text:name="MathJax-Element-144-Frame"/><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2">φ</text:span><text:bookmark text:name="MJXc-Node-2303"/><text:bookmark text:name="MJXc-Node-2302"/><text:bookmark text:name="MJXc-Node-2301"/><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JXc-Node-2309"/><text:bookmark text:name="MJXc-Node-2308"/><text:bookmark text:name="MJXc-Node-2307"/><text:bookmark text:name="MathJax-Element-146-Frame"/><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JXc-Node-2314"/><text:bookmark text:name="MJXc-Node-2313"/><text:bookmark text:name="MJXc-Node-2312"/><text:bookmark text:name="MathJax-Element-147-Frame"/><text:span text:style-name="T12">p</text:span><text:bookmark text:name="MJXc-Node-2315"/><text:span text:style-name="T11">∈</text:span><text:bookmark text:name="MJXc-Node-2316"/><text:span text:style-name="T12">ω</text:span><text:span text:style-name="T9">, we have :</text:span><text:line-break/><text:line-break/><text:bookmark text:name="MJXc-Node-2320"/><text:bookmark text:name="MJXc-Node-2319"/><text:bookmark text:name="MJXc-Node-2318"/><text:bookmark text:name="MJXc-Node-2317"/><text:bookmark text:name="MathJax-Element-148-Frame"/><text:span text:style-name="T12">φ</text:span><text:bookmark text:name="MJXc-Node-2323"/><text:bookmark text:name="MJXc-Node-2322"/><text:bookmark text:name="MJXc-Node-2321"/><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3"/><text:bookmark text:name="MJXc-Node-2332"/><text:span text:style-name="T12">φ</text:span><text:bookmark text:name="MJXc-Node-2338"/><text:bookmark text:name="MJXc-Node-2337"/><text:bookmark text:name="MJXc-Node-2336"/><text:bookmark text:name="MJXc-Node-2335"/><text:bookmark text:name="MJXc-Node-2334"/><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4"/><text:bookmark text:name="MJXc-Node-2343"/><text:span text:style-name="T12">φ</text:span><text:bookmark text:name="MJXc-Node-2349"/><text:bookmark text:name="MJXc-Node-2348"/><text:bookmark text:name="MJXc-Node-2347"/><text:bookmark text:name="MJXc-Node-2346"/><text:bookmark text:name="MJXc-Node-2345"/><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9"/><text:bookmark text:name="MJXc-Node-2358"/><text:bookmark text:name="MJXc-Node-2357"/><text:bookmark text:name="MJXc-Node-2356"/><text:span text:style-name="T16">|</text:span><text:bookmark text:name="MJXc-Node-2361"/><text:bookmark text:name="MJXc-Node-2360"/><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2"/><text:bookmark text:name="MJXc-Node-2371"/><text:span text:style-name="T12">φ</text:span><text:bookmark text:name="MJXc-Node-2377"/><text:bookmark text:name="MJXc-Node-2376"/><text:bookmark text:name="MJXc-Node-2375"/><text:bookmark text:name="MJXc-Node-2374"/><text:bookmark text:name="MJXc-Node-2373"/><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3"/><text:bookmark text:name="MJXc-Node-2382"/><text:span text:style-name="T12">φ</text:span><text:bookmark text:name="MJXc-Node-2388"/><text:bookmark text:name="MJXc-Node-2387"/><text:bookmark text:name="MJXc-Node-2386"/><text:bookmark text:name="MJXc-Node-2385"/><text:bookmark text:name="MJXc-Node-2384"/><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8"/><text:bookmark text:name="MJXc-Node-2397"/><text:bookmark text:name="MJXc-Node-2396"/><text:bookmark text:name="MJXc-Node-2395"/><text:span text:style-name="T16">|</text:span><text:bookmark text:name="MJXc-Node-2400"/><text:bookmark text:name="MJXc-Node-2399"/><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JXc-Node-2407"/><text:bookmark text:name="MJXc-Node-2406"/><text:bookmark text:name="MJXc-Node-2405"/><text:bookmark text:name="MJXc-Node-2404"/><text:bookmark text:name="MathJax-Element-149-Frame"/><text:span text:style-name="T12">φ</text:span><text:bookmark text:name="MJXc-Node-2410"/><text:bookmark text:name="MJXc-Node-2409"/><text:bookmark text:name="MJXc-Node-2408"/><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20"/><text:bookmark text:name="MJXc-Node-2419"/><text:span text:style-name="T12">φ</text:span><text:bookmark text:name="MJXc-Node-2425"/><text:bookmark text:name="MJXc-Node-2424"/><text:bookmark text:name="MJXc-Node-2423"/><text:bookmark text:name="MJXc-Node-2422"/><text:bookmark text:name="MJXc-Node-2421"/><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1"/><text:bookmark text:name="MJXc-Node-2430"/><text:span text:style-name="T12">φ</text:span><text:bookmark text:name="MJXc-Node-2436"/><text:bookmark text:name="MJXc-Node-2435"/><text:bookmark text:name="MJXc-Node-2434"/><text:bookmark text:name="MJXc-Node-2433"/><text:bookmark text:name="MJXc-Node-2432"/><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6"/><text:bookmark text:name="MJXc-Node-2445"/><text:bookmark text:name="MJXc-Node-2444"/><text:bookmark text:name="MJXc-Node-2443"/><text:span text:style-name="T16">|</text:span><text:bookmark text:name="MJXc-Node-2448"/><text:bookmark text:name="MJXc-Node-2447"/><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JXc-Node-2455"/><text:bookmark text:name="MJXc-Node-2454"/><text:bookmark text:name="MJXc-Node-2453"/><text:bookmark text:name="MathJax-Element-150-Frame"/><text:span text:style-name="T16">=</text:span><text:bookmark text:name="MJXc-Node-2457"/><text:bookmark text:name="MJXc-Node-2456"/><text:span text:style-name="T12">φ</text:span><text:bookmark text:name="MJXc-Node-2460"/><text:bookmark text:name="MJXc-Node-2459"/><text:bookmark text:name="MJXc-Node-2458"/><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6"/><text:bookmark text:name="MJXc-Node-2465"/><text:span text:style-name="T12">φ</text:span><text:bookmark text:name="MJXc-Node-2469"/><text:bookmark text:name="MJXc-Node-2468"/><text:bookmark text:name="MJXc-Node-2467"/><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5"/><text:bookmark text:name="MJXc-Node-2474"/><text:span text:style-name="T12">φ</text:span><text:bookmark text:name="MJXc-Node-2480"/><text:bookmark text:name="MJXc-Node-2479"/><text:bookmark text:name="MJXc-Node-2478"/><text:bookmark text:name="MJXc-Node-2477"/><text:bookmark text:name="MJXc-Node-2476"/><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1"/><text:bookmark text:name="MJXc-Node-2490"/><text:span text:style-name="T12">φ</text:span><text:bookmark text:name="MJXc-Node-2494"/><text:bookmark text:name="MJXc-Node-2493"/><text:bookmark text:name="MJXc-Node-2492"/><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500"/><text:bookmark text:name="MJXc-Node-2499"/><text:span text:style-name="T12">φ</text:span><text:bookmark text:name="MJXc-Node-2505"/><text:bookmark text:name="MJXc-Node-2504"/><text:bookmark text:name="MJXc-Node-2503"/><text:bookmark text:name="MJXc-Node-2502"/><text:bookmark text:name="MJXc-Node-2501"/><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2"/><text:bookmark text:name="MJXc-Node-2521"/><text:span text:style-name="T12">φ</text:span><text:bookmark text:name="MJXc-Node-2525"/><text:bookmark text:name="MJXc-Node-2524"/><text:bookmark text:name="MJXc-Node-2523"/><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1"/><text:bookmark text:name="MJXc-Node-2530"/><text:span text:style-name="T12">φ</text:span><text:bookmark text:name="MJXc-Node-2536"/><text:bookmark text:name="MJXc-Node-2535"/><text:bookmark text:name="MJXc-Node-2534"/><text:bookmark text:name="MJXc-Node-2533"/><text:bookmark text:name="MJXc-Node-2532"/><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7"/><text:bookmark text:name="MJXc-Node-2546"/><text:span text:style-name="T12">φ</text:span><text:bookmark text:name="MJXc-Node-2550"/><text:bookmark text:name="MJXc-Node-2549"/><text:bookmark text:name="MJXc-Node-2548"/><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8"/><text:bookmark text:name="MJXc-Node-2557"/><text:span text:style-name="T12">φ</text:span><text:bookmark text:name="MJXc-Node-2563"/><text:bookmark text:name="MJXc-Node-2562"/><text:bookmark text:name="MJXc-Node-2561"/><text:bookmark text:name="MJXc-Node-2560"/><text:bookmark text:name="MJXc-Node-2559"/><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JXc-Node-2579"/><text:bookmark text:name="MJXc-Node-2578"/><text:bookmark text:name="MJXc-Node-2577"/><text:bookmark text:name="MathJax-Element-151-Frame"/><text:span text:style-name="T16">=</text:span><text:bookmark text:name="MJXc-Node-2581"/><text:bookmark text:name="MJXc-Node-2580"/><text:span text:style-name="T12">φ</text:span><text:bookmark text:name="MJXc-Node-2584"/><text:bookmark text:name="MJXc-Node-2583"/><text:bookmark text:name="MJXc-Node-2582"/><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90"/><text:bookmark text:name="MJXc-Node-2589"/><text:span text:style-name="T12">φ</text:span><text:bookmark text:name="MJXc-Node-2593"/><text:bookmark text:name="MJXc-Node-2592"/><text:bookmark text:name="MJXc-Node-2591"/><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9"/><text:bookmark text:name="MJXc-Node-2598"/><text:span text:style-name="T12">φ</text:span><text:bookmark text:name="MJXc-Node-2604"/><text:bookmark text:name="MJXc-Node-2603"/><text:bookmark text:name="MJXc-Node-2602"/><text:bookmark text:name="MJXc-Node-2601"/><text:bookmark text:name="MJXc-Node-2600"/><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6"/><text:bookmark text:name="MJXc-Node-2615"/><text:span text:style-name="T12">φ</text:span><text:bookmark text:name="MJXc-Node-2619"/><text:bookmark text:name="MJXc-Node-2618"/><text:bookmark text:name="MJXc-Node-2617"/><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5"/><text:bookmark text:name="MJXc-Node-2624"/><text:span text:style-name="T12">φ</text:span><text:bookmark text:name="MJXc-Node-2628"/><text:bookmark text:name="MJXc-Node-2627"/><text:bookmark text:name="MJXc-Node-2626"/><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4"/><text:bookmark text:name="MJXc-Node-2633"/><text:span text:style-name="T12">φ</text:span><text:bookmark text:name="MJXc-Node-2639"/><text:bookmark text:name="MJXc-Node-2638"/><text:bookmark text:name="MJXc-Node-2637"/><text:bookmark text:name="MJXc-Node-2636"/><text:bookmark text:name="MJXc-Node-2635"/><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7"/><text:bookmark text:name="MJXc-Node-2656"/><text:span text:style-name="T12">φ</text:span><text:bookmark text:name="MJXc-Node-2660"/><text:bookmark text:name="MJXc-Node-2659"/><text:bookmark text:name="MJXc-Node-2658"/><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6"/><text:bookmark text:name="MJXc-Node-2665"/><text:span text:style-name="T12">φ</text:span><text:bookmark text:name="MJXc-Node-2669"/><text:bookmark text:name="MJXc-Node-2668"/><text:bookmark text:name="MJXc-Node-2667"/><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5"/><text:bookmark text:name="MJXc-Node-2674"/><text:span text:style-name="T12">φ</text:span><text:bookmark text:name="MJXc-Node-2680"/><text:bookmark text:name="MJXc-Node-2679"/><text:bookmark text:name="MJXc-Node-2678"/><text:bookmark text:name="MJXc-Node-2677"/><text:bookmark text:name="MJXc-Node-2676"/><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2"/><text:bookmark text:name="MJXc-Node-2691"/><text:span text:style-name="T12">φ</text:span><text:bookmark text:name="MJXc-Node-2695"/><text:bookmark text:name="MJXc-Node-2694"/><text:bookmark text:name="MJXc-Node-2693"/><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1"/><text:bookmark text:name="MJXc-Node-2700"/><text:span text:style-name="T12">φ</text:span><text:bookmark text:name="MJXc-Node-2704"/><text:bookmark text:name="MJXc-Node-2703"/><text:bookmark text:name="MJXc-Node-2702"/><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2"/><text:bookmark text:name="MJXc-Node-2711"/><text:span text:style-name="T12">φ</text:span><text:bookmark text:name="MJXc-Node-2717"/><text:bookmark text:name="MJXc-Node-2716"/><text:bookmark text:name="MJXc-Node-2715"/><text:bookmark text:name="MJXc-Node-2714"/><text:bookmark text:name="MJXc-Node-2713"/><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JXc-Node-2734"/><text:bookmark text:name="MJXc-Node-2733"/><text:bookmark text:name="MJXc-Node-2732"/><text:bookmark text:name="MJXc-Node-2731"/><text:bookmark text:name="MathJax-Element-152-Frame"/><text:span text:style-name="T12">φ</text:span><text:bookmark text:name="MJXc-Node-2735"/><text:span text:style-name="T13">α</text:span><text:bookmark text:name="MJXc-Node-2736"/><text:span text:style-name="T16">(</text:span><text:bookmark text:name="MJXc-Node-2738"/><text:bookmark text:name="MJXc-Node-2737"/><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6"/><text:bookmark text:name="MJXc-Node-2745"/><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JXc-Node-2753"/><text:bookmark text:name="MJXc-Node-2752"/><text:bookmark text:name="MJXc-Node-2751"/><text:bookmark text:name="MathJax-Element-153-Frame"/><text:span text:style-name="T12">α</text:span><text:bookmark text:name="MJXc-Node-2754"/><text:span text:style-name="T16">&lt;</text:span><text:bookmark text:name="MJXc-Node-2755"/><text:span text:style-name="T12">β</text:span><text:span text:style-name="T9">, and </text:span><text:bookmark text:name="MJXc-Node-2758"/><text:bookmark text:name="MJXc-Node-2757"/><text:bookmark text:name="MJXc-Node-2756"/><text:bookmark text:name="MathJax-Element-154-Frame"/><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JXc-Node-2772"/><text:bookmark text:name="MJXc-Node-2771"/><text:bookmark text:name="MJXc-Node-2770"/><text:bookmark text:name="MJXc-Node-2769"/><text:bookmark text:name="MathJax-Element-155-Frame"/><text:span text:style-name="T12">φ</text:span><text:bookmark text:name="MJXc-Node-2775"/><text:bookmark text:name="MJXc-Node-2774"/><text:bookmark text:name="MJXc-Node-2773"/><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1"/><text:bookmark text:name="MJXc-Node-2780"/><text:span text:style-name="T12">φ</text:span><text:bookmark text:name="MJXc-Node-2784"/><text:bookmark text:name="MJXc-Node-2783"/><text:bookmark text:name="MJXc-Node-2782"/><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2"/><text:bookmark text:name="MJXc-Node-2791"/><text:span text:style-name="T12">φ</text:span><text:bookmark text:name="MJXc-Node-2797"/><text:bookmark text:name="MJXc-Node-2796"/><text:bookmark text:name="MJXc-Node-2795"/><text:bookmark text:name="MJXc-Node-2794"/><text:bookmark text:name="MJXc-Node-2793"/><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8"/><text:bookmark text:name="MJXc-Node-2807"/><text:span text:style-name="T12">φ</text:span><text:bookmark text:name="MJXc-Node-2811"/><text:bookmark text:name="MJXc-Node-2810"/><text:bookmark text:name="MJXc-Node-2809"/><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9"/><text:bookmark text:name="MJXc-Node-2818"/><text:span text:style-name="T12">φ</text:span><text:bookmark text:name="MJXc-Node-2824"/><text:bookmark text:name="MJXc-Node-2823"/><text:bookmark text:name="MJXc-Node-2822"/><text:bookmark text:name="MJXc-Node-2821"/><text:bookmark text:name="MJXc-Node-2820"/><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JXc-Node-2834"/><text:bookmark text:name="MJXc-Node-2833"/><text:bookmark text:name="MJXc-Node-2832"/><text:bookmark text:name="MJXc-Node-2831"/><text:bookmark text:name="MathJax-Element-156-Frame"/><text:span text:style-name="T12">φ</text:span><text:bookmark text:name="MJXc-Node-2837"/><text:bookmark text:name="MJXc-Node-2836"/><text:bookmark text:name="MJXc-Node-2835"/><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3"/><text:bookmark text:name="MJXc-Node-2842"/><text:span text:style-name="T12">φ</text:span><text:bookmark text:name="MJXc-Node-2846"/><text:bookmark text:name="MJXc-Node-2845"/><text:bookmark text:name="MJXc-Node-2844"/><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2"/><text:bookmark text:name="MJXc-Node-2851"/><text:span text:style-name="T12">φ</text:span><text:bookmark text:name="MJXc-Node-2857"/><text:bookmark text:name="MJXc-Node-2856"/><text:bookmark text:name="MJXc-Node-2855"/><text:bookmark text:name="MJXc-Node-2854"/><text:bookmark text:name="MJXc-Node-2853"/><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9"/><text:bookmark text:name="MJXc-Node-2868"/><text:span text:style-name="T12">φ</text:span><text:bookmark text:name="MJXc-Node-2872"/><text:bookmark text:name="MJXc-Node-2871"/><text:bookmark text:name="MJXc-Node-2870"/><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8"/><text:bookmark text:name="MJXc-Node-2877"/><text:span text:style-name="T12">φ</text:span><text:bookmark text:name="MJXc-Node-2881"/><text:bookmark text:name="MJXc-Node-2880"/><text:bookmark text:name="MJXc-Node-2879"/><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7"/><text:bookmark text:name="MJXc-Node-2886"/><text:span text:style-name="T12">φ</text:span><text:bookmark text:name="MJXc-Node-2892"/><text:bookmark text:name="MJXc-Node-2891"/><text:bookmark text:name="MJXc-Node-2890"/><text:bookmark text:name="MJXc-Node-2889"/><text:bookmark text:name="MJXc-Node-2888"/><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10"/><text:bookmark text:name="MJXc-Node-2909"/><text:span text:style-name="T12">φ</text:span><text:bookmark text:name="MJXc-Node-2913"/><text:bookmark text:name="MJXc-Node-2912"/><text:bookmark text:name="MJXc-Node-2911"/><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9"/><text:bookmark text:name="MJXc-Node-2918"/><text:span text:style-name="T12">φ</text:span><text:bookmark text:name="MJXc-Node-2922"/><text:bookmark text:name="MJXc-Node-2921"/><text:bookmark text:name="MJXc-Node-2920"/><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8"/><text:bookmark text:name="MJXc-Node-2927"/><text:span text:style-name="T12">φ</text:span><text:bookmark text:name="MJXc-Node-2933"/><text:bookmark text:name="MJXc-Node-2932"/><text:bookmark text:name="MJXc-Node-2931"/><text:bookmark text:name="MJXc-Node-2930"/><text:bookmark text:name="MJXc-Node-2929"/><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5"/><text:bookmark text:name="MJXc-Node-2944"/><text:span text:style-name="T12">φ</text:span><text:bookmark text:name="MJXc-Node-2948"/><text:bookmark text:name="MJXc-Node-2947"/><text:bookmark text:name="MJXc-Node-2946"/><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6"/><text:bookmark text:name="MJXc-Node-2955"/><text:span text:style-name="T12">φ</text:span><text:bookmark text:name="MJXc-Node-2961"/><text:bookmark text:name="MJXc-Node-2960"/><text:bookmark text:name="MJXc-Node-2959"/><text:bookmark text:name="MJXc-Node-2958"/><text:bookmark text:name="MJXc-Node-2957"/><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JXc-Node-2976"/><text:bookmark text:name="MJXc-Node-2975"/><text:bookmark text:name="MJXc-Node-2974"/><text:bookmark text:name="MathJax-Element-157-Frame"/><text:span text:style-name="T12">s</text:span><text:bookmark text:name="MJXc-Node-2977"/><text:span text:style-name="T12">u</text:span><text:bookmark text:name="MJXc-Node-2978"/><text:span text:style-name="T12">p</text:span><text:bookmark text:name="MJXc-Node-2979"/><text:span text:style-name="T16">{</text:span><text:bookmark text:name="MJXc-Node-2981"/><text:bookmark text:name="MJXc-Node-2980"/><text:span text:style-name="T12">φ</text:span><text:bookmark text:name="MJXc-Node-2986"/><text:bookmark text:name="MJXc-Node-2985"/><text:bookmark text:name="MJXc-Node-2984"/><text:bookmark text:name="MJXc-Node-2983"/><text:bookmark text:name="MJXc-Node-2982"/><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2"/><text:bookmark text:name="MJXc-Node-2991"/><text:span text:style-name="T12">φ</text:span><text:bookmark text:name="MJXc-Node-2997"/><text:bookmark text:name="MJXc-Node-2996"/><text:bookmark text:name="MJXc-Node-2995"/><text:bookmark text:name="MJXc-Node-2994"/><text:bookmark text:name="MJXc-Node-2993"/><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7"/><text:bookmark text:name="MJXc-Node-3006"/><text:bookmark text:name="MJXc-Node-3005"/><text:bookmark text:name="MJXc-Node-3004"/><text:span text:style-name="T16">|</text:span><text:bookmark text:name="MJXc-Node-3009"/><text:bookmark text:name="MJXc-Node-3008"/><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5"/><text:bookmark text:name="MJXc-Node-3014"/><text:span text:style-name="T12">φ</text:span><text:bookmark text:name="MJXc-Node-3020"/><text:bookmark text:name="MJXc-Node-3019"/><text:bookmark text:name="MJXc-Node-3018"/><text:bookmark text:name="MJXc-Node-3017"/><text:bookmark text:name="MJXc-Node-3016"/><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6"/><text:bookmark text:name="MJXc-Node-3025"/><text:span text:style-name="T12">φ</text:span><text:bookmark text:name="MJXc-Node-3031"/><text:bookmark text:name="MJXc-Node-3030"/><text:bookmark text:name="MJXc-Node-3029"/><text:bookmark text:name="MJXc-Node-3028"/><text:bookmark text:name="MJXc-Node-3027"/><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2"/><text:bookmark text:name="MJXc-Node-3041"/><text:span text:style-name="T12">φ</text:span><text:bookmark text:name="MJXc-Node-3047"/><text:bookmark text:name="MJXc-Node-3046"/><text:bookmark text:name="MJXc-Node-3045"/><text:bookmark text:name="MJXc-Node-3044"/><text:bookmark text:name="MJXc-Node-3043"/><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3"/><text:bookmark text:name="MJXc-Node-3052"/><text:span text:style-name="T12">φ</text:span><text:bookmark text:name="MJXc-Node-3058"/><text:bookmark text:name="MJXc-Node-3057"/><text:bookmark text:name="MJXc-Node-3056"/><text:bookmark text:name="MJXc-Node-3055"/><text:bookmark text:name="MJXc-Node-3054"/><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5"/><text:bookmark text:name="MJXc-Node-3074"/><text:span text:style-name="T12">φ</text:span><text:bookmark text:name="MJXc-Node-3080"/><text:bookmark text:name="MJXc-Node-3079"/><text:bookmark text:name="MJXc-Node-3078"/><text:bookmark text:name="MJXc-Node-3077"/><text:bookmark text:name="MJXc-Node-3076"/><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6"/><text:bookmark text:name="MJXc-Node-3085"/><text:span text:style-name="T12">φ</text:span><text:bookmark text:name="MJXc-Node-3091"/><text:bookmark text:name="MJXc-Node-3090"/><text:bookmark text:name="MJXc-Node-3089"/><text:bookmark text:name="MJXc-Node-3088"/><text:bookmark text:name="MJXc-Node-3087"/><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2"/><text:bookmark text:name="MJXc-Node-3101"/><text:span text:style-name="T12">φ</text:span><text:bookmark text:name="MJXc-Node-3107"/><text:bookmark text:name="MJXc-Node-3106"/><text:bookmark text:name="MJXc-Node-3105"/><text:bookmark text:name="MJXc-Node-3104"/><text:bookmark text:name="MJXc-Node-3103"/><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5"/><text:bookmark text:name="MJXc-Node-3114"/><text:span text:style-name="T12">φ</text:span><text:bookmark text:name="MJXc-Node-3120"/><text:bookmark text:name="MJXc-Node-3119"/><text:bookmark text:name="MJXc-Node-3118"/><text:bookmark text:name="MJXc-Node-3117"/><text:bookmark text:name="MJXc-Node-3116"/><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9"/><text:bookmark text:name="MJXc-Node-3128"/><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2">φ</text:span><text:bookmark text:name="MJXc-Node-3141"/><text:bookmark text:name="MJXc-Node-3140"/><text:bookmark text:name="MJXc-Node-3139"/><text:bookmark text:name="MJXc-Node-3138"/><text:bookmark text:name="MJXc-Node-3137"/><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9"/><text:bookmark text:name="MJXc-Node-3148"/><text:span text:style-name="T12">φ</text:span><text:bookmark text:name="MJXc-Node-3154"/><text:bookmark text:name="MJXc-Node-3153"/><text:bookmark text:name="MJXc-Node-3152"/><text:bookmark text:name="MJXc-Node-3151"/><text:bookmark text:name="MJXc-Node-3150"/><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9">We can observe that:</text:span><text:line-break/><text:bookmark text:name="MJXc-Node-4247"/><text:bookmark text:name="MJXc-Node-4246"/><text:bookmark text:name="MJXc-Node-4245"/><text:bookmark text:name="MathJax-Element-212-Frame"/><text:span text:style-name="T12">s</text:span><text:bookmark text:name="MJXc-Node-4248"/><text:span text:style-name="T12">u</text:span><text:bookmark text:name="MJXc-Node-4249"/><text:span text:style-name="T12">p</text:span><text:bookmark text:name="MJXc-Node-4250"/><text:span text:style-name="T16">{</text:span><text:bookmark text:name="MJXc-Node-4252"/><text:bookmark text:name="MJXc-Node-4251"/><text:span text:style-name="T12">φ</text:span><text:bookmark text:name="MJXc-Node-4257"/><text:bookmark text:name="MJXc-Node-4256"/><text:bookmark text:name="MJXc-Node-4255"/><text:bookmark text:name="MJXc-Node-4254"/><text:bookmark text:name="MJXc-Node-4253"/><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3"/><text:bookmark text:name="MJXc-Node-4262"/><text:span text:style-name="T12">φ</text:span><text:bookmark text:name="MJXc-Node-4268"/><text:bookmark text:name="MJXc-Node-4267"/><text:bookmark text:name="MJXc-Node-4266"/><text:bookmark text:name="MJXc-Node-4265"/><text:bookmark text:name="MJXc-Node-4264"/><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8"/><text:bookmark text:name="MJXc-Node-4277"/><text:bookmark text:name="MJXc-Node-4276"/><text:bookmark text:name="MJXc-Node-4275"/><text:span text:style-name="T16">|</text:span><text:bookmark text:name="MJXc-Node-4280"/><text:bookmark text:name="MJXc-Node-4279"/><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90"/><text:bookmark text:name="MJXc-Node-4289"/><text:span text:style-name="T12">φ</text:span><text:bookmark text:name="MJXc-Node-4295"/><text:bookmark text:name="MJXc-Node-4294"/><text:bookmark text:name="MJXc-Node-4293"/><text:bookmark text:name="MJXc-Node-4292"/><text:bookmark text:name="MJXc-Node-4291"/><text:span text:style-name="T13">α</text:span><text:bookmark text:name="MJXc-Node-4296"/><text:span text:style-name="T16">(</text:span><text:bookmark text:name="MJXc-Node-4298"/><text:bookmark text:name="MJXc-Node-4297"/><text:span text:style-name="T12">φ</text:span><text:bookmark text:name="MJXc-Node-4303"/><text:bookmark text:name="MJXc-Node-4302"/><text:bookmark text:name="MJXc-Node-4301"/><text:bookmark text:name="MJXc-Node-4300"/><text:bookmark text:name="MJXc-Node-4299"/><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3"/><text:bookmark text:name="MJXc-Node-4312"/><text:bookmark text:name="MJXc-Node-4311"/><text:bookmark text:name="MJXc-Node-4310"/><text:span text:style-name="T16">|</text:span><text:bookmark text:name="MJXc-Node-4315"/><text:bookmark text:name="MJXc-Node-4314"/><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JXc-Node-4321"/><text:bookmark text:name="MJXc-Node-4320"/><text:bookmark text:name="MJXc-Node-4319"/><text:bookmark text:name="MathJax-Element-213-Frame"/><text:span text:style-name="T12">λ</text:span><text:bookmark text:name="MJXc-Node-4322"/><text:span text:style-name="T16">&lt;</text:span><text:bookmark text:name="MJXc-Node-4323"/><text:span text:style-name="T12">β</text:span><text:span text:style-name="T9">. We want to prove that </text:span><text:bookmark text:name="MJXc-Node-4326"/><text:bookmark text:name="MJXc-Node-4325"/><text:bookmark text:name="MJXc-Node-4324"/><text:bookmark text:name="MathJax-Element-214-Frame"/><text:span text:style-name="T12">s</text:span><text:bookmark text:name="MJXc-Node-4327"/><text:span text:style-name="T12">u</text:span><text:bookmark text:name="MJXc-Node-4328"/><text:span text:style-name="T12">p</text:span><text:bookmark text:name="MJXc-Node-4329"/><text:span text:style-name="T16">{</text:span><text:bookmark text:name="MJXc-Node-4331"/><text:bookmark text:name="MJXc-Node-4330"/><text:span text:style-name="T12">φ</text:span><text:bookmark text:name="MJXc-Node-4336"/><text:bookmark text:name="MJXc-Node-4335"/><text:bookmark text:name="MJXc-Node-4334"/><text:bookmark text:name="MJXc-Node-4333"/><text:bookmark text:name="MJXc-Node-4332"/><text:span text:style-name="T13">α</text:span><text:bookmark text:name="MJXc-Node-4337"/><text:span text:style-name="T16">(</text:span><text:bookmark text:name="MJXc-Node-4339"/><text:bookmark text:name="MJXc-Node-4338"/><text:span text:style-name="T12">φ</text:span><text:bookmark text:name="MJXc-Node-4344"/><text:bookmark text:name="MJXc-Node-4343"/><text:bookmark text:name="MJXc-Node-4342"/><text:bookmark text:name="MJXc-Node-4341"/><text:bookmark text:name="MJXc-Node-4340"/><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4"/><text:bookmark text:name="MJXc-Node-4353"/><text:bookmark text:name="MJXc-Node-4352"/><text:bookmark text:name="MJXc-Node-4351"/><text:span text:style-name="T16">|</text:span><text:bookmark text:name="MJXc-Node-4356"/><text:bookmark text:name="MJXc-Node-4355"/><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JXc-Node-4363"/><text:bookmark text:name="MJXc-Node-4362"/><text:bookmark text:name="MJXc-Node-4361"/><text:bookmark text:name="MJXc-Node-4360"/><text:bookmark text:name="MathJax-Element-215-Frame"/><text:span text:style-name="T12">φ</text:span><text:bookmark text:name="MJXc-Node-4368"/><text:bookmark text:name="MJXc-Node-4367"/><text:bookmark text:name="MJXc-Node-4366"/><text:bookmark text:name="MJXc-Node-4365"/><text:bookmark text:name="MJXc-Node-4364"/><text:span text:style-name="T13">λ</text:span><text:span text:style-name="T9">. Alternatively:</text:span><text:line-break/><text:bookmark text:name="MJXc-Node-4371"/><text:bookmark text:name="MJXc-Node-4370"/><text:bookmark text:name="MJXc-Node-4369"/><text:bookmark text:name="MathJax-Element-216-Frame"/><text:span text:style-name="T12">s</text:span><text:bookmark text:name="MJXc-Node-4372"/><text:span text:style-name="T12">u</text:span><text:bookmark text:name="MJXc-Node-4373"/><text:span text:style-name="T12">p</text:span><text:bookmark text:name="MJXc-Node-4374"/><text:span text:style-name="T16">{</text:span><text:bookmark text:name="MJXc-Node-4376"/><text:bookmark text:name="MJXc-Node-4375"/><text:span text:style-name="T12">φ</text:span><text:bookmark text:name="MJXc-Node-4381"/><text:bookmark text:name="MJXc-Node-4380"/><text:bookmark text:name="MJXc-Node-4379"/><text:bookmark text:name="MJXc-Node-4378"/><text:bookmark text:name="MJXc-Node-4377"/><text:span text:style-name="T13">α</text:span><text:bookmark text:name="MJXc-Node-4382"/><text:span text:style-name="T16">(</text:span><text:bookmark text:name="MJXc-Node-4384"/><text:bookmark text:name="MJXc-Node-4383"/><text:span text:style-name="T12">φ</text:span><text:bookmark text:name="MJXc-Node-4389"/><text:bookmark text:name="MJXc-Node-4388"/><text:bookmark text:name="MJXc-Node-4387"/><text:bookmark text:name="MJXc-Node-4386"/><text:bookmark text:name="MJXc-Node-4385"/><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9"/><text:bookmark text:name="MJXc-Node-4398"/><text:bookmark text:name="MJXc-Node-4397"/><text:bookmark text:name="MJXc-Node-4396"/><text:span text:style-name="T16">|</text:span><text:bookmark text:name="MJXc-Node-4401"/><text:bookmark text:name="MJXc-Node-4400"/><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3"/><text:bookmark text:name="MJXc-Node-4412"/><text:span text:style-name="T12">φ</text:span><text:bookmark text:name="MJXc-Node-4418"/><text:bookmark text:name="MJXc-Node-4417"/><text:bookmark text:name="MJXc-Node-4416"/><text:bookmark text:name="MJXc-Node-4415"/><text:bookmark text:name="MJXc-Node-4414"/><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JXc-Node-4424"/><text:bookmark text:name="MJXc-Node-4423"/><text:bookmark text:name="MJXc-Node-4422"/><text:bookmark text:name="MathJax-Element-217-Frame"/><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1"/><text:bookmark text:name="MJXc-Node-4430"/><text:span text:style-name="T12">φ</text:span><text:bookmark text:name="MJXc-Node-4435"/><text:bookmark text:name="MJXc-Node-4434"/><text:bookmark text:name="MJXc-Node-4433"/><text:bookmark text:name="MJXc-Node-4432"/><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6"/><text:bookmark text:name="MJXc-Node-4445"/><text:span text:style-name="T12">φ</text:span><text:bookmark text:name="MJXc-Node-4450"/><text:bookmark text:name="MJXc-Node-4449"/><text:bookmark text:name="MJXc-Node-4448"/><text:bookmark text:name="MJXc-Node-4447"/><text:span text:style-name="T13">α</text:span><text:bookmark text:name="MJXc-Node-4451"/><text:span text:style-name="T18">2</text:span><text:bookmark text:name="MJXc-Node-4452"/><text:span text:style-name="T16">)</text:span><text:span text:style-name="T21"> </text:span><text:span text:style-name="T9">whenever </text:span><text:bookmark text:name="MJXc-Node-4456"/><text:bookmark text:name="MJXc-Node-4455"/><text:bookmark text:name="MJXc-Node-4454"/><text:bookmark text:name="MJXc-Node-4453"/><text:bookmark text:name="MathJax-Element-218-Frame"/><text:span text:style-name="T12">α</text:span><text:bookmark text:name="MJXc-Node-4457"/><text:span text:style-name="T17">1</text:span><text:bookmark text:name="MJXc-Node-4458"/><text:span text:style-name="T16">&lt;</text:span><text:bookmark text:name="MJXc-Node-4460"/><text:bookmark text:name="MJXc-Node-4459"/><text:span text:style-name="T12">α</text:span><text:bookmark text:name="MJXc-Node-4461"/><text:span text:style-name="T17">2</text:span><text:line-break/><text:line-break/><text:span text:style-name="T9">Now indeed there is some </text:span><text:bookmark text:name="MJXc-Node-4464"/><text:bookmark text:name="MJXc-Node-4463"/><text:bookmark text:name="MJXc-Node-4462"/><text:bookmark text:name="MathJax-Element-219-Frame"/><text:span text:style-name="T12">N</text:span><text:bookmark text:name="MJXc-Node-4465"/><text:span text:style-name="T11">∈</text:span><text:bookmark text:name="MJXc-Node-4466"/><text:span text:style-name="T12">ω</text:span><text:span text:style-name="T21"> </text:span><text:span text:style-name="T9">such that:</text:span><text:line-break/><text:bookmark text:name="MJXc-Node-4469"/><text:bookmark text:name="MJXc-Node-4468"/><text:bookmark text:name="MJXc-Node-4467"/><text:bookmark text:name="MathJax-Element-220-Frame"/><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JXc-Node-4479"/><text:bookmark text:name="MJXc-Node-4478"/><text:bookmark text:name="MJXc-Node-4477"/><text:bookmark text:name="MathJax-Element-221-Frame"/><text:span text:style-name="T12">n</text:span><text:bookmark text:name="MJXc-Node-4480"/><text:span text:style-name="T11">≥</text:span><text:bookmark text:name="MJXc-Node-4481"/><text:span text:style-name="T12">N</text:span><text:span text:style-name="T21"> </text:span><text:span text:style-name="T9">(where </text:span><text:bookmark text:name="MJXc-Node-4484"/><text:bookmark text:name="MJXc-Node-4483"/><text:bookmark text:name="MJXc-Node-4482"/><text:bookmark text:name="MathJax-Element-222-Frame"/><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JXc-Node-4489"/><text:bookmark text:name="MJXc-Node-4488"/><text:bookmark text:name="MJXc-Node-4487"/><text:bookmark text:name="MathJax-Element-223-Frame"/><text:span text:style-name="T12">λ</text:span><text:bookmark text:name="MJXc-Node-4490"/><text:span text:style-name="T16">&lt;</text:span><text:bookmark text:name="MJXc-Node-4491"/><text:span text:style-name="T12">β</text:span><text:span text:style-name="T21"> </text:span><text:span text:style-name="T9">and </text:span><text:bookmark text:name="MJXc-Node-4494"/><text:bookmark text:name="MJXc-Node-4493"/><text:bookmark text:name="MJXc-Node-4492"/><text:bookmark text:name="MathJax-Element-224-Frame"/><text:span text:style-name="T12">β</text:span><text:span text:style-name="T21"> </text:span><text:span text:style-name="T9">is a limit, we must have </text:span><text:bookmark text:name="MJXc-Node-4497"/><text:bookmark text:name="MJXc-Node-4496"/><text:bookmark text:name="MJXc-Node-4495"/><text:bookmark text:name="MathJax-Element-225-Frame"/><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JXc-Node-4504"/><text:bookmark text:name="MJXc-Node-4503"/><text:bookmark text:name="MJXc-Node-4502"/><text:bookmark text:name="MathJax-Element-226-Frame"/><text:span text:style-name="T12">s</text:span><text:bookmark text:name="MJXc-Node-4505"/><text:span text:style-name="T12">u</text:span><text:bookmark text:name="MJXc-Node-4506"/><text:span text:style-name="T12">p</text:span><text:bookmark text:name="MJXc-Node-4507"/><text:span text:style-name="T16">{</text:span><text:bookmark text:name="MJXc-Node-4509"/><text:bookmark text:name="MJXc-Node-4508"/><text:span text:style-name="T12">φ</text:span><text:bookmark text:name="MJXc-Node-4514"/><text:bookmark text:name="MJXc-Node-4513"/><text:bookmark text:name="MJXc-Node-4512"/><text:bookmark text:name="MJXc-Node-4511"/><text:bookmark text:name="MJXc-Node-4510"/><text:span text:style-name="T13">α</text:span><text:bookmark text:name="MJXc-Node-4515"/><text:span text:style-name="T16">(</text:span><text:bookmark text:name="MJXc-Node-4517"/><text:bookmark text:name="MJXc-Node-4516"/><text:span text:style-name="T12">φ</text:span><text:bookmark text:name="MJXc-Node-4522"/><text:bookmark text:name="MJXc-Node-4521"/><text:bookmark text:name="MJXc-Node-4520"/><text:bookmark text:name="MJXc-Node-4519"/><text:bookmark text:name="MJXc-Node-4518"/><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32"/><text:bookmark text:name="MJXc-Node-4531"/><text:bookmark text:name="MJXc-Node-4530"/><text:bookmark text:name="MJXc-Node-4529"/><text:span text:style-name="T16">|</text:span><text:bookmark text:name="MJXc-Node-4534"/><text:bookmark text:name="MJXc-Node-4533"/><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4"/><text:bookmark text:name="MJXc-Node-4543"/><text:span text:style-name="T12">φ</text:span><text:bookmark text:name="MJXc-Node-4549"/><text:bookmark text:name="MJXc-Node-4548"/><text:bookmark text:name="MJXc-Node-4547"/><text:bookmark text:name="MJXc-Node-4546"/><text:bookmark text:name="MJXc-Node-4545"/><text:span text:style-name="T13">α</text:span><text:bookmark text:name="MJXc-Node-4550"/><text:span text:style-name="T16">(</text:span><text:bookmark text:name="MJXc-Node-4552"/><text:bookmark text:name="MJXc-Node-4551"/><text:span text:style-name="T12">φ</text:span><text:bookmark text:name="MJXc-Node-4557"/><text:bookmark text:name="MJXc-Node-4556"/><text:bookmark text:name="MJXc-Node-4555"/><text:bookmark text:name="MJXc-Node-4554"/><text:bookmark text:name="MJXc-Node-4553"/><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7"/><text:bookmark text:name="MJXc-Node-4566"/><text:bookmark text:name="MJXc-Node-4565"/><text:bookmark text:name="MJXc-Node-4564"/><text:span text:style-name="T16">|</text:span><text:bookmark text:name="MJXc-Node-4569"/><text:bookmark text:name="MJXc-Node-4568"/><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4"/><text:bookmark text:name="MJXc-Node-4583"/><text:span text:style-name="T12">φ</text:span><text:bookmark text:name="MJXc-Node-4589"/><text:bookmark text:name="MJXc-Node-4588"/><text:bookmark text:name="MJXc-Node-4587"/><text:bookmark text:name="MJXc-Node-4586"/><text:bookmark text:name="MJXc-Node-4585"/><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5"/><text:bookmark text:name="MJXc-Node-4594"/><text:span text:style-name="T12">φ</text:span><text:bookmark text:name="MJXc-Node-4600"/><text:bookmark text:name="MJXc-Node-4599"/><text:bookmark text:name="MJXc-Node-4598"/><text:bookmark text:name="MJXc-Node-4597"/><text:bookmark text:name="MJXc-Node-4596"/><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10"/><text:bookmark text:name="MJXc-Node-4609"/><text:bookmark text:name="MJXc-Node-4608"/><text:bookmark text:name="MJXc-Node-4607"/><text:span text:style-name="T16">|</text:span><text:bookmark text:name="MJXc-Node-4612"/><text:bookmark text:name="MJXc-Node-4611"/><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oft-page-break/><text:span text:style-name="T9">Now if you observe the sequence of terms:</text:span><text:line-break/><text:bookmark text:name="MJXc-Node-4621"/><text:bookmark text:name="MJXc-Node-4620"/><text:bookmark text:name="MJXc-Node-4619"/><text:bookmark text:name="MJXc-Node-4618"/><text:bookmark text:name="MathJax-Element-227-Frame"/><text:span text:style-name="T12">φ</text:span><text:bookmark text:name="MJXc-Node-4624"/><text:bookmark text:name="MJXc-Node-4623"/><text:bookmark text:name="MJXc-Node-4622"/><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30"/><text:bookmark text:name="MJXc-Node-4629"/><text:span text:style-name="T12">φ</text:span><text:bookmark text:name="MJXc-Node-4633"/><text:bookmark text:name="MJXc-Node-4632"/><text:bookmark text:name="MJXc-Node-4631"/><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2"/><text:bookmark text:name="MJXc-Node-4641"/><text:span text:style-name="T12">φ</text:span><text:bookmark text:name="MJXc-Node-4645"/><text:bookmark text:name="MJXc-Node-4644"/><text:bookmark text:name="MJXc-Node-4643"/><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3"/><text:bookmark text:name="MJXc-Node-4652"/><text:span text:style-name="T12">φ</text:span><text:bookmark text:name="MJXc-Node-4656"/><text:bookmark text:name="MJXc-Node-4655"/><text:bookmark text:name="MJXc-Node-4654"/><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5"/><text:bookmark text:name="MJXc-Node-4664"/><text:span text:style-name="T12">φ</text:span><text:bookmark text:name="MJXc-Node-4668"/><text:bookmark text:name="MJXc-Node-4667"/><text:bookmark text:name="MJXc-Node-4666"/><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6"/><text:bookmark text:name="MJXc-Node-4675"/><text:span text:style-name="T12">φ</text:span><text:bookmark text:name="MJXc-Node-4679"/><text:bookmark text:name="MJXc-Node-4678"/><text:bookmark text:name="MJXc-Node-4677"/><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8"/><text:bookmark text:name="MJXc-Node-4687"/><text:span text:style-name="T12">φ</text:span><text:bookmark text:name="MJXc-Node-4691"/><text:bookmark text:name="MJXc-Node-4690"/><text:bookmark text:name="MJXc-Node-4689"/><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9"/><text:bookmark text:name="MJXc-Node-4698"/><text:span text:style-name="T12">φ</text:span><text:bookmark text:name="MJXc-Node-4702"/><text:bookmark text:name="MJXc-Node-4701"/><text:bookmark text:name="MJXc-Node-4700"/><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JXc-Node-4718"/><text:bookmark text:name="MJXc-Node-4717"/><text:bookmark text:name="MJXc-Node-4716"/><text:bookmark text:name="MathJax-Element-228-Frame"/><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5"/><text:bookmark text:name="MJXc-Node-4724"/><text:span text:style-name="T12">φ</text:span><text:bookmark text:name="MJXc-Node-4730"/><text:bookmark text:name="MJXc-Node-4729"/><text:bookmark text:name="MJXc-Node-4728"/><text:bookmark text:name="MJXc-Node-4727"/><text:bookmark text:name="MJXc-Node-4726"/><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JXc-Node-4737"/><text:bookmark text:name="MJXc-Node-4736"/><text:bookmark text:name="MJXc-Node-4735"/><text:bookmark text:name="MJXc-Node-4734"/><text:bookmark text:name="MathJax-Element-229-Frame"/><text:span text:style-name="T12">φ</text:span><text:bookmark text:name="MJXc-Node-4742"/><text:bookmark text:name="MJXc-Node-4741"/><text:bookmark text:name="MJXc-Node-4740"/><text:bookmark text:name="MJXc-Node-4739"/><text:bookmark text:name="MJXc-Node-4738"/><text:span text:style-name="T13">λ</text:span><text:bookmark text:name="MJXc-Node-4743"/><text:span text:style-name="T17">+</text:span><text:bookmark text:name="MJXc-Node-4744"/><text:span text:style-name="T17">1</text:span><text:bookmark text:name="MJXc-Node-4745"/><text:span text:style-name="T16">(</text:span><text:bookmark text:name="MJXc-Node-4747"/><text:bookmark text:name="MJXc-Node-4746"/><text:span text:style-name="T12">a</text:span><text:bookmark text:name="MJXc-Node-4748"/><text:span text:style-name="T17">0</text:span><text:bookmark text:name="MJXc-Node-4749"/><text:span text:style-name="T16">)</text:span><text:bookmark text:name="MJXc-Node-4750"/><text:span text:style-name="T16">=</text:span><text:bookmark text:name="MJXc-Node-4752"/><text:bookmark text:name="MJXc-Node-4751"/><text:span text:style-name="T12">φ</text:span><text:bookmark text:name="MJXc-Node-4755"/><text:bookmark text:name="MJXc-Node-4754"/><text:bookmark text:name="MJXc-Node-4753"/><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1"/><text:bookmark text:name="MJXc-Node-4760"/><text:span text:style-name="T12">φ</text:span><text:bookmark text:name="MJXc-Node-4764"/><text:bookmark text:name="MJXc-Node-4763"/><text:bookmark text:name="MJXc-Node-4762"/><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JXc-Node-4774"/><text:bookmark text:name="MJXc-Node-4773"/><text:bookmark text:name="MJXc-Node-4772"/><text:bookmark text:name="MJXc-Node-4771"/><text:bookmark text:name="MathJax-Element-230-Frame"/><text:span text:style-name="T12">φ</text:span><text:bookmark text:name="MJXc-Node-4779"/><text:bookmark text:name="MJXc-Node-4778"/><text:bookmark text:name="MJXc-Node-4777"/><text:bookmark text:name="MJXc-Node-4776"/><text:bookmark text:name="MJXc-Node-4775"/><text:span text:style-name="T13">λ</text:span><text:bookmark text:name="MJXc-Node-4780"/><text:span text:style-name="T17">+</text:span><text:bookmark text:name="MJXc-Node-4781"/><text:span text:style-name="T17">1</text:span><text:bookmark text:name="MJXc-Node-4782"/><text:span text:style-name="T16">(</text:span><text:bookmark text:name="MJXc-Node-4784"/><text:bookmark text:name="MJXc-Node-4783"/><text:span text:style-name="T12">a</text:span><text:bookmark text:name="MJXc-Node-4785"/><text:span text:style-name="T17">1</text:span><text:bookmark text:name="MJXc-Node-4786"/><text:span text:style-name="T16">)</text:span><text:bookmark text:name="MJXc-Node-4787"/><text:span text:style-name="T16">=</text:span><text:bookmark text:name="MJXc-Node-4789"/><text:bookmark text:name="MJXc-Node-4788"/><text:span text:style-name="T12">φ</text:span><text:bookmark text:name="MJXc-Node-4792"/><text:bookmark text:name="MJXc-Node-4791"/><text:bookmark text:name="MJXc-Node-4790"/><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800"/><text:bookmark text:name="MJXc-Node-4799"/><text:span text:style-name="T12">φ</text:span><text:bookmark text:name="MJXc-Node-4803"/><text:bookmark text:name="MJXc-Node-4802"/><text:bookmark text:name="MJXc-Node-4801"/><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JXc-Node-4813"/><text:bookmark text:name="MJXc-Node-4812"/><text:bookmark text:name="MJXc-Node-4811"/><text:bookmark text:name="MJXc-Node-4810"/><text:bookmark text:name="MathJax-Element-231-Frame"/><text:span text:style-name="T12">φ</text:span><text:bookmark text:name="MJXc-Node-4818"/><text:bookmark text:name="MJXc-Node-4817"/><text:bookmark text:name="MJXc-Node-4816"/><text:bookmark text:name="MJXc-Node-4815"/><text:bookmark text:name="MJXc-Node-4814"/><text:span text:style-name="T13">λ</text:span><text:bookmark text:name="MJXc-Node-4819"/><text:span text:style-name="T17">+</text:span><text:bookmark text:name="MJXc-Node-4820"/><text:span text:style-name="T17">1</text:span><text:bookmark text:name="MJXc-Node-4821"/><text:span text:style-name="T16">(</text:span><text:bookmark text:name="MJXc-Node-4823"/><text:bookmark text:name="MJXc-Node-4822"/><text:span text:style-name="T12">a</text:span><text:bookmark text:name="MJXc-Node-4824"/><text:span text:style-name="T17">2</text:span><text:bookmark text:name="MJXc-Node-4825"/><text:span text:style-name="T16">)</text:span><text:bookmark text:name="MJXc-Node-4826"/><text:span text:style-name="T16">=</text:span><text:bookmark text:name="MJXc-Node-4828"/><text:bookmark text:name="MJXc-Node-4827"/><text:span text:style-name="T12">φ</text:span><text:bookmark text:name="MJXc-Node-4831"/><text:bookmark text:name="MJXc-Node-4830"/><text:bookmark text:name="MJXc-Node-4829"/><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9"/><text:bookmark text:name="MJXc-Node-4838"/><text:span text:style-name="T12">φ</text:span><text:bookmark text:name="MJXc-Node-4842"/><text:bookmark text:name="MJXc-Node-4841"/><text:bookmark text:name="MJXc-Node-4840"/><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JXc-Node-4852"/><text:bookmark text:name="MJXc-Node-4851"/><text:bookmark text:name="MJXc-Node-4850"/><text:bookmark text:name="MJXc-Node-4849"/><text:bookmark text:name="MathJax-Element-232-Frame"/><text:span text:style-name="T12">a</text:span><text:bookmark text:name="MJXc-Node-4853"/><text:span text:style-name="T17">0</text:span><text:bookmark text:name="MJXc-Node-4854"/><text:span text:style-name="T16">,</text:span><text:bookmark text:name="MJXc-Node-4856"/><text:bookmark text:name="MJXc-Node-4855"/><text:span text:style-name="T12">a</text:span><text:bookmark text:name="MJXc-Node-4857"/><text:span text:style-name="T17">1</text:span><text:bookmark text:name="MJXc-Node-4858"/><text:span text:style-name="T16">,</text:span><text:bookmark text:name="MJXc-Node-4860"/><text:bookmark text:name="MJXc-Node-4859"/><text:span text:style-name="T12">a</text:span><text:bookmark text:name="MJXc-Node-4861"/><text:span text:style-name="T17">2</text:span><text:bookmark text:name="MJXc-Node-4862"/><text:span text:style-name="T16">,</text:span><text:bookmark text:name="MJXc-Node-4864"/><text:bookmark text:name="MJXc-Node-4863"/><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JXc-Node-4873"/><text:bookmark text:name="MJXc-Node-4872"/><text:bookmark text:name="MJXc-Node-4871"/><text:bookmark text:name="MJXc-Node-4870"/><text:bookmark text:name="MathJax-Element-233-Frame"/><text:span text:style-name="T12">φ</text:span><text:bookmark text:name="MJXc-Node-4878"/><text:bookmark text:name="MJXc-Node-4877"/><text:bookmark text:name="MJXc-Node-4876"/><text:bookmark text:name="MJXc-Node-4875"/><text:bookmark text:name="MJXc-Node-4874"/><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JXc-Node-4884"/><text:bookmark text:name="MJXc-Node-4883"/><text:bookmark text:name="MJXc-Node-4882"/><text:bookmark text:name="MJXc-Node-4881"/><text:bookmark text:name="MathJax-Element-234-Frame"/><text:span text:style-name="T12">φ</text:span><text:bookmark text:name="MJXc-Node-4887"/><text:bookmark text:name="MJXc-Node-4886"/><text:bookmark text:name="MJXc-Node-4885"/><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3"/><text:bookmark text:name="MJXc-Node-4892"/><text:span text:style-name="T12">φ</text:span><text:bookmark text:name="MJXc-Node-4896"/><text:bookmark text:name="MJXc-Node-4895"/><text:bookmark text:name="MJXc-Node-4894"/><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5"/><text:bookmark text:name="MJXc-Node-4904"/><text:span text:style-name="T12">φ</text:span><text:bookmark text:name="MJXc-Node-4908"/><text:bookmark text:name="MJXc-Node-4907"/><text:bookmark text:name="MJXc-Node-4906"/><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6"/><text:bookmark text:name="MJXc-Node-4915"/><text:span text:style-name="T12">φ</text:span><text:bookmark text:name="MJXc-Node-4919"/><text:bookmark text:name="MJXc-Node-4918"/><text:bookmark text:name="MJXc-Node-4917"/><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8"/><text:bookmark text:name="MJXc-Node-4927"/><text:span text:style-name="T12">φ</text:span><text:bookmark text:name="MJXc-Node-4931"/><text:bookmark text:name="MJXc-Node-4930"/><text:bookmark text:name="MJXc-Node-4929"/><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9"/><text:bookmark text:name="MJXc-Node-4938"/><text:span text:style-name="T12">φ</text:span><text:bookmark text:name="MJXc-Node-4942"/><text:bookmark text:name="MJXc-Node-4941"/><text:bookmark text:name="MJXc-Node-4940"/><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1"/><text:bookmark text:name="MJXc-Node-4950"/><text:span text:style-name="T12">φ</text:span><text:bookmark text:name="MJXc-Node-4954"/><text:bookmark text:name="MJXc-Node-4953"/><text:bookmark text:name="MJXc-Node-4952"/><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2"/><text:bookmark text:name="MJXc-Node-4961"/><text:span text:style-name="T12">φ</text:span><text:bookmark text:name="MJXc-Node-4965"/><text:bookmark text:name="MJXc-Node-4964"/><text:bookmark text:name="MJXc-Node-4963"/><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JXc-Node-4981"/><text:bookmark text:name="MJXc-Node-4980"/><text:bookmark text:name="MJXc-Node-4979"/><text:bookmark text:name="MathJax-Element-235-Frame"/><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8"/><text:bookmark text:name="MJXc-Node-4987"/><text:span text:style-name="T12">φ</text:span><text:bookmark text:name="MJXc-Node-4993"/><text:bookmark text:name="MJXc-Node-4992"/><text:bookmark text:name="MJXc-Node-4991"/><text:bookmark text:name="MJXc-Node-4990"/><text:bookmark text:name="MJXc-Node-4989"/><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JXc-Node-5000"/><text:bookmark text:name="MJXc-Node-4999"/><text:bookmark text:name="MJXc-Node-4998"/><text:bookmark text:name="MJXc-Node-4997"/><text:bookmark text:name="MathJax-Element-236-Frame"/><text:span text:style-name="T12">φ</text:span><text:bookmark text:name="MJXc-Node-5005"/><text:bookmark text:name="MJXc-Node-5004"/><text:bookmark text:name="MJXc-Node-5003"/><text:bookmark text:name="MJXc-Node-5002"/><text:bookmark text:name="MJXc-Node-5001"/><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6"/>
      <text:p text:style-name="P74"><text:span text:style-name="T48">(i) </text:span><text:bookmark text:name="MJXc-Node-3164"/><text:bookmark text:name="MJXc-Node-3163"/><text:bookmark text:name="MJXc-Node-3162"/><text:bookmark text:name="MJXc-Node-3161"/><text:bookmark text:name="MathJax-Element-159-Frame"/><text:span text:style-name="T14">φ</text:span><text:bookmark text:name="MJXc-Node-3169"/><text:bookmark text:name="MJXc-Node-3168"/><text:bookmark text:name="MJXc-Node-3167"/><text:bookmark text:name="MJXc-Node-3166"/><text:bookmark text:name="MJXc-Node-3165"/><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5"/><text:bookmark text:name="MJXc-Node-3174"/><text:span text:style-name="T14">φ</text:span><text:bookmark text:name="MJXc-Node-3180"/><text:bookmark text:name="MJXc-Node-3179"/><text:bookmark text:name="MJXc-Node-3178"/><text:bookmark text:name="MJXc-Node-3177"/><text:bookmark text:name="MJXc-Node-3176"/><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9"> </text:span><text:span text:style-name="T48">is a strictly increasing sequence of values (for increasing n).</text:span></text:p>
      <text:p text:style-name="P76"/>
      <text:p text:style-name="P74"><text:span text:style-name="T9">This follows from the statement described next. When </text:span><text:bookmark text:name="MJXc-Node-3189"/><text:bookmark text:name="MJXc-Node-3188"/><text:bookmark text:name="MJXc-Node-3187"/><text:bookmark text:name="MathJax-Element-160-Frame"/><text:span text:style-name="T12">β</text:span><text:span text:style-name="T21"> </text:span><text:span text:style-name="T9">is a limit:</text:span><text:line-break/><text:span text:style-name="T10">(A)--</text:span><text:span text:style-name="T21"> </text:span><text:bookmark text:name="MJXc-Node-3193"/><text:bookmark text:name="MJXc-Node-3192"/><text:bookmark text:name="MJXc-Node-3191"/><text:bookmark text:name="MJXc-Node-3190"/><text:bookmark text:name="MathJax-Element-161-Frame"/><text:span text:style-name="T12">φ</text:span><text:bookmark text:name="MJXc-Node-3199"/><text:bookmark text:name="MJXc-Node-3198"/><text:bookmark text:name="MJXc-Node-3197"/><text:bookmark text:name="MJXc-Node-3196"/><text:bookmark text:name="MJXc-Node-3195"/><text:bookmark text:name="MJXc-Node-3194"/><text:span text:style-name="T13">α</text:span><text:bookmark text:name="MJXc-Node-3200"/><text:span text:style-name="T18">1</text:span><text:bookmark text:name="MJXc-Node-3201"/><text:span text:style-name="T16">(</text:span><text:bookmark text:name="MJXc-Node-3203"/><text:bookmark text:name="MJXc-Node-3202"/><text:span text:style-name="T12">φ</text:span><text:bookmark text:name="MJXc-Node-3208"/><text:bookmark text:name="MJXc-Node-3207"/><text:bookmark text:name="MJXc-Node-3206"/><text:bookmark text:name="MJXc-Node-3205"/><text:bookmark text:name="MJXc-Node-3204"/><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7"/><text:bookmark text:name="MJXc-Node-3216"/><text:span text:style-name="T12">φ</text:span><text:bookmark text:name="MJXc-Node-3223"/><text:bookmark text:name="MJXc-Node-3222"/><text:bookmark text:name="MJXc-Node-3221"/><text:bookmark text:name="MJXc-Node-3220"/><text:bookmark text:name="MJXc-Node-3219"/><text:bookmark text:name="MJXc-Node-3218"/><text:span text:style-name="T13">α</text:span><text:bookmark text:name="MJXc-Node-3224"/><text:span text:style-name="T18">2</text:span><text:bookmark text:name="MJXc-Node-3225"/><text:span text:style-name="T16">(</text:span><text:bookmark text:name="MJXc-Node-3227"/><text:bookmark text:name="MJXc-Node-3226"/><text:span text:style-name="T12">φ</text:span><text:bookmark text:name="MJXc-Node-3232"/><text:bookmark text:name="MJXc-Node-3231"/><text:bookmark text:name="MJXc-Node-3230"/><text:bookmark text:name="MJXc-Node-3229"/><text:bookmark text:name="MJXc-Node-3228"/><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JXc-Node-3242"/><text:bookmark text:name="MJXc-Node-3241"/><text:bookmark text:name="MJXc-Node-3240"/><text:bookmark text:name="MJXc-Node-3239"/><text:bookmark text:name="MathJax-Element-162-Frame"/><text:span text:style-name="T12">α</text:span><text:bookmark text:name="MJXc-Node-3243"/><text:span text:style-name="T17">1</text:span><text:bookmark text:name="MJXc-Node-3245"/><text:bookmark text:name="MJXc-Node-3244"/><text:span text:style-name="T16">,</text:span><text:bookmark text:name="MJXc-Node-3248"/><text:bookmark text:name="MJXc-Node-3247"/><text:bookmark text:name="MJXc-Node-3246"/><text:span text:style-name="T12">α</text:span><text:bookmark text:name="MJXc-Node-3249"/><text:span text:style-name="T17">2</text:span><text:span text:style-name="T21"> </text:span><text:span text:style-name="T9">where </text:span><text:bookmark text:name="MJXc-Node-3252"/><text:bookmark text:name="MJXc-Node-3251"/><text:bookmark text:name="MJXc-Node-3250"/><text:bookmark text:name="MathJax-Element-163-Frame"/><text:span text:style-name="T12">β</text:span><text:bookmark text:name="MJXc-Node-3253"/><text:span text:style-name="T16">&gt;</text:span><text:bookmark text:name="MJXc-Node-3255"/><text:bookmark text:name="MJXc-Node-3254"/><text:span text:style-name="T12">α</text:span><text:bookmark text:name="MJXc-Node-3256"/><text:span text:style-name="T17">1</text:span><text:bookmark text:name="MJXc-Node-3257"/><text:span text:style-name="T16">&gt;</text:span><text:bookmark text:name="MJXc-Node-3259"/><text:bookmark text:name="MJXc-Node-3258"/><text:span text:style-name="T12">α</text:span><text:bookmark text:name="MJXc-Node-3260"/><text:span text:style-name="T17">2</text:span><text:line-break/><text:line-break/><text:span text:style-name="T9">More specifically if we can prove for all </text:span><text:bookmark text:name="MJXc-Node-3263"/><text:bookmark text:name="MJXc-Node-3262"/><text:bookmark text:name="MJXc-Node-3261"/><text:bookmark text:name="MathJax-Element-164-Frame"/><text:span text:style-name="T12">X</text:span><text:bookmark text:name="MJXc-Node-3264"/><text:span text:style-name="T16">&lt;</text:span><text:bookmark text:name="MJXc-Node-3265"/><text:span text:style-name="T12">β</text:span><text:span text:style-name="T21"> </text:span><text:span text:style-name="T9">that:</text:span><text:line-break/><text:bookmark text:name="MJXc-Node-3269"/><text:bookmark text:name="MJXc-Node-3268"/><text:bookmark text:name="MJXc-Node-3267"/><text:bookmark text:name="MJXc-Node-3266"/><text:bookmark text:name="MathJax-Element-165-Frame"/><text:span text:style-name="T12">φ</text:span><text:bookmark text:name="MJXc-Node-3275"/><text:bookmark text:name="MJXc-Node-3274"/><text:bookmark text:name="MJXc-Node-3273"/><text:bookmark text:name="MJXc-Node-3272"/><text:bookmark text:name="MJXc-Node-3271"/><text:bookmark text:name="MJXc-Node-3270"/><text:span text:style-name="T13">α</text:span><text:bookmark text:name="MJXc-Node-3276"/><text:span text:style-name="T18">1</text:span><text:bookmark text:name="MJXc-Node-3277"/><text:span text:style-name="T16">(</text:span><text:bookmark text:name="MJXc-Node-3279"/><text:bookmark text:name="MJXc-Node-3278"/><text:span text:style-name="T12">φ</text:span><text:bookmark text:name="MJXc-Node-3284"/><text:bookmark text:name="MJXc-Node-3283"/><text:bookmark text:name="MJXc-Node-3282"/><text:bookmark text:name="MJXc-Node-3281"/><text:bookmark text:name="MJXc-Node-3280"/><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3"/><text:bookmark text:name="MJXc-Node-3292"/><text:span text:style-name="T12">φ</text:span><text:bookmark text:name="MJXc-Node-3299"/><text:bookmark text:name="MJXc-Node-3298"/><text:bookmark text:name="MJXc-Node-3297"/><text:bookmark text:name="MJXc-Node-3296"/><text:bookmark text:name="MJXc-Node-3295"/><text:bookmark text:name="MJXc-Node-3294"/><text:span text:style-name="T13">α</text:span><text:bookmark text:name="MJXc-Node-3300"/><text:span text:style-name="T18">2</text:span><text:bookmark text:name="MJXc-Node-3301"/><text:span text:style-name="T16">(</text:span><text:bookmark text:name="MJXc-Node-3303"/><text:bookmark text:name="MJXc-Node-3302"/><text:span text:style-name="T12">φ</text:span><text:bookmark text:name="MJXc-Node-3308"/><text:bookmark text:name="MJXc-Node-3307"/><text:bookmark text:name="MJXc-Node-3306"/><text:bookmark text:name="MJXc-Node-3305"/><text:bookmark text:name="MJXc-Node-3304"/><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JXc-Node-3318"/><text:bookmark text:name="MJXc-Node-3317"/><text:bookmark text:name="MJXc-Node-3316"/><text:bookmark text:name="MJXc-Node-3315"/><text:bookmark text:name="MathJax-Element-166-Frame"/><text:span text:style-name="T12">α</text:span><text:bookmark text:name="MJXc-Node-3319"/><text:span text:style-name="T17">1</text:span><text:bookmark text:name="MJXc-Node-3321"/><text:bookmark text:name="MJXc-Node-3320"/><text:span text:style-name="T16">,</text:span><text:bookmark text:name="MJXc-Node-3324"/><text:bookmark text:name="MJXc-Node-3323"/><text:bookmark text:name="MJXc-Node-3322"/><text:span text:style-name="T12">α</text:span><text:bookmark text:name="MJXc-Node-3325"/><text:span text:style-name="T17">2</text:span><text:span text:style-name="T21"> </text:span><text:span text:style-name="T9">where </text:span><text:bookmark text:name="MJXc-Node-3328"/><text:bookmark text:name="MJXc-Node-3327"/><text:bookmark text:name="MJXc-Node-3326"/><text:bookmark text:name="MathJax-Element-167-Frame"/><text:span text:style-name="T12">X</text:span><text:bookmark text:name="MJXc-Node-3329"/><text:span text:style-name="T11">≥</text:span><text:bookmark text:name="MJXc-Node-3331"/><text:bookmark text:name="MJXc-Node-3330"/><text:span text:style-name="T12">α</text:span><text:bookmark text:name="MJXc-Node-3332"/><text:span text:style-name="T17">1</text:span><text:bookmark text:name="MJXc-Node-3333"/><text:span text:style-name="T16">&gt;</text:span><text:bookmark text:name="MJXc-Node-3335"/><text:bookmark text:name="MJXc-Node-3334"/><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2">φ</text:span><text:bookmark text:name="MJXc-Node-3343"/><text:bookmark text:name="MJXc-Node-3342"/><text:bookmark text:name="MJXc-Node-3341"/><text:span text:style-name="T17">1</text:span><text:bookmark text:name="MJXc-Node-3344"/><text:span text:style-name="T16">(</text:span><text:bookmark text:name="MJXc-Node-3346"/><text:bookmark text:name="MJXc-Node-3345"/><text:span text:style-name="T12">φ</text:span><text:bookmark text:name="MJXc-Node-3351"/><text:bookmark text:name="MJXc-Node-3350"/><text:bookmark text:name="MJXc-Node-3349"/><text:bookmark text:name="MJXc-Node-3348"/><text:bookmark text:name="MJXc-Node-3347"/><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60"/><text:bookmark text:name="MJXc-Node-3359"/><text:span text:style-name="T12">φ</text:span><text:bookmark text:name="MJXc-Node-3363"/><text:bookmark text:name="MJXc-Node-3362"/><text:bookmark text:name="MJXc-Node-3361"/><text:span text:style-name="T17">0</text:span><text:bookmark text:name="MJXc-Node-3364"/><text:span text:style-name="T16">(</text:span><text:bookmark text:name="MJXc-Node-3366"/><text:bookmark text:name="MJXc-Node-3365"/><text:span text:style-name="T12">φ</text:span><text:bookmark text:name="MJXc-Node-3371"/><text:bookmark text:name="MJXc-Node-3370"/><text:bookmark text:name="MJXc-Node-3369"/><text:bookmark text:name="MJXc-Node-3368"/><text:bookmark text:name="MJXc-Node-3367"/><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2"/><text:bookmark text:name="MJXc-Node-3381"/><text:span text:style-name="T12">φ</text:span><text:bookmark text:name="MJXc-Node-3387"/><text:bookmark text:name="MJXc-Node-3386"/><text:bookmark text:name="MJXc-Node-3385"/><text:bookmark text:name="MJXc-Node-3384"/><text:bookmark text:name="MJXc-Node-3383"/><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JXc-Node-3396"/><text:bookmark text:name="MJXc-Node-3395"/><text:bookmark text:name="MJXc-Node-3394"/><text:bookmark text:name="MJXc-Node-3393"/><text:bookmark text:name="MathJax-Element-169-Frame"/><text:span text:style-name="T12">φ</text:span><text:bookmark text:name="MJXc-Node-3399"/><text:bookmark text:name="MJXc-Node-3398"/><text:bookmark text:name="MJXc-Node-3397"/><text:span text:style-name="T17">0</text:span><text:bookmark text:name="MJXc-Node-3400"/><text:span text:style-name="T16">(</text:span><text:bookmark text:name="MJXc-Node-3402"/><text:bookmark text:name="MJXc-Node-3401"/><text:span text:style-name="T12">φ</text:span><text:bookmark text:name="MJXc-Node-3407"/><text:bookmark text:name="MJXc-Node-3406"/><text:bookmark text:name="MJXc-Node-3405"/><text:bookmark text:name="MJXc-Node-3404"/><text:bookmark text:name="MJXc-Node-3403"/><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4"/><text:bookmark text:name="MJXc-Node-3413"/><text:span text:style-name="T12">φ</text:span><text:bookmark text:name="MJXc-Node-3417"/><text:bookmark text:name="MJXc-Node-3416"/><text:bookmark text:name="MJXc-Node-3415"/><text:span text:style-name="T17">1</text:span><text:bookmark text:name="MJXc-Node-3418"/><text:span text:style-name="T16">(</text:span><text:bookmark text:name="MJXc-Node-3420"/><text:bookmark text:name="MJXc-Node-3419"/><text:span text:style-name="T12">φ</text:span><text:bookmark text:name="MJXc-Node-3425"/><text:bookmark text:name="MJXc-Node-3424"/><text:bookmark text:name="MJXc-Node-3423"/><text:bookmark text:name="MJXc-Node-3422"/><text:bookmark text:name="MJXc-Node-3421"/><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2"/><text:bookmark text:name="MJXc-Node-3431"/><text:span text:style-name="T12">φ</text:span><text:bookmark text:name="MJXc-Node-3437"/><text:bookmark text:name="MJXc-Node-3436"/><text:bookmark text:name="MJXc-Node-3435"/><text:bookmark text:name="MJXc-Node-3434"/><text:bookmark text:name="MJXc-Node-3433"/><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JXc-Node-3444"/><text:bookmark text:name="MJXc-Node-3443"/><text:bookmark text:name="MJXc-Node-3442"/><text:bookmark text:name="MJXc-Node-3441"/><text:bookmark text:name="MathJax-Element-170-Frame"/><text:span text:style-name="T12">φ</text:span><text:bookmark text:name="MJXc-Node-3449"/><text:bookmark text:name="MJXc-Node-3448"/><text:bookmark text:name="MJXc-Node-3447"/><text:bookmark text:name="MJXc-Node-3446"/><text:bookmark text:name="MJXc-Node-3445"/><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JXc-Node-3458"/><text:bookmark text:name="MJXc-Node-3457"/><text:bookmark text:name="MJXc-Node-3456"/><text:bookmark text:name="MJXc-Node-3455"/><text:bookmark text:name="MathJax-Element-171-Frame"/><text:span text:style-name="T12">φ</text:span><text:bookmark text:name="MJXc-Node-3461"/><text:bookmark text:name="MJXc-Node-3460"/><text:bookmark text:name="MJXc-Node-3459"/><text:span text:style-name="T17">0</text:span><text:bookmark text:name="MJXc-Node-3462"/><text:span text:style-name="T16">(</text:span><text:bookmark text:name="MJXc-Node-3464"/><text:bookmark text:name="MJXc-Node-3463"/><text:span text:style-name="T12">φ</text:span><text:bookmark text:name="MJXc-Node-3469"/><text:bookmark text:name="MJXc-Node-3468"/><text:bookmark text:name="MJXc-Node-3467"/><text:bookmark text:name="MJXc-Node-3466"/><text:bookmark text:name="MJXc-Node-3465"/><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JXc-Node-3479"/><text:bookmark text:name="MJXc-Node-3478"/><text:bookmark text:name="MJXc-Node-3477"/><text:bookmark text:name="MJXc-Node-3476"/><text:bookmark text:name="MathJax-Element-172-Frame"/><text:span text:style-name="T12">φ</text:span><text:bookmark text:name="MJXc-Node-3482"/><text:bookmark text:name="MJXc-Node-3481"/><text:bookmark text:name="MJXc-Node-3480"/><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JXc-Node-3486"/><text:bookmark text:name="MJXc-Node-3485"/><text:bookmark text:name="MJXc-Node-3484"/><text:bookmark text:name="MJXc-Node-3483"/><text:bookmark text:name="MathJax-Element-173-Frame"/><text:span text:style-name="T12">φ</text:span><text:bookmark text:name="MJXc-Node-3492"/><text:bookmark text:name="MJXc-Node-3491"/><text:bookmark text:name="MJXc-Node-3490"/><text:bookmark text:name="MJXc-Node-3489"/><text:bookmark text:name="MJXc-Node-3488"/><text:bookmark text:name="MJXc-Node-3487"/><text:span text:style-name="T13">α</text:span><text:bookmark text:name="MJXc-Node-3493"/><text:span text:style-name="T18">1</text:span><text:bookmark text:name="MJXc-Node-3494"/><text:span text:style-name="T16">(</text:span><text:bookmark text:name="MJXc-Node-3496"/><text:bookmark text:name="MJXc-Node-3495"/><text:span text:style-name="T12">φ</text:span><text:bookmark text:name="MJXc-Node-3501"/><text:bookmark text:name="MJXc-Node-3500"/><text:bookmark text:name="MJXc-Node-3499"/><text:bookmark text:name="MJXc-Node-3498"/><text:bookmark text:name="MJXc-Node-3497"/><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10"/><text:bookmark text:name="MJXc-Node-3509"/><text:span text:style-name="T12">φ</text:span><text:bookmark text:name="MJXc-Node-3516"/><text:bookmark text:name="MJXc-Node-3515"/><text:bookmark text:name="MJXc-Node-3514"/><text:bookmark text:name="MJXc-Node-3513"/><text:bookmark text:name="MJXc-Node-3512"/><text:bookmark text:name="MJXc-Node-3511"/><text:span text:style-name="T13">α</text:span><text:bookmark text:name="MJXc-Node-3517"/><text:span text:style-name="T18">2</text:span><text:bookmark text:name="MJXc-Node-3518"/><text:span text:style-name="T16">(</text:span><text:bookmark text:name="MJXc-Node-3520"/><text:bookmark text:name="MJXc-Node-3519"/><text:span text:style-name="T12">φ</text:span><text:bookmark text:name="MJXc-Node-3525"/><text:bookmark text:name="MJXc-Node-3524"/><text:bookmark text:name="MJXc-Node-3523"/><text:bookmark text:name="MJXc-Node-3522"/><text:bookmark text:name="MJXc-Node-3521"/><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JXc-Node-3535"/><text:bookmark text:name="MJXc-Node-3534"/><text:bookmark text:name="MJXc-Node-3533"/><text:bookmark text:name="MJXc-Node-3532"/><text:bookmark text:name="MathJax-Element-174-Frame"/><text:span text:style-name="T12">α</text:span><text:bookmark text:name="MJXc-Node-3536"/><text:span text:style-name="T17">1</text:span><text:bookmark text:name="MJXc-Node-3538"/><text:bookmark text:name="MJXc-Node-3537"/><text:span text:style-name="T16">,</text:span><text:bookmark text:name="MJXc-Node-3541"/><text:bookmark text:name="MJXc-Node-3540"/><text:bookmark text:name="MJXc-Node-3539"/><text:span text:style-name="T12">α</text:span><text:bookmark text:name="MJXc-Node-3542"/><text:span text:style-name="T17">2</text:span><text:span text:style-name="T21"> </text:span><text:span text:style-name="T9">where </text:span><text:bookmark text:name="MJXc-Node-3545"/><text:bookmark text:name="MJXc-Node-3544"/><text:bookmark text:name="MJXc-Node-3543"/><text:bookmark text:name="MathJax-Element-175-Frame"/><text:span text:style-name="T12">α</text:span><text:bookmark text:name="MJXc-Node-3546"/><text:span text:style-name="T16">+</text:span><text:bookmark text:name="MJXc-Node-3547"/><text:span text:style-name="T16">1</text:span><text:bookmark text:name="MJXc-Node-3548"/><text:span text:style-name="T11">≥</text:span><text:bookmark text:name="MJXc-Node-3550"/><text:bookmark text:name="MJXc-Node-3549"/><text:span text:style-name="T12">α</text:span><text:bookmark text:name="MJXc-Node-3551"/><text:span text:style-name="T17">1</text:span><text:bookmark text:name="MJXc-Node-3552"/><text:span text:style-name="T16">&gt;</text:span><text:bookmark text:name="MJXc-Node-3554"/><text:bookmark text:name="MJXc-Node-3553"/><text:span text:style-name="T12">α</text:span><text:bookmark text:name="MJXc-Node-3555"/><text:span text:style-name="T17">2</text:span><text:line-break/><text:line-break/><text:span text:style-name="T9">Our inductive assumption is:</text:span><text:line-break/><text:bookmark text:name="MJXc-Node-3559"/><text:bookmark text:name="MJXc-Node-3558"/><text:bookmark text:name="MJXc-Node-3557"/><text:bookmark text:name="MJXc-Node-3556"/><text:bookmark text:name="MathJax-Element-176-Frame"/><text:span text:style-name="T12">φ</text:span><text:bookmark text:name="MJXc-Node-3565"/><text:bookmark text:name="MJXc-Node-3564"/><text:bookmark text:name="MJXc-Node-3563"/><text:bookmark text:name="MJXc-Node-3562"/><text:bookmark text:name="MJXc-Node-3561"/><text:bookmark text:name="MJXc-Node-3560"/><text:span text:style-name="T13">α</text:span><text:bookmark text:name="MJXc-Node-3566"/><text:span text:style-name="T18">1</text:span><text:bookmark text:name="MJXc-Node-3567"/><text:span text:style-name="T16">(</text:span><text:bookmark text:name="MJXc-Node-3569"/><text:bookmark text:name="MJXc-Node-3568"/><text:span text:style-name="T12">φ</text:span><text:bookmark text:name="MJXc-Node-3574"/><text:bookmark text:name="MJXc-Node-3573"/><text:bookmark text:name="MJXc-Node-3572"/><text:bookmark text:name="MJXc-Node-3571"/><text:bookmark text:name="MJXc-Node-3570"/><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3"/><text:bookmark text:name="MJXc-Node-3582"/><text:span text:style-name="T12">φ</text:span><text:bookmark text:name="MJXc-Node-3589"/><text:bookmark text:name="MJXc-Node-3588"/><text:bookmark text:name="MJXc-Node-3587"/><text:bookmark text:name="MJXc-Node-3586"/><text:bookmark text:name="MJXc-Node-3585"/><text:bookmark text:name="MJXc-Node-3584"/><text:span text:style-name="T13">α</text:span><text:bookmark text:name="MJXc-Node-3590"/><text:span text:style-name="T18">2</text:span><text:bookmark text:name="MJXc-Node-3591"/><text:span text:style-name="T16">(</text:span><text:bookmark text:name="MJXc-Node-3593"/><text:bookmark text:name="MJXc-Node-3592"/><text:span text:style-name="T12">φ</text:span><text:bookmark text:name="MJXc-Node-3598"/><text:bookmark text:name="MJXc-Node-3597"/><text:bookmark text:name="MJXc-Node-3596"/><text:bookmark text:name="MJXc-Node-3595"/><text:bookmark text:name="MJXc-Node-3594"/><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JXc-Node-3608"/><text:bookmark text:name="MJXc-Node-3607"/><text:bookmark text:name="MJXc-Node-3606"/><text:bookmark text:name="MJXc-Node-3605"/><text:bookmark text:name="MathJax-Element-177-Frame"/><text:span text:style-name="T12">α</text:span><text:bookmark text:name="MJXc-Node-3609"/><text:span text:style-name="T17">1</text:span><text:bookmark text:name="MJXc-Node-3611"/><text:bookmark text:name="MJXc-Node-3610"/><text:span text:style-name="T16">,</text:span><text:bookmark text:name="MJXc-Node-3614"/><text:bookmark text:name="MJXc-Node-3613"/><text:bookmark text:name="MJXc-Node-3612"/><text:span text:style-name="T12">α</text:span><text:bookmark text:name="MJXc-Node-3615"/><text:span text:style-name="T17">2</text:span><text:span text:style-name="T21"> </text:span><text:span text:style-name="T9">where </text:span><text:bookmark text:name="MJXc-Node-3618"/><text:bookmark text:name="MJXc-Node-3617"/><text:bookmark text:name="MJXc-Node-3616"/><text:bookmark text:name="MathJax-Element-178-Frame"/><text:span text:style-name="T12">α</text:span><text:bookmark text:name="MJXc-Node-3619"/><text:span text:style-name="T11">≥</text:span><text:bookmark text:name="MJXc-Node-3621"/><text:bookmark text:name="MJXc-Node-3620"/><text:span text:style-name="T12">α</text:span><text:bookmark text:name="MJXc-Node-3622"/><text:span text:style-name="T17">1</text:span><text:bookmark text:name="MJXc-Node-3623"/><text:span text:style-name="T16">&gt;</text:span><text:bookmark text:name="MJXc-Node-3625"/><text:bookmark text:name="MJXc-Node-3624"/><text:span text:style-name="T12">α</text:span><text:bookmark text:name="MJXc-Node-3626"/><text:span text:style-name="T17">2</text:span><text:line-break/><text:line-break/><text:span text:style-name="T9">It should suffice to prove that for any </text:span><text:bookmark text:name="MJXc-Node-3629"/><text:bookmark text:name="MJXc-Node-3628"/><text:bookmark text:name="MJXc-Node-3627"/><text:bookmark text:name="MathJax-Element-179-Frame"/><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2">φ</text:span><text:bookmark text:name="MJXc-Node-3640"/><text:bookmark text:name="MJXc-Node-3639"/><text:bookmark text:name="MJXc-Node-3638"/><text:bookmark text:name="MJXc-Node-3637"/><text:bookmark text:name="MJXc-Node-3636"/><text:span text:style-name="T13">α</text:span><text:bookmark text:name="MJXc-Node-3641"/><text:span text:style-name="T17">+</text:span><text:bookmark text:name="MJXc-Node-3642"/><text:span text:style-name="T17">1</text:span><text:bookmark text:name="MJXc-Node-3643"/><text:span text:style-name="T16">(</text:span><text:bookmark text:name="MJXc-Node-3645"/><text:bookmark text:name="MJXc-Node-3644"/><text:span text:style-name="T12">φ</text:span><text:bookmark text:name="MJXc-Node-3650"/><text:bookmark text:name="MJXc-Node-3649"/><text:bookmark text:name="MJXc-Node-3648"/><text:bookmark text:name="MJXc-Node-3647"/><text:bookmark text:name="MJXc-Node-3646"/><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9"/><text:bookmark text:name="MJXc-Node-3658"/><text:span text:style-name="T12">φ</text:span><text:bookmark text:name="MJXc-Node-3664"/><text:bookmark text:name="MJXc-Node-3663"/><text:bookmark text:name="MJXc-Node-3662"/><text:bookmark text:name="MJXc-Node-3661"/><text:bookmark text:name="MJXc-Node-3660"/><text:span text:style-name="T13">α</text:span><text:bookmark text:name="MJXc-Node-3665"/><text:span text:style-name="T16">(</text:span><text:bookmark text:name="MJXc-Node-3667"/><text:bookmark text:name="MJXc-Node-3666"/><text:span text:style-name="T12">φ</text:span><text:bookmark text:name="MJXc-Node-3672"/><text:bookmark text:name="MJXc-Node-3671"/><text:bookmark text:name="MJXc-Node-3670"/><text:bookmark text:name="MJXc-Node-3669"/><text:bookmark text:name="MJXc-Node-3668"/><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JXc-Node-3681"/><text:bookmark text:name="MJXc-Node-3680"/><text:bookmark text:name="MJXc-Node-3679"/><text:bookmark text:name="MathJax-Element-181-Frame"/><text:span text:style-name="T12">x</text:span><text:bookmark text:name="MJXc-Node-3683"/><text:bookmark text:name="MJXc-Node-3682"/><text:span text:style-name="T16">,</text:span><text:bookmark text:name="MJXc-Node-3686"/><text:bookmark text:name="MJXc-Node-3685"/><text:bookmark text:name="MJXc-Node-3684"/><text:span text:style-name="T12">α</text:span><text:bookmark text:name="MJXc-Node-3687"/><text:span text:style-name="T17">1</text:span><text:bookmark text:name="MJXc-Node-3689"/><text:bookmark text:name="MJXc-Node-3688"/><text:span text:style-name="T16">,</text:span><text:bookmark text:name="MJXc-Node-3692"/><text:bookmark text:name="MJXc-Node-3691"/><text:bookmark text:name="MJXc-Node-3690"/><text:span text:style-name="T12">α</text:span><text:bookmark text:name="MJXc-Node-3693"/><text:span text:style-name="T17">2</text:span><text:span text:style-name="T9">:</text:span><text:line-break/><text:bookmark text:name="MJXc-Node-3697"/><text:bookmark text:name="MJXc-Node-3696"/><text:bookmark text:name="MJXc-Node-3695"/><text:bookmark text:name="MJXc-Node-3694"/><text:bookmark text:name="MathJax-Element-182-Frame"/><text:span text:style-name="T12">φ</text:span><text:bookmark text:name="MJXc-Node-3701"/><text:bookmark text:name="MJXc-Node-3700"/><text:bookmark text:name="MJXc-Node-3699"/><text:bookmark text:name="MJXc-Node-3698"/><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8"/><text:bookmark text:name="MJXc-Node-3707"/><text:span text:style-name="T12">φ</text:span><text:bookmark text:name="MJXc-Node-3712"/><text:bookmark text:name="MJXc-Node-3711"/><text:bookmark text:name="MJXc-Node-3710"/><text:bookmark text:name="MJXc-Node-3709"/><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JXc-Node-3720"/><text:bookmark text:name="MJXc-Node-3719"/><text:bookmark text:name="MJXc-Node-3718"/><text:bookmark text:name="MJXc-Node-3717"/><text:bookmark text:name="MathJax-Element-183-Frame"/><text:span text:style-name="T12">α</text:span><text:bookmark text:name="MJXc-Node-3721"/><text:span text:style-name="T17">2</text:span><text:bookmark text:name="MJXc-Node-3722"/><text:span text:style-name="T11">≥</text:span><text:bookmark text:name="MJXc-Node-3724"/><text:bookmark text:name="MJXc-Node-3723"/><text:span text:style-name="T12">α</text:span><text:bookmark text:name="MJXc-Node-3725"/><text:span text:style-name="T17">1</text:span><text:line-break/><text:span text:style-name="T9">More specifically, for our purposes I think we can use:</text:span><text:line-break/><text:bookmark text:name="MJXc-Node-3729"/><text:bookmark text:name="MJXc-Node-3728"/><text:bookmark text:name="MJXc-Node-3727"/><text:bookmark text:name="MJXc-Node-3726"/><text:bookmark text:name="MathJax-Element-184-Frame"/><text:span text:style-name="T12">φ</text:span><text:bookmark text:name="MJXc-Node-3732"/><text:bookmark text:name="MJXc-Node-3731"/><text:bookmark text:name="MJXc-Node-3730"/><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8"/><text:bookmark text:name="MJXc-Node-3737"/><text:span text:style-name="T12">φ</text:span><text:bookmark text:name="MJXc-Node-3741"/><text:bookmark text:name="MJXc-Node-3740"/><text:bookmark text:name="MJXc-Node-3739"/><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JXc-Node-3747"/><text:bookmark text:name="MJXc-Node-3746"/><text:bookmark text:name="MJXc-Node-3745"/><text:bookmark text:name="MathJax-Element-185-Frame"/><text:span text:style-name="T12">λ</text:span><text:span text:style-name="T21"> </text:span><text:span text:style-name="T9">denote some limit value less than </text:span><text:bookmark text:name="MJXc-Node-3750"/><text:bookmark text:name="MJXc-Node-3749"/><text:bookmark text:name="MJXc-Node-3748"/><text:bookmark text:name="MathJax-Element-186-Frame"/><text:span text:style-name="T12">β</text:span><text:span text:style-name="T9">. What we want to prove is:</text:span><text:line-break/><text:bookmark text:name="MJXc-Node-3754"/><text:bookmark text:name="MJXc-Node-3753"/><text:bookmark text:name="MJXc-Node-3752"/><text:bookmark text:name="MJXc-Node-3751"/><text:bookmark text:name="MathJax-Element-187-Frame"/><text:span text:style-name="T12">φ</text:span><text:bookmark text:name="MJXc-Node-3760"/><text:bookmark text:name="MJXc-Node-3759"/><text:bookmark text:name="MJXc-Node-3758"/><text:bookmark text:name="MJXc-Node-3757"/><text:bookmark text:name="MJXc-Node-3756"/><text:bookmark text:name="MJXc-Node-3755"/><text:span text:style-name="T13">α</text:span><text:bookmark text:name="MJXc-Node-3761"/><text:span text:style-name="T18">1</text:span><text:bookmark text:name="MJXc-Node-3762"/><text:span text:style-name="T16">(</text:span><text:bookmark text:name="MJXc-Node-3764"/><text:bookmark text:name="MJXc-Node-3763"/><text:span text:style-name="T12">φ</text:span><text:bookmark text:name="MJXc-Node-3769"/><text:bookmark text:name="MJXc-Node-3768"/><text:bookmark text:name="MJXc-Node-3767"/><text:bookmark text:name="MJXc-Node-3766"/><text:bookmark text:name="MJXc-Node-3765"/><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8"/><text:bookmark text:name="MJXc-Node-3777"/><text:span text:style-name="T12">φ</text:span><text:bookmark text:name="MJXc-Node-3784"/><text:bookmark text:name="MJXc-Node-3783"/><text:bookmark text:name="MJXc-Node-3782"/><text:bookmark text:name="MJXc-Node-3781"/><text:bookmark text:name="MJXc-Node-3780"/><text:bookmark text:name="MJXc-Node-3779"/><text:span text:style-name="T13">α</text:span><text:bookmark text:name="MJXc-Node-3785"/><text:span text:style-name="T18">2</text:span><text:bookmark text:name="MJXc-Node-3786"/><text:span text:style-name="T16">(</text:span><text:bookmark text:name="MJXc-Node-3788"/><text:bookmark text:name="MJXc-Node-3787"/><text:span text:style-name="T12">φ</text:span><text:bookmark text:name="MJXc-Node-3793"/><text:bookmark text:name="MJXc-Node-3792"/><text:bookmark text:name="MJXc-Node-3791"/><text:bookmark text:name="MJXc-Node-3790"/><text:bookmark text:name="MJXc-Node-3789"/><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JXc-Node-3803"/><text:bookmark text:name="MJXc-Node-3802"/><text:bookmark text:name="MJXc-Node-3801"/><text:bookmark text:name="MJXc-Node-3800"/><text:bookmark text:name="MathJax-Element-188-Frame"/><text:span text:style-name="T12">α</text:span><text:bookmark text:name="MJXc-Node-3804"/><text:span text:style-name="T17">1</text:span><text:bookmark text:name="MJXc-Node-3806"/><text:bookmark text:name="MJXc-Node-3805"/><text:span text:style-name="T16">,</text:span><text:bookmark text:name="MJXc-Node-3809"/><text:bookmark text:name="MJXc-Node-3808"/><text:bookmark text:name="MJXc-Node-3807"/><text:span text:style-name="T12">α</text:span><text:bookmark text:name="MJXc-Node-3810"/><text:span text:style-name="T17">2</text:span><text:span text:style-name="T21"> </text:span><text:span text:style-name="T9">where </text:span><text:bookmark text:name="MJXc-Node-3813"/><text:bookmark text:name="MJXc-Node-3812"/><text:bookmark text:name="MJXc-Node-3811"/><text:bookmark text:name="MathJax-Element-189-Frame"/><text:span text:style-name="T12">λ</text:span><text:bookmark text:name="MJXc-Node-3814"/><text:span text:style-name="T11">≥</text:span><text:bookmark text:name="MJXc-Node-3816"/><text:bookmark text:name="MJXc-Node-3815"/><text:span text:style-name="T12">α</text:span><text:bookmark text:name="MJXc-Node-3817"/><text:span text:style-name="T17">1</text:span><text:bookmark text:name="MJXc-Node-3818"/><text:span text:style-name="T16">&gt;</text:span><text:bookmark text:name="MJXc-Node-3820"/><text:bookmark text:name="MJXc-Node-3819"/><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2">φ</text:span><text:bookmark text:name="MJXc-Node-3830"/><text:bookmark text:name="MJXc-Node-3829"/><text:bookmark text:name="MJXc-Node-3828"/><text:bookmark text:name="MJXc-Node-3827"/><text:bookmark text:name="MJXc-Node-3826"/><text:span text:style-name="T13">λ</text:span><text:bookmark text:name="MJXc-Node-3831"/><text:span text:style-name="T16">(</text:span><text:bookmark text:name="MJXc-Node-3833"/><text:bookmark text:name="MJXc-Node-3832"/><text:span text:style-name="T12">φ</text:span><text:bookmark text:name="MJXc-Node-3838"/><text:bookmark text:name="MJXc-Node-3837"/><text:bookmark text:name="MJXc-Node-3836"/><text:bookmark text:name="MJXc-Node-3835"/><text:bookmark text:name="MJXc-Node-3834"/><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7"/><text:bookmark text:name="MJXc-Node-3846"/><text:span text:style-name="T12">φ</text:span><text:bookmark text:name="MJXc-Node-3852"/><text:bookmark text:name="MJXc-Node-3851"/><text:bookmark text:name="MJXc-Node-3850"/><text:bookmark text:name="MJXc-Node-3849"/><text:bookmark text:name="MJXc-Node-3848"/><text:span text:style-name="T13">α</text:span><text:bookmark text:name="MJXc-Node-3853"/><text:span text:style-name="T16">(</text:span><text:bookmark text:name="MJXc-Node-3855"/><text:bookmark text:name="MJXc-Node-3854"/><text:span text:style-name="T12">φ</text:span><text:bookmark text:name="MJXc-Node-3860"/><text:bookmark text:name="MJXc-Node-3859"/><text:bookmark text:name="MJXc-Node-3858"/><text:bookmark text:name="MJXc-Node-3857"/><text:bookmark text:name="MJXc-Node-3856"/><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JXc-Node-3869"/><text:bookmark text:name="MJXc-Node-3868"/><text:bookmark text:name="MJXc-Node-3867"/><text:bookmark text:name="MathJax-Element-191-Frame"/><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JXc-Node-3875"/><text:bookmark text:name="MJXc-Node-3874"/><text:bookmark text:name="MJXc-Node-3873"/><text:bookmark text:name="MJXc-Node-3872"/><text:bookmark text:name="MathJax-Element-192-Frame"/><text:span text:style-name="T12">φ</text:span><text:bookmark text:name="MJXc-Node-3880"/><text:bookmark text:name="MJXc-Node-3879"/><text:bookmark text:name="MJXc-Node-3878"/><text:bookmark text:name="MJXc-Node-3877"/><text:bookmark text:name="MJXc-Node-3876"/><text:span text:style-name="T13">λ</text:span><text:bookmark text:name="MJXc-Node-3881"/><text:span text:style-name="T16">(</text:span><text:bookmark text:name="MJXc-Node-3883"/><text:bookmark text:name="MJXc-Node-3882"/><text:span text:style-name="T12">φ</text:span><text:bookmark text:name="MJXc-Node-3888"/><text:bookmark text:name="MJXc-Node-3887"/><text:bookmark text:name="MJXc-Node-3886"/><text:bookmark text:name="MJXc-Node-3885"/><text:bookmark text:name="MJXc-Node-3884"/><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7"/><text:bookmark text:name="MJXc-Node-3896"/><text:span text:style-name="T12">φ</text:span><text:bookmark text:name="MJXc-Node-3902"/><text:bookmark text:name="MJXc-Node-3901"/><text:bookmark text:name="MJXc-Node-3900"/><text:bookmark text:name="MJXc-Node-3899"/><text:bookmark text:name="MJXc-Node-3898"/><text:span text:style-name="T13">α</text:span><text:bookmark text:name="MJXc-Node-3903"/><text:span text:style-name="T16">(</text:span><text:bookmark text:name="MJXc-Node-3905"/><text:bookmark text:name="MJXc-Node-3904"/><text:span text:style-name="T12">φ</text:span><text:bookmark text:name="MJXc-Node-3910"/><text:bookmark text:name="MJXc-Node-3909"/><text:bookmark text:name="MJXc-Node-3908"/><text:bookmark text:name="MJXc-Node-3907"/><text:bookmark text:name="MJXc-Node-3906"/><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JXc-Node-3919"/><text:bookmark text:name="MJXc-Node-3918"/><text:bookmark text:name="MJXc-Node-3917"/><text:bookmark text:name="MathJax-Element-193-Frame"/><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JXc-Node-3925"/><text:bookmark text:name="MJXc-Node-3924"/><text:bookmark text:name="MJXc-Node-3923"/><text:bookmark text:name="MJXc-Node-3922"/><text:bookmark text:name="MathJax-Element-194-Frame"/><text:span text:style-name="T12">φ</text:span><text:bookmark text:name="MJXc-Node-3930"/><text:bookmark text:name="MJXc-Node-3929"/><text:bookmark text:name="MJXc-Node-3928"/><text:bookmark text:name="MJXc-Node-3927"/><text:bookmark text:name="MJXc-Node-3926"/><text:span text:style-name="T13">α</text:span><text:bookmark text:name="MJXc-Node-3931"/><text:span text:style-name="T17">+</text:span><text:bookmark text:name="MJXc-Node-3932"/><text:span text:style-name="T17">1</text:span><text:bookmark text:name="MJXc-Node-3933"/><text:span text:style-name="T16">(</text:span><text:bookmark text:name="MJXc-Node-3935"/><text:bookmark text:name="MJXc-Node-3934"/><text:span text:style-name="T12">φ</text:span><text:bookmark text:name="MJXc-Node-3940"/><text:bookmark text:name="MJXc-Node-3939"/><text:bookmark text:name="MJXc-Node-3938"/><text:bookmark text:name="MJXc-Node-3937"/><text:bookmark text:name="MJXc-Node-3936"/><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9"/><text:bookmark text:name="MJXc-Node-3948"/><text:span text:style-name="T12">φ</text:span><text:bookmark text:name="MJXc-Node-3954"/><text:bookmark text:name="MJXc-Node-3953"/><text:bookmark text:name="MJXc-Node-3952"/><text:bookmark text:name="MJXc-Node-3951"/><text:bookmark text:name="MJXc-Node-3950"/><text:span text:style-name="T13">α</text:span><text:bookmark text:name="MJXc-Node-3955"/><text:span text:style-name="T16">(</text:span><text:bookmark text:name="MJXc-Node-3957"/><text:bookmark text:name="MJXc-Node-3956"/><text:span text:style-name="T12">φ</text:span><text:bookmark text:name="MJXc-Node-3962"/><text:bookmark text:name="MJXc-Node-3961"/><text:bookmark text:name="MJXc-Node-3960"/><text:bookmark text:name="MJXc-Node-3959"/><text:bookmark text:name="MJXc-Node-3958"/><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JXc-Node-3972"/><text:bookmark text:name="MJXc-Node-3971"/><text:bookmark text:name="MJXc-Node-3970"/><text:bookmark text:name="MJXc-Node-3969"/><text:bookmark text:name="MathJax-Element-195-Frame"/><text:span text:style-name="T12">φ</text:span><text:bookmark text:name="MJXc-Node-3975"/><text:bookmark text:name="MJXc-Node-3974"/><text:bookmark text:name="MJXc-Node-3973"/><text:span text:style-name="T13">λ</text:span><text:bookmark text:name="MJXc-Node-3976"/><text:span text:style-name="T16">(</text:span><text:bookmark text:name="MJXc-Node-3978"/><text:bookmark text:name="MJXc-Node-3977"/><text:span text:style-name="T12">φ</text:span><text:bookmark text:name="MJXc-Node-3983"/><text:bookmark text:name="MJXc-Node-3982"/><text:bookmark text:name="MJXc-Node-3981"/><text:bookmark text:name="MJXc-Node-3980"/><text:bookmark text:name="MJXc-Node-3979"/><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90"/><text:bookmark text:name="MJXc-Node-3989"/><text:span text:style-name="T12">φ</text:span><text:bookmark text:name="MJXc-Node-3993"/><text:bookmark text:name="MJXc-Node-3992"/><text:bookmark text:name="MJXc-Node-3991"/><text:span text:style-name="T13">α</text:span><text:bookmark text:name="MJXc-Node-3994"/><text:span text:style-name="T16">(</text:span><text:bookmark text:name="MJXc-Node-3996"/><text:bookmark text:name="MJXc-Node-3995"/><text:span text:style-name="T12">φ</text:span><text:bookmark text:name="MJXc-Node-4001"/><text:bookmark text:name="MJXc-Node-4000"/><text:bookmark text:name="MJXc-Node-3999"/><text:bookmark text:name="MJXc-Node-3998"/><text:bookmark text:name="MJXc-Node-3997"/><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8"/><text:bookmark text:name="MJXc-Node-4007"/><text:span text:style-name="T12">φ</text:span><text:bookmark text:name="MJXc-Node-4011"/><text:bookmark text:name="MJXc-Node-4010"/><text:bookmark text:name="MJXc-Node-4009"/><text:span text:style-name="T13">α</text:span><text:bookmark text:name="MJXc-Node-4012"/><text:span text:style-name="T17">+</text:span><text:bookmark text:name="MJXc-Node-4013"/><text:span text:style-name="T17">1</text:span><text:bookmark text:name="MJXc-Node-4014"/><text:span text:style-name="T16">(</text:span><text:bookmark text:name="MJXc-Node-4016"/><text:bookmark text:name="MJXc-Node-4015"/><text:span text:style-name="T12">φ</text:span><text:bookmark text:name="MJXc-Node-4021"/><text:bookmark text:name="MJXc-Node-4020"/><text:bookmark text:name="MJXc-Node-4019"/><text:bookmark text:name="MJXc-Node-4018"/><text:bookmark text:name="MJXc-Node-4017"/><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8"/><text:bookmark text:name="MJXc-Node-4027"/><text:span text:style-name="T12">φ</text:span><text:bookmark text:name="MJXc-Node-4033"/><text:bookmark text:name="MJXc-Node-4032"/><text:bookmark text:name="MJXc-Node-4031"/><text:bookmark text:name="MJXc-Node-4030"/><text:bookmark text:name="MJXc-Node-4029"/><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JXc-Node-4040"/><text:bookmark text:name="MJXc-Node-4039"/><text:bookmark text:name="MJXc-Node-4038"/><text:bookmark text:name="MJXc-Node-4037"/><text:bookmark text:name="MathJax-Element-196-Frame"/><text:span text:style-name="T12">φ</text:span><text:bookmark text:name="MJXc-Node-4045"/><text:bookmark text:name="MJXc-Node-4044"/><text:bookmark text:name="MJXc-Node-4043"/><text:bookmark text:name="MJXc-Node-4042"/><text:bookmark text:name="MJXc-Node-4041"/><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JXc-Node-4052"/><text:bookmark text:name="MJXc-Node-4051"/><text:bookmark text:name="MJXc-Node-4050"/><text:bookmark text:name="MJXc-Node-4049"/><text:bookmark text:name="MathJax-Element-197-Frame"/><text:span text:style-name="T12">φ</text:span><text:bookmark text:name="MJXc-Node-4055"/><text:bookmark text:name="MJXc-Node-4054"/><text:bookmark text:name="MJXc-Node-4053"/><text:span text:style-name="T13">α</text:span><text:span text:style-name="T21"> </text:span><text:span text:style-name="T9">must occur after </text:span><text:bookmark text:name="MJXc-Node-4059"/><text:bookmark text:name="MJXc-Node-4058"/><text:bookmark text:name="MJXc-Node-4057"/><text:bookmark text:name="MJXc-Node-4056"/><text:bookmark text:name="MathJax-Element-198-Frame"/><text:span text:style-name="T12">φ</text:span><text:bookmark text:name="MJXc-Node-4064"/><text:bookmark text:name="MJXc-Node-4063"/><text:bookmark text:name="MJXc-Node-4062"/><text:bookmark text:name="MJXc-Node-4061"/><text:bookmark text:name="MJXc-Node-4060"/><text:span text:style-name="T13">α</text:span><text:bookmark text:name="MJXc-Node-4065"/><text:span text:style-name="T16">(</text:span><text:bookmark text:name="MJXc-Node-4067"/><text:bookmark text:name="MJXc-Node-4066"/><text:span text:style-name="T12">φ</text:span><text:bookmark text:name="MJXc-Node-4072"/><text:bookmark text:name="MJXc-Node-4071"/><text:bookmark text:name="MJXc-Node-4070"/><text:bookmark text:name="MJXc-Node-4069"/><text:bookmark text:name="MJXc-Node-4068"/><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2">φ</text:span><text:bookmark text:name="MJXc-Node-4085"/><text:bookmark text:name="MJXc-Node-4084"/><text:bookmark text:name="MJXc-Node-4083"/><text:span text:style-name="T13">λ</text:span><text:span text:style-name="T21"> </text:span><text:span text:style-name="T9">must be a fixed point of ALL </text:span><text:bookmark text:name="MJXc-Node-4089"/><text:bookmark text:name="MJXc-Node-4088"/><text:bookmark text:name="MJXc-Node-4087"/><text:bookmark text:name="MJXc-Node-4086"/><text:bookmark text:name="MathJax-Element-200-Frame"/><text:span text:style-name="T12">φ</text:span><text:bookmark text:name="MJXc-Node-4092"/><text:bookmark text:name="MJXc-Node-4091"/><text:bookmark text:name="MJXc-Node-4090"/><text:span text:style-name="T13">X</text:span><text:span text:style-name="T9">'s (with </text:span><text:bookmark text:name="MJXc-Node-4095"/><text:bookmark text:name="MJXc-Node-4094"/><text:bookmark text:name="MJXc-Node-4093"/><text:bookmark text:name="MathJax-Element-201-Frame"/><text:span text:style-name="T12">X</text:span><text:bookmark text:name="MJXc-Node-4096"/><text:span text:style-name="T16">&lt;</text:span><text:bookmark text:name="MJXc-Node-4097"/><text:span text:style-name="T12">λ</text:span><text:span text:style-name="T9">). And yet the value </text:span><text:bookmark text:name="MJXc-Node-4101"/><text:bookmark text:name="MJXc-Node-4100"/><text:bookmark text:name="MJXc-Node-4099"/><text:bookmark text:name="MJXc-Node-4098"/><text:bookmark text:name="MathJax-Element-202-Frame"/><text:span text:style-name="T12">φ</text:span><text:bookmark text:name="MJXc-Node-4106"/><text:bookmark text:name="MJXc-Node-4105"/><text:bookmark text:name="MJXc-Node-4104"/><text:bookmark text:name="MJXc-Node-4103"/><text:bookmark text:name="MJXc-Node-4102"/><text:span text:style-name="T13">λ</text:span><text:bookmark text:name="MJXc-Node-4107"/><text:span text:style-name="T16">(</text:span><text:bookmark text:name="MJXc-Node-4109"/><text:bookmark text:name="MJXc-Node-4108"/><text:span text:style-name="T12">φ</text:span><text:bookmark text:name="MJXc-Node-4114"/><text:bookmark text:name="MJXc-Node-4113"/><text:bookmark text:name="MJXc-Node-4112"/><text:bookmark text:name="MJXc-Node-4111"/><text:bookmark text:name="MJXc-Node-4110"/><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JXc-Node-4124"/><text:bookmark text:name="MJXc-Node-4123"/><text:bookmark text:name="MJXc-Node-4122"/><text:bookmark text:name="MJXc-Node-4121"/><text:bookmark text:name="MathJax-Element-203-Frame"/><text:span text:style-name="T12">φ</text:span><text:bookmark text:name="MJXc-Node-4127"/><text:bookmark text:name="MJXc-Node-4126"/><text:bookmark text:name="MJXc-Node-4125"/><text:span text:style-name="T13">α</text:span><text:span text:style-name="T9">.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oft-pag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249" text:outline-level="4">Ordinal Gamma0 in Coq</text:h>
      <text:p text:style-name="P78">Inductive ordinal : Type :=</text:p>
      <text:p text:style-name="P59"><text:s/><text:span text:style-name="T67">| Zero : ordinal</text:span></text:p>
      <text:p text:style-name="P59"><text:s/><text:span text:style-name="T67">| Succ : ordinal -&gt; ordinal</text:span></text:p>
      <text:p text:style-name="P59"><text:s/><text:span text:style-name="T67">| Limit : (nat -&gt; ordinal) -&gt; ordinal.</text:span></text:p>
      <text:p text:style-name="P67"/>
      <text:p text:style-name="P61">Fixpoint iter (a:Type) (f:a-&gt;a) (n:nat) (x:a) : a :=</text:p>
      <text:p text:style-name="P59"><text:s/><text:span text:style-name="T67">match n with</text:span></text:p>
      <text:p text:style-name="P59"><text:s text:c="2"/><text:span text:style-name="T67">| O =&gt; x</text:span></text:p>
      <text:p text:style-name="P59"><text:s text:c="2"/><text:span text:style-name="T67">| S p =&gt; iter a f p (f x)</text:span></text:p>
      <text:p text:style-name="P59"><text:s/><text:span text:style-name="T67">end.</text:span></text:p>
      <text:p text:style-name="P67"/>
      <text:p text:style-name="P61">Definition OpLim (F:nat-&gt;ordinal-&gt;ordinal) (a:ordinal) : ordinal :=</text:p>
      <text:p text:style-name="P59"><text:s/><text:span text:style-name="T67">Limit (fun n =&gt; F n a).</text:span></text:p>
      <text:p text:style-name="P59"><text:s/></text:p>
      <text:p text:style-name="P61">Definition OpItw (f:ordinal-&gt;ordinal) : ordinal-&gt;ordinal :=</text:p>
      <text:p text:style-name="P59"><text:s/><text:span text:style-name="T67">OpLim (iter _ f).</text:span></text:p>
      <text:p text:style-name="P67"/>
      <text:p text:style-name="P61">Fixpoint cantor (a:ordinal) (c:ordinal) : ordinal :=</text:p>
      <text:p text:style-name="P59"><text:s/><text:span text:style-name="T67">match c with</text:span></text:p>
      <text:p text:style-name="P59"><text:s text:c="2"/><text:span text:style-name="T67">| Zero =&gt; Succ a</text:span></text:p>
      <text:p text:style-name="P59"><text:s text:c="2"/><text:span text:style-name="T67">| Succ b =&gt; OpItw (fun x =&gt; cantor x b) a</text:span></text:p>
      <text:p text:style-name="P59"><text:s text:c="2"/><text:span text:style-name="T67">| Limit f =&gt; Limit (fun n =&gt; cantor a (f n))</text:span></text:p>
      <text:p text:style-name="P59"><text:s/><text:span text:style-name="T67">end.</text:span></text:p>
      <text:p text:style-name="P67"/>
      <text:p text:style-name="P61">Fixpoint Nabla (f:ordinal-&gt;ordinal) (b:ordinal) : ordinal :=</text:p>
      <text:p text:style-name="P59"><text:s/><text:span text:style-name="T67">match b with</text:span></text:p>
      <text:p text:style-name="P59"><text:s text:c="2"/><text:span text:style-name="T67">| Zero =&gt; f Zero</text:span></text:p>
      <text:p text:style-name="P59"><text:s text:c="2"/><text:span text:style-name="T67">| Succ a =&gt; f (Succ (Nabla f a))</text:span></text:p>
      <text:p text:style-name="P59"><text:s text:c="2"/><text:span text:style-name="T67">| Limit h =&gt; Limit (fun n =&gt; Nabla f (h n))</text:span></text:p>
      <text:p text:style-name="P59"><text:s/><text:span text:style-name="T67">end.</text:span></text:p>
      <text:p text:style-name="P67"/>
      <text:p text:style-name="P61">Definition deriv (f:ordinal-&gt;ordinal) : ordinal-&gt;ordinal :=</text:p>
      <text:p text:style-name="P59"><text:s/><text:span text:style-name="T67">Nabla (OpItw f).</text:span></text:p>
      <text:p text:style-name="P67"><text:soft-page-break/></text:p>
      <text:p text:style-name="P61">Fixpoint veblen (b:ordinal) : ordinal-&gt;ordinal :=</text:p>
      <text:p text:style-name="P59"><text:s/><text:span text:style-name="T67">match b with</text:span></text:p>
      <text:p text:style-name="P59"><text:s text:c="2"/><text:span text:style-name="T67">| Zero =&gt; Nabla (OpLim (iter _ (cantor Zero)))</text:span></text:p>
      <text:p text:style-name="P59"><text:s text:c="2"/><text:span text:style-name="T67">| Succ a =&gt; Nabla (OpLim (iter _ (veblen a)))</text:span></text:p>
      <text:p text:style-name="P59"><text:s text:c="2"/><text:span text:style-name="T67">| Limit f =&gt; Nabla (OpLim (fun n =&gt; veblen (f n)))</text:span></text:p>
      <text:p text:style-name="P59"><text:s/><text:span text:style-name="T67">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05">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9">(* <text:s/>Title: <text:s text:c="5"/>HOL/Induct/Ordinals.thy</text:p>
      <text:p text:style-name="P242"><text:s text:c="4"/><text:span text:style-name="T73">Author: <text:s text:c="4"/>Stefan Berghofer and Markus Wenzel, TU Muenchen</text:span></text:p>
      <text:p text:style-name="P243">*)</text:p>
      <text:p text:style-name="P248"/>
      <text:p text:style-name="P244"><text:span text:style-name="T74">section</text:span> <text:span text:style-name="T75">‹Ordinals›</text:span></text:p>
      <text:p text:style-name="P248"/>
      <text:p text:style-name="P244"><text:span text:style-name="T74">theory</text:span> Ordinals</text:p>
      <text:p text:style-name="P244"><text:span text:style-name="T76">imports</text:span> Main</text:p>
      <text:p text:style-name="P246">begin</text:p>
      <text:p text:style-name="P248"/>
      <text:p text:style-name="P244"><text:span text:style-name="T74">text</text:span> <text:span text:style-name="T75">‹</text:span></text:p>
      <text:p text:style-name="P247"><text:s text:c="2"/><text:span text:style-name="T73">Some basic definitions of ordinal numbers. <text:s/>Draws an Agda</text:span></text:p>
      <text:p text:style-name="P247"><text:s text:c="2"/><text:span text:style-name="T73">development (in Martin-L\"of type theory) by Peter Hancock (see</text:span></text:p>
      <text:p text:style-name="P247"><text:s text:c="2"/><text:span text:style-name="T73">?â¹http://www.dcs.ed.ac.uk/home/pgh/chat.html›).</text:span></text:p>
      <text:p text:style-name="P247">›</text:p>
      <text:p text:style-name="P248"/>
      <text:p text:style-name="P244"><text:span text:style-name="T74">datatype</text:span> ordinal =</text:p>
      <text:p text:style-name="P245"><text:s text:c="4"/><text:span text:style-name="T73">Zero</text:span></text:p>
      <text:p text:style-name="P245"><text:s text:c="2"/><text:span text:style-name="T73">| Succ ordinal</text:span></text:p>
      <text:p text:style-name="P245"><text:s text:c="2"/><text:span text:style-name="T73">| Limit </text:span><text:span text:style-name="T79">"nat ⇒ ordinal"</text:span></text:p>
      <text:p text:style-name="P248"/>
      <text:p text:style-name="P244"><text:span text:style-name="T74">primrec</text:span> pred :: <text:span text:style-name="T78">"ordinal ⇒ nat ⇒ ordinal option"</text:span></text:p>
      <text:p text:style-name="P246">where</text:p>
      <text:p text:style-name="P245"><text:s text:c="2"/><text:span text:style-name="T79">"pred Zero n = None"</text:span></text:p>
      <text:p text:style-name="P244">| <text:span text:style-name="T78">"pred (Succ a) n = Some a"</text:span></text:p>
      <text:p text:style-name="P244">| <text:span text:style-name="T78">"pred (Limit f) n = Some (f n)"</text:span></text:p>
      <text:p text:style-name="P248"/>
      <text:p text:style-name="P244"><text:span text:style-name="T74">abbreviation</text:span> (input) iter :: <text:span text:style-name="T78">"('a ⇒ 'a) ⇒ nat ⇒ ('a ⇒ 'a)"</text:span></text:p>
      <text:p text:style-name="P245"><text:s text:c="2"/><text:span text:style-name="T77">where</text:span><text:span text:style-name="T73"> </text:span><text:span text:style-name="T79">"iter f n ≡ f ^^ n"</text:span></text:p>
      <text:p text:style-name="P248"/>
      <text:p text:style-name="P244"><text:span text:style-name="T74">definition</text:span> OpLim :: <text:span text:style-name="T78">"(nat ⇒ (ordinal ⇒ ordinal)) ⇒ (ordinal ⇒ ordinal)"</text:span></text:p>
      <text:p text:style-name="P245"><text:s text:c="2"/><text:span text:style-name="T77">where</text:span><text:span text:style-name="T73"> </text:span><text:span text:style-name="T79">"OpLim F a = Limit (λn. F n a)"</text:span></text:p>
      <text:p text:style-name="P248"/>
      <text:p text:style-name="P244"><text:span text:style-name="T74">definition</text:span> OpItw :: <text:span text:style-name="T78">"(ordinal ⇒ ordinal) ⇒ (ordinal ⇒ ordinal)"</text:span> <text:s/>(<text:span text:style-name="T78">"⨆"</text:span>)</text:p>
      <text:p text:style-name="P245"><text:s text:c="2"/><text:span text:style-name="T77">where</text:span><text:span text:style-name="T73"> </text:span><text:span text:style-name="T79">"⨆f = OpLim (iter f)"</text:span></text:p>
      <text:p text:style-name="P248"/>
      <text:p text:style-name="P244"><text:span text:style-name="T74">primrec</text:span> cantor :: <text:span text:style-name="T78">"ordinal ⇒ ordinal ⇒ ordinal"</text:span></text:p>
      <text:p text:style-name="P246">where</text:p>
      <text:p text:style-name="P245"><text:s text:c="2"/><text:span text:style-name="T79">"cantor a Zero = Succ a"</text:span></text:p>
      <text:p text:style-name="P244">| <text:span text:style-name="T78">"cantor a (Succ b) = ⨆(λx. cantor x b) a"</text:span></text:p>
      <text:p text:style-name="P244"><text:soft-page-break/>| <text:span text:style-name="T78">"cantor a (Limit f) = Limit (λn. cantor a (f n))"</text:span></text:p>
      <text:p text:style-name="P248"/>
      <text:p text:style-name="P244"><text:span text:style-name="T74">primrec</text:span> Nabla :: <text:span text:style-name="T78">"(ordinal ⇒ ordinal) ⇒ (ordinal ⇒ ordinal)"</text:span> <text:s/>(<text:span text:style-name="T78">"∇"</text:span>)</text:p>
      <text:p text:style-name="P246">where</text:p>
      <text:p text:style-name="P245"><text:s text:c="2"/><text:span text:style-name="T79">"∇f Zero = f Zero"</text:span></text:p>
      <text:p text:style-name="P244">| <text:span text:style-name="T78">"∇f (Succ a) = f (Succ (∇f a))"</text:span></text:p>
      <text:p text:style-name="P244">| <text:span text:style-name="T78">"∇f (Limit h) = Limit (λn. ∇f (h n))"</text:span></text:p>
      <text:p text:style-name="P248"/>
      <text:p text:style-name="P244"><text:span text:style-name="T74">definition</text:span> deriv :: <text:span text:style-name="T78">"(ordinal ⇒ ordinal) ⇒ (ordinal ⇒ ordinal)"</text:span></text:p>
      <text:p text:style-name="P245"><text:s text:c="2"/><text:span text:style-name="T77">where</text:span><text:span text:style-name="T73"> </text:span><text:span text:style-name="T79">"deriv f = ∇(⨆f)"</text:span></text:p>
      <text:p text:style-name="P248"/>
      <text:p text:style-name="P244"><text:span text:style-name="T74">primrec</text:span> veblen :: <text:span text:style-name="T78">"ordinal ⇒ ordinal ⇒ ordinal"</text:span></text:p>
      <text:p text:style-name="P246">where</text:p>
      <text:p text:style-name="P245"><text:s text:c="2"/><text:span text:style-name="T79">"veblen Zero = ∇(OpLim (iter (cantor Zero)))"</text:span></text:p>
      <text:p text:style-name="P244">| <text:span text:style-name="T78">"veblen (Succ a) = ∇(OpLim (iter (veblen a)))"</text:span></text:p>
      <text:p text:style-name="P244">| <text:span text:style-name="T78">"veblen (Limit f) = ∇(OpLim (λn. veblen (f n)))"</text:span></text:p>
      <text:p text:style-name="P248"/>
      <text:p text:style-name="P244"><text:span text:style-name="T74">definition</text:span> <text:span text:style-name="T78">"veb a = veblen a Zero"</text:span></text:p>
      <text:p text:style-name="P244"><text:span text:style-name="T74">definition</text:span> <text:span text:style-name="T78">"ε⇩</text:span><text:span text:style-name="T80">0</text:span><text:span text:style-name="T78"> = veb Zero"</text:span></text:p>
      <text:p text:style-name="P244"><text:span text:style-name="T74">definition</text:span> <text:span text:style-name="T78">"Γ⇩</text:span><text:span text:style-name="T80">0</text:span><text:span text:style-name="T78"> = Limit (λn. iter veb n Zero)"</text:span></text:p>
      <text:p text:style-name="P248"/>
      <text:p text:style-name="P237">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7">are connected with the Gentzen lens, for</text:span></text:p>
      <text:p text:style-name="P59"><text:s text:c="3"/><text:span text:style-name="T67">the datatype of formal ordinals -}</text:span></text:p>
      <text:p text:style-name="P67"/>
      <text:p text:style-name="P61">package Ordinals where</text:p>
      <text:p text:style-name="P67"/>
      <text:p text:style-name="P59"><text:s text:c="2"/><text:span text:style-name="T67">open Amenities use </text:span></text:p>
      <text:p text:style-name="P59"><text:s text:c="5"/><text:span text:style-name="T67">Pi, implies , and, </text:span></text:p>
      <text:p text:style-name="P59"><text:s text:c="5"/><text:span text:style-name="T67">N1, N0</text:span></text:p>
      <text:p text:style-name="P67"/>
      <text:p text:style-name="P59"><text:s text:c="2"/><text:span text:style-name="T67">open Naturals use </text:span></text:p>
      <text:p text:style-name="P59"><text:s text:c="5"/><text:span text:style-name="T67">Nat, It, Rec, Seq</text:span></text:p>
      <text:p text:style-name="P67"/>
      <text:p text:style-name="P59"><text:s text:c="2"/><text:span text:style-name="T67">Ord :: Set = data O </text:span></text:p>
      <text:p text:style-name="P59"><text:s text:c="18"/><text:span text:style-name="T67">| S (a :: Ord) </text:span></text:p>
      <text:p text:style-name="P59"><text:s text:c="18"/><text:span text:style-name="T67">| L (ls :: (n :: Nat)-&gt;Ord)</text:span></text:p>
      <text:p text:style-name="P67"/>
      <text:p text:style-name="P59"><text:s text:c="2"/><text:span text:style-name="T67">{- Some less barbarous notation -} <text:s/></text:span></text:p>
      <text:p text:style-name="P59"><text:s text:c="2"/><text:span text:style-name="T67">zero <text:s/>:: Ord <text:s text:c="7"/>= O@Ord</text:span></text:p>
      <text:p text:style-name="P59"><text:s text:c="2"/><text:span text:style-name="T67">succ <text:s/>:: Ord -&gt; Ord = S@Ord</text:span></text:p>
      <text:p text:style-name="P59"><text:s text:c="2"/><text:span text:style-name="T67">limit :: (Nat -&gt; Ord) -&gt; Ord = L@Ord</text:span></text:p>
      <text:p text:style-name="P67"/>
      <text:p text:style-name="P59"><text:s text:c="2"/><text:span text:style-name="T67">{------ The transition structure on Ord ---}</text:span></text:p>
      <text:p text:style-name="P67"/>
      <text:p text:style-name="P59"><text:s text:c="2"/><text:span text:style-name="T67">{- Cofinality -}</text:span></text:p>
      <text:p text:style-name="P59"><text:s text:c="2"/><text:span text:style-name="T67">C (a :: Ord) :: Set</text:span></text:p>
      <text:p text:style-name="P59"><text:s text:c="4"/><text:span text:style-name="T67">= case a of </text:span></text:p>
      <text:p text:style-name="P59"><text:s text:c="8"/><text:span text:style-name="T67">(O) <text:s text:c="3"/>-&gt; N0</text:span></text:p>
      <text:p text:style-name="P59"><text:s text:c="8"/><text:span text:style-name="T67">(S a') -&gt; N1</text:span></text:p>
      <text:p text:style-name="P59"><text:s text:c="8"/><text:span text:style-name="T67">(L ls) -&gt; Nat</text:span></text:p>
      <text:p text:style-name="P59"><text:s text:c="2"/></text:p>
      <text:p text:style-name="P59"><text:s text:c="2"/><text:span text:style-name="T67">{- Predecessor -}</text:span></text:p>
      <text:p text:style-name="P59"><text:s text:c="2"/><text:span text:style-name="T67">pd (a :: Ord) (t :: C a) :: Ord</text:span></text:p>
      <text:p text:style-name="P59"><text:s text:c="4"/><text:span text:style-name="T67">= case a of </text:span></text:p>
      <text:p text:style-name="P59"><text:s text:c="8"/><text:span text:style-name="T67">(O) <text:s text:c="3"/>-&gt; case t of { }</text:span></text:p>
      <text:p text:style-name="P59"><text:s text:c="8"/><text:span text:style-name="T67">(S a') -&gt; a'</text:span></text:p>
      <text:p text:style-name="P59"><text:s text:c="8"/><text:span text:style-name="T67">(L ls) -&gt; ls t</text:span></text:p>
      <text:p text:style-name="P67"/>
      <text:p text:style-name="P59"><text:s text:c="2"/><text:span text:style-name="T67">{--------- operations from Ords to Ords ------------}</text:span></text:p>
      <text:p text:style-name="P59"><text:s text:c="2"/></text:p>
      <text:p text:style-name="P59"><text:s text:c="2"/><text:span text:style-name="T67">Op :: Set = Ord -&gt; Ord </text:span></text:p>
      <text:p text:style-name="P67"/>
      <text:p text:style-name="P59"><text:s text:c="2"/><text:span text:style-name="T67">{- Composing operations -} <text:s/></text:span></text:p>
      <text:p text:style-name="P59"><text:s text:c="2"/><text:span text:style-name="T67">Comp :: Op -&gt; Op -&gt; Op</text:span></text:p>
      <text:p text:style-name="P59"><text:s text:c="5"/><text:span text:style-name="T67">= \(f :: Op) -&gt; \(g :: Op) -&gt; \(a :: Ord) -&gt; </text:span></text:p>
      <text:p text:style-name="P59"><text:s text:c="7"/><text:span text:style-name="T67">f (g a)</text:span></text:p>
      <text:p text:style-name="P67"/>
      <text:p text:style-name="P59"><text:s text:c="2"/><text:span text:style-name="T67">{- Iterating operations, to get a sequence -}</text:span></text:p>
      <text:p text:style-name="P59"><text:s text:c="2"/><text:span text:style-name="T67">OpIt :: Op -&gt; Seq Op</text:span></text:p>
      <text:p text:style-name="P59"><text:s text:c="5"/><text:span text:style-name="T67">= It Ord </text:span></text:p>
      <text:p text:style-name="P67"/>
      <text:p text:style-name="P59"><text:s text:c="2"/><text:span text:style-name="T67">{- pointwise limit of a seuence of operations -}</text:span></text:p>
      <text:p text:style-name="P59"><text:soft-page-break/><text:s text:c="2"/><text:span text:style-name="T67">OpLim :: Seq Op -&gt; Op</text:span></text:p>
      <text:p text:style-name="P59"><text:s text:c="5"/><text:span text:style-name="T67">= \(fs :: Nat -&gt; Op) -&gt; \(a :: Ord) -&gt; </text:span></text:p>
      <text:p text:style-name="P59"><text:s text:c="7"/><text:span text:style-name="T67">limit (\(n :: Nat) -&gt; fs n a) <text:s/></text:span></text:p>
      <text:p text:style-name="P67"/>
      <text:p text:style-name="P59"><text:s text:c="2"/><text:span text:style-name="T67">{- omega iterating an operation -}</text:span></text:p>
      <text:p text:style-name="P59"><text:s text:c="2"/><text:span text:style-name="T67">OpItw :: Op -&gt; Op</text:span></text:p>
      <text:p text:style-name="P59"><text:s text:c="5"/><text:span text:style-name="T67">= \(f :: Op) -&gt; OpLim (OpIt f)</text:span></text:p>
      <text:p text:style-name="P67"/>
      <text:p text:style-name="P59"><text:s text:c="2"/><text:span text:style-name="T67">{------------ Cantor hierarchy -------------------}</text:span></text:p>
      <text:p text:style-name="P67"/>
      <text:p text:style-name="P59"><text:s text:c="2"/><text:span text:style-name="T67">{- recursive (in second argument). -}</text:span></text:p>
      <text:p text:style-name="P59"><text:s text:c="2"/><text:span text:style-name="T67">w :: Ord -&gt; Ord -&gt; Ord</text:span></text:p>
      <text:p text:style-name="P59"><text:s text:c="5"/><text:span text:style-name="T67">= \(a :: Ord) -&gt; </text:span></text:p>
      <text:p text:style-name="P59"><text:s text:c="7"/><text:span text:style-name="T67">\(b :: Ord) -&gt; </text:span></text:p>
      <text:p text:style-name="P59"><text:s text:c="8"/><text:span text:style-name="T67">case b of </text:span></text:p>
      <text:p text:style-name="P59"><text:s text:c="10"/><text:span text:style-name="T67">(O) <text:s text:c="3"/>-&gt; succ a</text:span></text:p>
      <text:p text:style-name="P59"><text:s text:c="10"/><text:span text:style-name="T67">(S b') -&gt; OpItw (\(x :: Ord) -&gt; x `w` b') a</text:span></text:p>
      <text:p text:style-name="P59"><text:s text:c="10"/><text:span text:style-name="T67">(L ls) -&gt; limit (\(n :: Nat) -&gt; a `w` (ls n))</text:span></text:p>
      <text:p text:style-name="P67"/>
      <text:p text:style-name="P59"><text:s text:c="2"/><text:span text:style-name="T67">{- The function a |-&gt; w^a -}</text:span></text:p>
      <text:p text:style-name="P59"><text:s text:c="2"/><text:span text:style-name="T67">wexp :: Op = w zero</text:span></text:p>
      <text:p text:style-name="P67"/>
      <text:p text:style-name="P59"><text:s text:c="2"/><text:span text:style-name="T67">{-------- Things related to the Veblen hierarchy --------}</text:span></text:p>
      <text:p text:style-name="P67"/>
      <text:p text:style-name="P59"><text:s text:c="2"/><text:span text:style-name="T67">{- \a -&gt; (f.(+1))^a (f 0) : an essential part of derivative -} </text:span></text:p>
      <text:p text:style-name="P59"><text:s text:c="2"/><text:span text:style-name="T67">{- recursive. -}</text:span></text:p>
      <text:p text:style-name="P59"><text:s text:c="2"/><text:span text:style-name="T67">Nabla :: Op -&gt; Op</text:span></text:p>
      <text:p text:style-name="P59"><text:s text:c="5"/><text:span text:style-name="T67">= \(f :: Op) -&gt; \(a :: Ord) -&gt; </text:span></text:p>
      <text:p text:style-name="P59"><text:s text:c="7"/><text:span text:style-name="T67">case a of </text:span></text:p>
      <text:p text:style-name="P59"><text:s text:c="9"/><text:span text:style-name="T67">(O) <text:s text:c="3"/>-&gt; f zero</text:span></text:p>
      <text:p text:style-name="P59"><text:s text:c="9"/><text:span text:style-name="T67">(S a') -&gt; f (succ (Nabla f a'))</text:span></text:p>
      <text:p text:style-name="P59"><text:s text:c="9"/><text:span text:style-name="T67">(L ls) -&gt; limit (\(n :: Nat) -&gt; Nabla f (ls n))</text:span></text:p>
      <text:p text:style-name="P67"/>
      <text:p text:style-name="P59"><text:s text:c="2"/><text:span text:style-name="T67">{- derivative of a normal function -}</text:span></text:p>
      <text:p text:style-name="P59"><text:s text:c="2"/><text:span text:style-name="T67">deriv :: Op -&gt; Op</text:span></text:p>
      <text:p text:style-name="P59"><text:s text:c="5"/><text:span text:style-name="T67">= \(f :: Op) -&gt; Nabla (OpItw f) </text:span></text:p>
      <text:p text:style-name="P67"/>
      <text:p text:style-name="P59"><text:s text:c="2"/><text:span text:style-name="T67">{- derivative of a sequence of normal function -}</text:span></text:p>
      <text:p text:style-name="P59"><text:s text:c="2"/><text:span text:style-name="T67">derivl :: (Nat -&gt; Op) -&gt; Op</text:span></text:p>
      <text:p text:style-name="P59"><text:s text:c="5"/><text:span text:style-name="T67">= \(sf :: Nat -&gt; Op) -&gt; Nabla (OpLim sf) </text:span></text:p>
      <text:p text:style-name="P67"/>
      <text:p text:style-name="P59"><text:s text:c="2"/><text:span text:style-name="T67">{- Veblen hierarchy -}</text:span></text:p>
      <text:p text:style-name="P59"><text:s text:c="2"/><text:span text:style-name="T67">{- recursive -}</text:span></text:p>
      <text:p text:style-name="P59"><text:s text:c="2"/><text:span text:style-name="T67">v :: Ord -&gt; Ord -&gt; Ord</text:span></text:p>
      <text:p text:style-name="P59"><text:s text:c="5"/><text:span text:style-name="T67">= \(a :: Ord) -&gt; </text:span></text:p>
      <text:p text:style-name="P59"><text:s text:c="8"/><text:span text:style-name="T67">let { pds :: Seq Op = </text:span></text:p>
      <text:p text:style-name="P59"><text:s text:c="17"/><text:span text:style-name="T67">case a of </text:span></text:p>
      <text:p text:style-name="P59"><text:s text:c="19"/><text:span text:style-name="T67">(O) <text:s text:c="3"/>-&gt; OpIt (w a) </text:span></text:p>
      <text:p text:style-name="P59"><text:s text:c="19"/><text:span text:style-name="T67">(S a') -&gt; OpIt (v a')</text:span></text:p>
      <text:p text:style-name="P59"><text:s text:c="19"/><text:span text:style-name="T67">(L ls) -&gt; \(n :: Nat) -&gt; v (ls n)</text:span></text:p>
      <text:p text:style-name="P59"><text:s text:c="8"/><text:span text:style-name="T67">} in Nabla (OpLim pds)</text:span></text:p>
      <text:p text:style-name="P67"/>
      <text:p text:style-name="P59"><text:s text:c="2"/><text:span text:style-name="T67">veb :: Op </text:span></text:p>
      <text:p text:style-name="P59"><text:s text:c="4"/><text:span text:style-name="T67">= \(a :: Ord) -&gt; v a zero</text:span></text:p>
      <text:p text:style-name="P67"/>
      <text:p text:style-name="P59"><text:s text:c="2"/><text:span text:style-name="T67">{-------- The landmark ordinals ------------}</text:span></text:p>
      <text:p text:style-name="P67"/>
      <text:p text:style-name="P59"><text:s text:c="2"/><text:span text:style-name="T67">epsilon0 :: Ord = veb zero</text:span></text:p>
      <text:p text:style-name="P67"/>
      <text:p text:style-name="P59"><text:s text:c="2"/><text:span text:style-name="T67">Gamma0 :: Ord = limit (\ (n :: Nat) -&gt; </text:span></text:p>
      <text:p text:style-name="P233"><text:s text:c="6"/><text:span text:style-name="T67">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50"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04"><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1">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2">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2">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2">nombre fini de variables : </text:span>phi (an, …, a1, a0) = phi (n:an, …, 1:a1, 0:a0)</text:p>
      <text:p text:style-name="P14"><text:s/>- <text:span text:style-name="T62">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1"><text:s text:c="6"/>A.</text:span> <text:bookmark text:name="MathJax-Span-77"/><text:bookmark text:name="MathJax-Span-76"/><text:bookmark text:name="MathJax-Span-75"/><text:bookmark text:name="MathJax-Element-17-Frame"/><text:span text:style-name="T53">φ</text:span><text:bookmark text:name="MathJax-Span-78"/><text:span text:style-name="T52">(</text:span><text:bookmark text:name="MathJax-Span-80"/><text:bookmark text:name="MathJax-Span-79"/><text:span text:style-name="T52">0</text:span><text:bookmark text:name="MathJax-Span-81"/><text:span text:style-name="T54">0</text:span><text:bookmark text:name="MathJax-Span-82"/><text:span text:style-name="T52">,</text:span><text:bookmark text:name="MathJax-Span-84"/><text:bookmark text:name="MathJax-Span-83"/><text:span text:style-name="T52">0</text:span><text:bookmark text:name="MathJax-Span-85"/><text:span text:style-name="T54">1</text:span><text:bookmark text:name="MathJax-Span-86"/><text:span text:style-name="T52">,</text:span><text:bookmark text:name="MathJax-Span-87"/><text:span text:style-name="T58">…</text:span><text:bookmark text:name="MathJax-Span-88"/><text:span text:style-name="T52">,</text:span><text:bookmark text:name="MathJax-Span-90"/><text:bookmark text:name="MathJax-Span-89"/><text:span text:style-name="T52">1</text:span><text:bookmark text:name="MathJax-Span-93"/><text:bookmark text:name="MathJax-Span-92"/><text:bookmark text:name="MathJax-Span-91"/><text:span text:style-name="T55">α</text:span><text:bookmark text:name="MathJax-Span-94"/><text:span text:style-name="T54">+</text:span><text:bookmark text:name="MathJax-Span-95"/><text:span text:style-name="T54">1</text:span><text:bookmark text:name="MathJax-Span-96"/><text:span text:style-name="T52">)</text:span><text:bookmark text:name="MathJax-Span-97"/><text:span text:style-name="T52">=</text:span><text:bookmark text:name="MathJax-Span-99"/><text:bookmark text:name="MathJax-Span-98"/><text:span text:style-name="T52">sup</text:span><text:bookmark text:name="MathJax-Span-100"/><text:span text:style-name="T58">≺</text:span><text:bookmark text:name="MathJax-Span-101"/><text:span text:style-name="T52">{</text:span><text:bookmark text:name="MathJax-Span-102"/><text:span text:style-name="T53">φ</text:span><text:bookmark text:name="MathJax-Span-103"/><text:span text:style-name="T52">(</text:span><text:bookmark text:name="MathJax-Span-105"/><text:bookmark text:name="MathJax-Span-104"/><text:span text:style-name="T52">0</text:span><text:bookmark text:name="MathJax-Span-106"/><text:span text:style-name="T54">0</text:span><text:bookmark text:name="MathJax-Span-107"/><text:span text:style-name="T52">,</text:span><text:bookmark text:name="MathJax-Span-109"/><text:bookmark text:name="MathJax-Span-108"/><text:span text:style-name="T52">0</text:span><text:bookmark text:name="MathJax-Span-110"/><text:span text:style-name="T54">1</text:span><text:bookmark text:name="MathJax-Span-111"/><text:span text:style-name="T52">,</text:span><text:bookmark text:name="MathJax-Span-112"/><text:span text:style-name="T58">…</text:span><text:bookmark text:name="MathJax-Span-113"/><text:span text:style-name="T52">,</text:span><text:bookmark text:name="MathJax-Span-115"/><text:bookmark text:name="MathJax-Span-114"/><text:span text:style-name="T53">x</text:span><text:bookmark text:name="MathJax-Span-116"/><text:span text:style-name="T55">α</text:span><text:bookmark text:name="MathJax-Span-117"/><text:span text:style-name="T52">)</text:span><text:bookmark text:name="MathJax-Span-118"/><text:span text:style-name="T52">:</text:span><text:bookmark text:name="MathJax-Span-119"/><text:span text:style-name="T53">x</text:span><text:bookmark text:name="MathJax-Span-120"/><text:span text:style-name="T58">∈</text:span><text:bookmark text:name="MathJax-Span-121"/><text:span text:style-name="T52">On</text:span><text:bookmark text:name="MathJax-Span-122"/><text:span text:style-name="T52">}</text:span>.</text:p>
      <text:p text:style-name="P129"><text:span text:style-name="T51">B.</text:span> <text:bookmark text:name="MathJax-Span-125"/><text:bookmark text:name="MathJax-Span-124"/><text:bookmark text:name="MathJax-Span-123"/><text:bookmark text:name="MathJax-Element-18-Frame"/><text:span text:style-name="T53">φ</text:span><text:bookmark text:name="MathJax-Span-126"/><text:span text:style-name="T52">(</text:span><text:bookmark text:name="MathJax-Span-128"/><text:bookmark text:name="MathJax-Span-127"/><text:span text:style-name="T52">0</text:span><text:bookmark text:name="MathJax-Span-129"/><text:span text:style-name="T54">0</text:span><text:bookmark text:name="MathJax-Span-130"/><text:span text:style-name="T52">,</text:span><text:bookmark text:name="MathJax-Span-132"/><text:bookmark text:name="MathJax-Span-131"/><text:span text:style-name="T52">0</text:span><text:bookmark text:name="MathJax-Span-133"/><text:span text:style-name="T54">1</text:span><text:bookmark text:name="MathJax-Span-134"/><text:span text:style-name="T52">,</text:span><text:bookmark text:name="MathJax-Span-135"/><text:span text:style-name="T58">…</text:span><text:bookmark text:name="MathJax-Span-136"/><text:span text:style-name="T52">,</text:span><text:bookmark text:name="MathJax-Span-138"/><text:bookmark text:name="MathJax-Span-137"/><text:span text:style-name="T52">1</text:span><text:bookmark text:name="MathJax-Span-139"/><text:span text:style-name="T55">α</text:span><text:bookmark text:name="MathJax-Span-140"/><text:span text:style-name="T52">)</text:span><text:bookmark text:name="MathJax-Span-141"/><text:span text:style-name="T52">=</text:span><text:bookmark text:name="MathJax-Span-143"/><text:bookmark text:name="MathJax-Span-142"/><text:span text:style-name="T52">sup</text:span><text:bookmark text:name="MathJax-Span-144"/><text:span text:style-name="T58">≺</text:span><text:bookmark text:name="MathJax-Span-145"/><text:span text:style-name="T52">{</text:span><text:bookmark text:name="MathJax-Span-146"/><text:span text:style-name="T53">φ</text:span><text:bookmark text:name="MathJax-Span-147"/><text:span text:style-name="T52">(</text:span><text:bookmark text:name="MathJax-Span-149"/><text:bookmark text:name="MathJax-Span-148"/><text:span text:style-name="T52">0</text:span><text:bookmark text:name="MathJax-Span-150"/><text:span text:style-name="T54">0</text:span><text:bookmark text:name="MathJax-Span-151"/><text:span text:style-name="T52">,</text:span><text:bookmark text:name="MathJax-Span-153"/><text:bookmark text:name="MathJax-Span-152"/><text:span text:style-name="T52">0</text:span><text:bookmark text:name="MathJax-Span-154"/><text:span text:style-name="T54">1</text:span><text:bookmark text:name="MathJax-Span-155"/><text:span text:style-name="T52">,</text:span><text:bookmark text:name="MathJax-Span-156"/><text:span text:style-name="T58">…</text:span><text:bookmark text:name="MathJax-Span-157"/><text:span text:style-name="T52">,</text:span><text:bookmark text:name="MathJax-Span-159"/><text:bookmark text:name="MathJax-Span-158"/><text:span text:style-name="T52">1</text:span><text:bookmark text:name="MathJax-Span-160"/><text:span text:style-name="T55">β</text:span><text:bookmark text:name="MathJax-Span-161"/><text:span text:style-name="T52">)</text:span><text:bookmark text:name="MathJax-Span-162"/><text:span text:style-name="T52">:</text:span><text:bookmark text:name="MathJax-Span-163"/><text:span text:style-name="T53">β</text:span><text:bookmark text:name="MathJax-Span-164"/><text:span text:style-name="T52">&lt;</text:span><text:bookmark text:name="MathJax-Span-165"/><text:span text:style-name="T53">α</text:span><text:bookmark text:name="MathJax-Span-166"/><text:span text:style-name="T52">}</text:span> where <text:bookmark text:name="MathJax-Span-169"/><text:bookmark text:name="MathJax-Span-168"/><text:bookmark text:name="MathJax-Span-167"/><text:bookmark text:name="MathJax-Element-19-Frame"/><text:span text:style-name="T53">α</text:span><text:bookmark text:name="MathJax-Span-170"/><text:span text:style-name="T58">∈</text:span><text:bookmark text:name="MathJax-Span-171"/><text:span text:style-name="T52">Lim</text:span></text:p>
      <text:p text:style-name="P129"><text:span text:style-name="T51">C.</text:span> <text:bookmark text:name="MathJax-Span-174"/><text:bookmark text:name="MathJax-Span-173"/><text:bookmark text:name="MathJax-Span-172"/><text:bookmark text:name="MathJax-Element-20-Frame"/><text:span text:style-name="T53">φ</text:span><text:bookmark text:name="MathJax-Span-175"/><text:span text:style-name="T52">(</text:span><text:bookmark text:name="MathJax-Span-176"/><text:span text:style-name="T52">(</text:span><text:bookmark text:name="MathJax-Span-177"/><text:span text:style-name="T53">x</text:span><text:bookmark text:name="MathJax-Span-178"/><text:span text:style-name="T52">+</text:span><text:bookmark text:name="MathJax-Span-179"/><text:span text:style-name="T52">1</text:span><text:bookmark text:name="MathJax-Span-181"/><text:bookmark text:name="MathJax-Span-180"/><text:span text:style-name="T52">)</text:span><text:bookmark text:name="MathJax-Span-182"/><text:span text:style-name="T54">0</text:span><text:bookmark text:name="MathJax-Span-183"/><text:span text:style-name="T52">,</text:span><text:bookmark text:name="MathJax-Span-185"/><text:bookmark text:name="MathJax-Span-184"/><text:span text:style-name="T53">y</text:span><text:bookmark text:name="MathJax-Span-186"/><text:span text:style-name="T54">1</text:span><text:bookmark text:name="MathJax-Span-187"/><text:span text:style-name="T52">,</text:span><text:bookmark text:name="MathJax-Span-188"/><text:span text:style-name="T58">…</text:span><text:bookmark text:name="MathJax-Span-189"/><text:span text:style-name="T52">,</text:span><text:bookmark text:name="MathJax-Span-191"/><text:bookmark text:name="MathJax-Span-190"/><text:span text:style-name="T53">z</text:span><text:bookmark text:name="MathJax-Span-192"/><text:span text:style-name="T55">β</text:span><text:bookmark text:name="MathJax-Span-193"/><text:span text:style-name="T52">)</text:span><text:bookmark text:name="MathJax-Span-194"/><text:span text:style-name="T58">≻</text:span><text:bookmark text:name="MathJax-Span-195"/><text:span text:style-name="T53">φ</text:span><text:bookmark text:name="MathJax-Span-196"/><text:span text:style-name="T52">(</text:span><text:bookmark text:name="MathJax-Span-198"/><text:bookmark text:name="MathJax-Span-197"/><text:span text:style-name="T53">x</text:span><text:bookmark text:name="MathJax-Span-199"/><text:span text:style-name="T54">0</text:span><text:bookmark text:name="MathJax-Span-200"/><text:span text:style-name="T52">,</text:span><text:bookmark text:name="MathJax-Span-201"/><text:span text:style-name="T58">…</text:span><text:bookmark text:name="MathJax-Span-202"/><text:span text:style-name="T52">,</text:span><text:bookmark text:name="MathJax-Span-204"/><text:bookmark text:name="MathJax-Span-203"/><text:span text:style-name="T53">z</text:span><text:bookmark text:name="MathJax-Span-205"/><text:span text:style-name="T55">β</text:span><text:bookmark text:name="MathJax-Span-206"/><text:span text:style-name="T52">)</text:span>, and there is no array between them</text:p>
      <text:p text:style-name="P129"><text:span text:style-name="T51">D.</text:span> <text:bookmark text:name="MathJax-Span-209"/><text:bookmark text:name="MathJax-Span-208"/><text:bookmark text:name="MathJax-Span-207"/><text:bookmark text:name="MathJax-Element-21-Frame"/><text:span text:style-name="T53">φ</text:span><text:bookmark text:name="MathJax-Span-210"/><text:span text:style-name="T52">(</text:span><text:bookmark text:name="MathJax-Span-212"/><text:bookmark text:name="MathJax-Span-211"/><text:span text:style-name="T52">0</text:span><text:bookmark text:name="MathJax-Span-213"/><text:span text:style-name="T54">0</text:span><text:bookmark text:name="MathJax-Span-214"/><text:span text:style-name="T52">,</text:span><text:bookmark text:name="MathJax-Span-215"/><text:span text:style-name="T58">…</text:span><text:bookmark text:name="MathJax-Span-216"/><text:span text:style-name="T52">,</text:span><text:bookmark text:name="MathJax-Span-217"/><text:span text:style-name="T52">(</text:span><text:bookmark text:name="MathJax-Span-218"/><text:span text:style-name="T53">x</text:span><text:bookmark text:name="MathJax-Span-219"/><text:span text:style-name="T52">+</text:span><text:bookmark text:name="MathJax-Span-220"/><text:span text:style-name="T52">1</text:span><text:bookmark text:name="MathJax-Span-222"/><text:bookmark text:name="MathJax-Span-221"/><text:span text:style-name="T52">)</text:span><text:bookmark text:name="MathJax-Span-225"/><text:bookmark text:name="MathJax-Span-224"/><text:bookmark text:name="MathJax-Span-223"/><text:span text:style-name="T55">α</text:span><text:bookmark text:name="MathJax-Span-226"/><text:span text:style-name="T54">+</text:span><text:bookmark text:name="MathJax-Span-227"/><text:span text:style-name="T54">1</text:span><text:bookmark text:name="MathJax-Span-228"/><text:span text:style-name="T52">,</text:span><text:bookmark text:name="MathJax-Span-229"/><text:span text:style-name="T58">…</text:span><text:bookmark text:name="MathJax-Span-230"/><text:span text:style-name="T52">,</text:span><text:bookmark text:name="MathJax-Span-232"/><text:bookmark text:name="MathJax-Span-231"/><text:span text:style-name="T53">y</text:span><text:bookmark text:name="MathJax-Span-233"/><text:span text:style-name="T55">β</text:span><text:bookmark text:name="MathJax-Span-234"/><text:span text:style-name="T52">)</text:span><text:bookmark text:name="MathJax-Span-235"/><text:span text:style-name="T52">=</text:span><text:bookmark text:name="MathJax-Span-237"/><text:bookmark text:name="MathJax-Span-236"/><text:span text:style-name="T52">sup</text:span><text:bookmark text:name="MathJax-Span-238"/><text:span text:style-name="T58">≺</text:span><text:bookmark text:name="MathJax-Span-239"/><text:span text:style-name="T52">{</text:span><text:bookmark text:name="MathJax-Span-240"/><text:span text:style-name="T53">φ</text:span><text:bookmark text:name="MathJax-Span-241"/><text:span text:style-name="T52">(</text:span><text:bookmark text:name="MathJax-Span-243"/><text:bookmark text:name="MathJax-Span-242"/><text:span text:style-name="T52">0</text:span><text:bookmark text:name="MathJax-Span-244"/><text:span text:style-name="T54">0</text:span><text:bookmark text:name="MathJax-Span-245"/><text:span text:style-name="T52">,</text:span><text:bookmark text:name="MathJax-Span-246"/><text:span text:style-name="T58">…</text:span><text:bookmark text:name="MathJax-Span-247"/><text:span text:style-name="T52">,</text:span><text:bookmark text:name="MathJax-Span-248"/><text:span text:style-name="T52">(</text:span><text:bookmark text:name="MathJax-Span-249"/><text:span text:style-name="T53">x</text:span><text:bookmark text:name="MathJax-Span-250"/><text:span text:style-name="T52">+</text:span><text:bookmark text:name="MathJax-Span-251"/><text:span text:style-name="T52">1</text:span><text:bookmark text:name="MathJax-Span-253"/><text:bookmark text:name="MathJax-Span-252"/><text:span text:style-name="T52">)</text:span><text:bookmark text:name="MathJax-Span-254"/><text:span text:style-name="T55">α</text:span><text:bookmark text:name="MathJax-Span-255"/><text:span text:style-name="T52">,</text:span><text:bookmark text:name="MathJax-Span-257"/><text:bookmark text:name="MathJax-Span-256"/><text:span text:style-name="T53">x</text:span><text:bookmark text:name="MathJax-Span-260"/><text:bookmark text:name="MathJax-Span-259"/><text:bookmark text:name="MathJax-Span-258"/><text:span text:style-name="T55">α</text:span><text:bookmark text:name="MathJax-Span-261"/><text:span text:style-name="T54">+</text:span><text:bookmark text:name="MathJax-Span-262"/><text:span text:style-name="T54">1</text:span><text:bookmark text:name="MathJax-Span-263"/><text:span text:style-name="T52">,</text:span><text:bookmark text:name="MathJax-Span-264"/><text:span text:style-name="T58">…</text:span><text:bookmark text:name="MathJax-Span-265"/><text:span text:style-name="T52">,</text:span><text:bookmark text:name="MathJax-Span-267"/><text:bookmark text:name="MathJax-Span-266"/><text:span text:style-name="T53">y</text:span><text:bookmark text:name="MathJax-Span-268"/><text:span text:style-name="T55">β</text:span><text:bookmark text:name="MathJax-Span-269"/><text:span text:style-name="T52">)</text:span><text:bookmark text:name="MathJax-Span-270"/><text:span text:style-name="T52">}</text:span></text:p>
      <text:p text:style-name="P129"><text:span text:style-name="T51">E.</text:span> <text:bookmark text:name="MathJax-Span-273"/><text:bookmark text:name="MathJax-Span-272"/><text:bookmark text:name="MathJax-Span-271"/><text:bookmark text:name="MathJax-Element-22-Frame"/><text:span text:style-name="T53">φ</text:span><text:bookmark text:name="MathJax-Span-274"/><text:span text:style-name="T52">(</text:span><text:bookmark text:name="MathJax-Span-276"/><text:bookmark text:name="MathJax-Span-275"/><text:span text:style-name="T52">0</text:span><text:bookmark text:name="MathJax-Span-277"/><text:span text:style-name="T54">0</text:span><text:bookmark text:name="MathJax-Span-278"/><text:span text:style-name="T52">,</text:span><text:bookmark text:name="MathJax-Span-279"/><text:span text:style-name="T58">…</text:span><text:bookmark text:name="MathJax-Span-280"/><text:span text:style-name="T52">,</text:span><text:bookmark text:name="MathJax-Span-282"/><text:bookmark text:name="MathJax-Span-281"/><text:span text:style-name="T53">x</text:span><text:bookmark text:name="MathJax-Span-285"/><text:bookmark text:name="MathJax-Span-284"/><text:bookmark text:name="MathJax-Span-283"/><text:span text:style-name="T55">α</text:span><text:bookmark text:name="MathJax-Span-286"/><text:span text:style-name="T54">+</text:span><text:bookmark text:name="MathJax-Span-287"/><text:span text:style-name="T54">1</text:span><text:bookmark text:name="MathJax-Span-288"/><text:span text:style-name="T52">,</text:span><text:bookmark text:name="MathJax-Span-290"/><text:bookmark text:name="MathJax-Span-289"/><text:span text:style-name="T53">y</text:span><text:bookmark text:name="MathJax-Span-293"/><text:bookmark text:name="MathJax-Span-292"/><text:bookmark text:name="MathJax-Span-291"/><text:span text:style-name="T55">α</text:span><text:bookmark text:name="MathJax-Span-294"/><text:span text:style-name="T54">+</text:span><text:bookmark text:name="MathJax-Span-295"/><text:span text:style-name="T54">2</text:span><text:bookmark text:name="MathJax-Span-296"/><text:span text:style-name="T52">,</text:span><text:bookmark text:name="MathJax-Span-297"/><text:span text:style-name="T58">…</text:span><text:bookmark text:name="MathJax-Span-298"/><text:span text:style-name="T52">,</text:span><text:bookmark text:name="MathJax-Span-300"/><text:bookmark text:name="MathJax-Span-299"/><text:span text:style-name="T53">z</text:span><text:bookmark text:name="MathJax-Span-301"/><text:span text:style-name="T55">β</text:span><text:bookmark text:name="MathJax-Span-302"/><text:span text:style-name="T52">)</text:span><text:bookmark text:name="MathJax-Span-303"/><text:span text:style-name="T52">=</text:span><text:bookmark text:name="MathJax-Span-305"/><text:bookmark text:name="MathJax-Span-304"/><text:span text:style-name="T52">sup</text:span><text:bookmark text:name="MathJax-Span-306"/><text:span text:style-name="T58">≺</text:span><text:bookmark text:name="MathJax-Span-307"/><text:span text:style-name="T52">{</text:span><text:bookmark text:name="MathJax-Span-308"/><text:span text:style-name="T53">φ</text:span><text:bookmark text:name="MathJax-Span-309"/><text:span text:style-name="T52">(</text:span><text:bookmark text:name="MathJax-Span-311"/><text:bookmark text:name="MathJax-Span-310"/><text:span text:style-name="T52">0</text:span><text:bookmark text:name="MathJax-Span-312"/><text:span text:style-name="T54">0</text:span><text:bookmark text:name="MathJax-Span-313"/><text:span text:style-name="T52">,</text:span><text:bookmark text:name="MathJax-Span-314"/><text:span text:style-name="T58">…</text:span><text:bookmark text:name="MathJax-Span-315"/><text:span text:style-name="T52">,</text:span><text:bookmark text:name="MathJax-Span-317"/><text:bookmark text:name="MathJax-Span-316"/><text:span text:style-name="T53">w</text:span><text:bookmark text:name="MathJax-Span-320"/><text:bookmark text:name="MathJax-Span-319"/><text:bookmark text:name="MathJax-Span-318"/><text:span text:style-name="T55">α</text:span><text:bookmark text:name="MathJax-Span-321"/><text:span text:style-name="T54">+</text:span><text:bookmark text:name="MathJax-Span-322"/><text:span text:style-name="T54">1</text:span><text:bookmark text:name="MathJax-Span-323"/><text:span text:style-name="T52">,</text:span><text:bookmark text:name="MathJax-Span-325"/><text:bookmark text:name="MathJax-Span-324"/><text:span text:style-name="T53">y</text:span><text:bookmark text:name="MathJax-Span-328"/><text:bookmark text:name="MathJax-Span-327"/><text:bookmark text:name="MathJax-Span-326"/><text:span text:style-name="T55">α</text:span><text:bookmark text:name="MathJax-Span-329"/><text:span text:style-name="T54">+</text:span><text:bookmark text:name="MathJax-Span-330"/><text:span text:style-name="T54">2</text:span><text:bookmark text:name="MathJax-Span-331"/><text:span text:style-name="T52">,</text:span><text:bookmark text:name="MathJax-Span-332"/><text:span text:style-name="T58">…</text:span><text:bookmark text:name="MathJax-Span-333"/><text:span text:style-name="T52">,</text:span><text:bookmark text:name="MathJax-Span-335"/><text:bookmark text:name="MathJax-Span-334"/><text:span text:style-name="T53">z</text:span><text:bookmark text:name="MathJax-Span-336"/><text:span text:style-name="T55">β</text:span><text:bookmark text:name="MathJax-Span-337"/><text:span text:style-name="T52">)</text:span><text:bookmark text:name="MathJax-Span-338"/><text:span text:style-name="T52">:</text:span><text:bookmark text:name="MathJax-Span-339"/><text:span text:style-name="T53">w</text:span><text:bookmark text:name="MathJax-Span-340"/><text:span text:style-name="T52">&lt;</text:span><text:bookmark text:name="MathJax-Span-341"/><text:span text:style-name="T53">x</text:span><text:bookmark text:name="MathJax-Span-342"/><text:span text:style-name="T52">}</text:span> where <text:bookmark text:name="MathJax-Span-345"/><text:bookmark text:name="MathJax-Span-344"/><text:bookmark text:name="MathJax-Span-343"/><text:bookmark text:name="MathJax-Element-23-Frame"/><text:span text:style-name="T53">x</text:span><text:bookmark text:name="MathJax-Span-346"/><text:span text:style-name="T58">∈</text:span><text:bookmark text:name="MathJax-Span-347"/><text:span text:style-name="T52">Lim</text:span></text:p>
      <text:p text:style-name="P129"><text:span text:style-name="T51">F.</text:span> <text:bookmark text:name="MathJax-Span-350"/><text:bookmark text:name="MathJax-Span-349"/><text:bookmark text:name="MathJax-Span-348"/><text:bookmark text:name="MathJax-Element-24-Frame"/><text:span text:style-name="T53">φ</text:span><text:bookmark text:name="MathJax-Span-351"/><text:span text:style-name="T52">(</text:span><text:bookmark text:name="MathJax-Span-353"/><text:bookmark text:name="MathJax-Span-352"/><text:span text:style-name="T52">0</text:span><text:bookmark text:name="MathJax-Span-354"/><text:span text:style-name="T54">0</text:span><text:bookmark text:name="MathJax-Span-355"/><text:span text:style-name="T52">,</text:span><text:bookmark text:name="MathJax-Span-356"/><text:span text:style-name="T58">…</text:span><text:bookmark text:name="MathJax-Span-357"/><text:span text:style-name="T52">,</text:span><text:bookmark text:name="MathJax-Span-358"/><text:span text:style-name="T52">(</text:span><text:bookmark text:name="MathJax-Span-359"/><text:span text:style-name="T53">x</text:span><text:bookmark text:name="MathJax-Span-360"/><text:span text:style-name="T52">+</text:span><text:bookmark text:name="MathJax-Span-361"/><text:span text:style-name="T52">1</text:span><text:bookmark text:name="MathJax-Span-363"/><text:bookmark text:name="MathJax-Span-362"/><text:span text:style-name="T52">)</text:span><text:bookmark text:name="MathJax-Span-364"/><text:span text:style-name="T55">α</text:span><text:bookmark text:name="MathJax-Span-365"/><text:span text:style-name="T52">,</text:span><text:bookmark text:name="MathJax-Span-366"/><text:span text:style-name="T58">…</text:span><text:bookmark text:name="MathJax-Span-367"/><text:span text:style-name="T52">,</text:span><text:bookmark text:name="MathJax-Span-369"/><text:bookmark text:name="MathJax-Span-368"/><text:span text:style-name="T53">y</text:span><text:bookmark text:name="MathJax-Span-370"/><text:span text:style-name="T55">β</text:span><text:bookmark text:name="MathJax-Span-371"/><text:span text:style-name="T52">)</text:span><text:bookmark text:name="MathJax-Span-372"/><text:span text:style-name="T52">=</text:span><text:bookmark text:name="MathJax-Span-374"/><text:bookmark text:name="MathJax-Span-373"/><text:span text:style-name="T52">sup</text:span><text:bookmark text:name="MathJax-Span-375"/><text:span text:style-name="T58">≺</text:span><text:bookmark text:name="MathJax-Span-376"/><text:span text:style-name="T52">{</text:span><text:bookmark text:name="MathJax-Span-377"/><text:span text:style-name="T53">φ</text:span><text:bookmark text:name="MathJax-Span-378"/><text:span text:style-name="T52">(</text:span><text:bookmark text:name="MathJax-Span-380"/><text:bookmark text:name="MathJax-Span-379"/><text:span text:style-name="T52">0</text:span><text:bookmark text:name="MathJax-Span-381"/><text:span text:style-name="T54">0</text:span><text:bookmark text:name="MathJax-Span-382"/><text:span text:style-name="T52">,</text:span><text:bookmark text:name="MathJax-Span-383"/><text:span text:style-name="T58">…</text:span><text:bookmark text:name="MathJax-Span-384"/><text:span text:style-name="T52">,</text:span><text:bookmark text:name="MathJax-Span-386"/><text:bookmark text:name="MathJax-Span-385"/><text:span text:style-name="T52">1</text:span><text:bookmark text:name="MathJax-Span-387"/><text:span text:style-name="T55">γ</text:span><text:bookmark text:name="MathJax-Span-388"/><text:span text:style-name="T52">,</text:span><text:bookmark text:name="MathJax-Span-389"/><text:span text:style-name="T58">…</text:span><text:bookmark text:name="MathJax-Span-390"/><text:span text:style-name="T52">,</text:span><text:bookmark text:name="MathJax-Span-392"/><text:bookmark text:name="MathJax-Span-391"/><text:span text:style-name="T53">x</text:span><text:bookmark text:name="MathJax-Span-393"/><text:span text:style-name="T55">α</text:span><text:bookmark text:name="MathJax-Span-394"/><text:span text:style-name="T52">,</text:span><text:bookmark text:name="MathJax-Span-395"/><text:span text:style-name="T58">…</text:span><text:bookmark text:name="MathJax-Span-396"/><text:span text:style-name="T52">,</text:span><text:bookmark text:name="MathJax-Span-398"/><text:bookmark text:name="MathJax-Span-397"/><text:span text:style-name="T53">y</text:span><text:bookmark text:name="MathJax-Span-399"/><text:span text:style-name="T55">β</text:span><text:bookmark text:name="MathJax-Span-400"/><text:span text:style-name="T52">)</text:span><text:bookmark text:name="MathJax-Span-401"/><text:span text:style-name="T52">:</text:span><text:bookmark text:name="MathJax-Span-402"/><text:span text:style-name="T53">γ</text:span><text:bookmark text:name="MathJax-Span-403"/><text:span text:style-name="T52">&lt;</text:span><text:bookmark text:name="MathJax-Span-404"/><text:span text:style-name="T53">α</text:span><text:bookmark text:name="MathJax-Span-405"/><text:span text:style-name="T52">}</text:span> where <text:bookmark text:name="MathJax-Span-408"/><text:bookmark text:name="MathJax-Span-407"/><text:bookmark text:name="MathJax-Span-406"/><text:bookmark text:name="MathJax-Element-25-Frame"/><text:span text:style-name="T53">α</text:span><text:bookmark text:name="MathJax-Span-409"/><text:span text:style-name="T58">∈</text:span><text:bookmark text:name="MathJax-Span-410"/><text:span text:style-name="T52">Lim</text:span></text:p>
      <text:p text:style-name="P130"><text:span text:style-name="T31">G.</text:span><text:span text:style-name="T30"> </text:span><text:bookmark text:name="MathJax-Span-413"/><text:bookmark text:name="MathJax-Span-412"/><text:bookmark text:name="MathJax-Span-411"/><text:bookmark text:name="MathJax-Element-26-Frame"/><text:span text:style-name="T27">φ</text:span><text:bookmark text:name="MathJax-Span-414"/><text:span text:style-name="T26">(</text:span><text:bookmark text:name="MathJax-Span-416"/><text:bookmark text:name="MathJax-Span-415"/><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2"/><text:bookmark text:name="MathJax-Span-421"/><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8"/><text:bookmark text:name="MathJax-Span-427"/><text:span text:style-name="T27">y</text:span><text:bookmark text:name="MathJax-Span-429"/><text:span text:style-name="T29">β</text:span><text:bookmark text:name="MathJax-Span-430"/><text:span text:style-name="T26">)</text:span><text:bookmark text:name="MathJax-Span-431"/><text:span text:style-name="T26">=</text:span><text:bookmark text:name="MathJax-Span-433"/><text:bookmark text:name="MathJax-Span-432"/><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9"/><text:bookmark text:name="MathJax-Span-438"/><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5"/><text:bookmark text:name="MathJax-Span-444"/><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1"/><text:bookmark text:name="MathJax-Span-450"/><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Span-461"/><text:bookmark text:name="MathJax-Span-460"/><text:bookmark text:name="MathJax-Span-459"/><text:bookmark text:name="MathJax-Element-27-Frame"/><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3">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3">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4">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3">′</text:span><text:span text:style-name="T86">0</text:span>(<text:bookmark text:name="MJXc-Node-340535743753"/>α<text:bookmark text:name="MJXc-Node-340635733754"/>)<text:bookmark text:name="MJXc-Node-340735723755"/>=φ<text:span text:style-name="T85">(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3">′</text:span><text:bookmark text:name="MJXc-Node-34043575"/><text:span text:style-name="T86">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3">′</text:span><text:bookmark text:name="MJXc-Node-34183560"/><text:span text:style-name="T86">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3">′</text:span><text:bookmark text:name="MJXc-Node-34323545"/><text:span text:style-name="T86">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3">′</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3">′</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3">′</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3">′</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3">′</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3">′</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3">′′</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3">′′′</text:span>, <text:bookmark text:name="MJXc-Node-35203448"/><text:bookmark text:name="MJXc-Node-35193449"/><text:bookmark text:name="MJXc-Node-35183450"/><text:bookmark text:name="MJXc-Node-35173451"/><text:bookmark text:name="MathJax-Element-361-Frame"/>φ<text:bookmark text:name="MJXc-Node-35213447"/><text:span text:style-name="T83">′′′′</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3">′</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3">′′</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3">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3">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3">′</text:span><text:bookmark text:name="MJXc-Node-1226"/><text:span text:style-name="T83">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3">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3">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4">x</text:span>.w^<text:span text:style-name="T64">x</text:span></text:p>
      <text:p text:style-name="P27"><text:s/><text:span text:style-name="T64">incord 0 x = w^x</text:span></text:p>
      <text:p text:style-name="P27">phi = Phi0 = Phiord 0 = Phiinc inc0</text:p>
      <text:p text:style-name="P27">inc1 = incord 1 = alvph phi</text:p>
      <text:p text:style-name="P28"><text:s/><text:span text:style-name="T64">inc1 x = incord 1 x = alvph phi x = alvph (Phiinc increase) x</text:span></text:p>
      <text:p text:style-name="P31"><text:s text:c="2"/>= alv0 x = Phi1(x) = Phi1(0:x) </text:p>
      <text:p text:style-name="P28"><text:s text:c="2"/><text:span text:style-name="T65">=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6">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6">http://staff.cs.manchester.ac.uk/~hsimmons/</text:span></text:a></text:p>
      <text:p text:style-name="P75"><text:a xlink:type="simple" xlink:href="http://www.cs.man.ac.uk/~hsimmons/DOCUMENTS/papersandnotes.html" text:style-name="Internet_20_link" text:visited-style-name="Visited_20_Internet_20_Link"><text:span text:style-name="T36">http://www.cs.man.ac.uk/~hsimmons/DOCUMENTS/papersandnotes.html</text:span></text:a></text:p>
      <text:p text:style-name="P75"><text:a xlink:type="simple" xlink:href="http://www.cs.man.ac.uk/~hsimmons/TEMP/OrdNotes.pdf" text:style-name="Internet_20_link" text:visited-style-name="Visited_20_Internet_20_Link"><text:span text:style-name="T36">http://www.cs.man.ac.uk/~hsimmons/TEMP/OrdNotes.pdf</text:span></text:a></text:p>
      <text:p text:style-name="P75"><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6">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6">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5"><text:a xlink:type="simple" xlink:href="https://plato.stanford.edu/" text:style-name="Internet_20_link" text:visited-style-name="Visited_20_Internet_20_Link"><text:span text:style-name="T36">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8">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32"><text:s/><text:span text:style-name="T67">LargeVeblen = fix (\x -&gt; phi (x =&gt; Suc Zero &amp; Zeros)) (Suc Zero)</text:span></text:p>
      <text:p text:style-name="P142"><text:line-break/><text:span text:style-name="T87">comparaison avec suites fondamentales </text:span><text:a xlink:type="simple" xlink:href="https://en.wikipedia.org/wiki/Veblen_function" text:style-name="Internet_20_link" text:visited-style-name="Visited_20_Internet_20_Link"><text:span text:style-name="T87">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32"><text:s/><text:span text:style-name="T67">LargeVeblen = fix (\x -&gt; phi (x =&gt; Suc Zero &amp; Zeros)) (Suc Zero)</text:span></text:p>
      <text:p text:style-name="P236"/>
      <text:p text:style-name="P236"/>
      <text:p text:style-name="P236">data Xord </text:p>
      <text:p text:style-name="P236"><text:s/>= Zero</text:p>
      <text:p text:style-name="P236"><text:s/>| Suc Xord</text:p>
      <text:p text:style-name="P236"><text:s/>| Lim (Nat → Xord)</text:p>
      <text:p text:style-name="P236"><text:s/>| Ass Xord Xord Xord</text:p>
      <text:p text:style-name="P236">phi (Ass a b c)</text:p>
      <text:p text:style-name="P236">abc:numéros lignes code, p = traité partiellement, + = ajouter ligne</text:p>
      <text:p text:style-name="P206"><text:soft-page-break/>000:1,2</text:p>
      <text:p text:style-name="P206">00S:2</text:p>
      <text:p text:style-name="P206">00L:2</text:p>
      <text:p text:style-name="P206">00A:2,3p,4p</text:p>
      <text:p text:style-name="P206">0S0:1</text:p>
      <text:p text:style-name="P206">0SS</text:p>
      <text:p text:style-name="P206">0SL</text:p>
      <text:p text:style-name="P206">0SA:3p,4p,7p,9p,11p,13p</text:p>
      <text:p text:style-name="P206">0L0:1,5</text:p>
      <text:p text:style-name="P206">0LS:5</text:p>
      <text:p text:style-name="P206">0LL:5</text:p>
      <text:p text:style-name="P206">0LA:3p,4p,5</text:p>
      <text:p text:style-name="P206">0A0:1</text:p>
      <text:p text:style-name="P206">0AS:+</text:p>
      <text:p text:style-name="P206">0AL:+</text:p>
      <text:p text:style-name="P206">0AA:3p,4p</text:p>
      <text:p text:style-name="P206">S00:2</text:p>
      <text:p text:style-name="P206">S0S:2</text:p>
      <text:p text:style-name="P206">S0L:2</text:p>
      <text:p text:style-name="P206">S0A:2</text:p>
      <text:p text:style-name="P206">SS0:6</text:p>
      <text:p text:style-name="P206">SSS:6</text:p>
      <text:p text:style-name="P206">SSL:6</text:p>
      <text:p text:style-name="P206">SSA:6</text:p>
      <text:p text:style-name="P206">SL0:8</text:p>
      <text:p text:style-name="P206">SLS:8</text:p>
      <text:p text:style-name="P206">SLA:8</text:p>
      <text:p text:style-name="P206">SA0:+</text:p>
      <text:p text:style-name="P206">SAS:+</text:p>
      <text:p text:style-name="P206">SAL:+</text:p>
      <text:p text:style-name="P206">SAA:+</text:p>
      <text:p text:style-name="P206">L00:2</text:p>
      <text:p text:style-name="P206">L0S:2</text:p>
      <text:p text:style-name="P206">L0L:2</text:p>
      <text:p text:style-name="P206">L0A:2</text:p>
      <text:p text:style-name="P206">LS0:10</text:p>
      <text:p text:style-name="P206">LSS:10</text:p>
      <text:p text:style-name="P206">LSL:10</text:p>
      <text:p text:style-name="P206">LSA:10</text:p>
      <text:p text:style-name="P206">LLO:12</text:p>
      <text:p text:style-name="P206">LLS:12</text:p>
      <text:p text:style-name="P206">LLL:12</text:p>
      <text:p text:style-name="P206"><text:soft-page-break/>LLA:12</text:p>
      <text:p text:style-name="P206">LA0:+</text:p>
      <text:p text:style-name="P206">LAS:+</text:p>
      <text:p text:style-name="P206">LAL:+</text:p>
      <text:p text:style-name="P206">LAA:+</text:p>
      <text:p text:style-name="P206">A00:2</text:p>
      <text:p text:style-name="P206">AOS:2</text:p>
      <text:p text:style-name="P206">A0L:2</text:p>
      <text:p text:style-name="P207">A0A:2<text:line-break/></text:p>
      <text:p text:style-name="P208">AS0:+</text:p>
      <text:p text:style-name="P208">ASS:+</text:p>
      <text:p text:style-name="P208">ASL:+</text:p>
      <text:p text:style-name="P208">ASA:+</text:p>
      <text:p text:style-name="P208">AL0:+</text:p>
      <text:p text:style-name="P208">ALS:+</text:p>
      <text:p text:style-name="P208">ALL:+</text:p>
      <text:p text:style-name="P208">ALA:+</text:p>
      <text:p text:style-name="P208">AA0:+</text:p>
      <text:p text:style-name="P208">AAS:+</text:p>
      <text:p text:style-name="P208">AAL:+</text:p>
      <text:p text:style-name="P208">AAA:+</text:p>
      <text:p text:style-name="P208"/>
      <text:p text:style-name="Text_20_body"><text:line-break/><text:span text:style-name="T32">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09"><text:s/>Ass a b c = c,a:b</text:p>
      <text:p text:style-name="P209"><text:s/>phi (0) = w⁰ = 1</text:p>
      <text:p text:style-name="P209"><text:s/>phi (0:a) = w^a</text:p>
      <text:p text:style-name="P209"><text:s/>phi (al, k:0) = phi(al)</text:p>
      <text:p text:style-name="P209"><text:soft-page-break/><text:s/>phi (al, k:0, 0:a) = phi (al, 0:a)</text:p>
      <text:p text:style-name="P209"><text:s/>phi (al, 0:b, 0:a) = phi (al, 0:a)</text:p>
      <text:p text:style-name="P209"><text:s/>phi (al, 0:lim s) = lim n → phi (al, 0:s n)</text:p>
      <text:p text:style-name="P209">+phi (al, 0:(al1,x:y)) = ?</text:p>
      <text:p text:style-name="P234"><text:span text:style-name="T67"><text:s/></text:span><text:span text:style-name="T68">phi (al, k+1:b+1) = fix (x → phi (al, k+1:b, k:x)) 0</text:span></text:p>
      <text:p text:style-name="P210"><text:s/>phi (al, k+1:b+1, 0:a+1) = fix (x → phi (al, k+1:b, k:x)) (phi (al, k+1:b+1, 0:a) + 1)</text:p>
      <text:p text:style-name="P210"><text:s/>phi (al, k+1:lim s) = lim n → phi (al, k+1:s n)</text:p>
      <text:p text:style-name="P210"><text:s/>phi (al, k+1:lim s, 0:a+1) = lim n → phi (al, k+1:s n, k:phi(al,k+1:lim s,0:a)+1)</text:p>
      <text:p text:style-name="P211">+phi (al, k+1:(al1,x:y)) = ?</text:p>
      <text:p text:style-name="P211">+phi (al, k+1:(al1,x:y)) = ?</text:p>
      <text:p text:style-name="P235"><text:span text:style-name="T69"><text:s/></text:span><text:span text:style-name="T70">phi (al, lim s:b+1) = lim n → fix (x → phi (al, lim s:b, s n:x) 0)</text:span></text:p>
      <text:p text:style-name="P212"><text:s/>phi (al, lim s:b+1, 0:a+1) = lim n → fix (x → phi (al, lim s:b, s n:x) (phi (al, lim s:b+1, 0:a) + 1)</text:p>
      <text:p text:style-name="P212"><text:s/>phi (al, lim s:lim t) = lim n → phi (al, lim s:t n)</text:p>
      <text:p text:style-name="P212"><text:s/>phi (al, lim s:lim t, 0:a+1) = lim n → phi (al, lim s:t n, f n:phi(al,lim s:lim t,0:a))</text:p>
      <text:p text:style-name="P214">+phi (al, (al1,x:y):b+1) = ?</text:p>
      <text:p text:style-name="P214">+phi (al, (al1,x:y):b+1, 0:a+1) = ?</text:p>
      <text:p text:style-name="P214">+phi (al, (al1,x:y):lim t) = ?</text:p>
      <text:p text:style-name="P214">+phi (al, (al1,x:y):lim t, 0:a+1) = ?</text:p>
      <text:p text:style-name="P214">+phi (al, (al1,x:y):(al2,u:v)) = ?</text:p>
      <text:p text:style-name="P214">+phi (al, (al1,x:y):(al2,u:v), 0:a+1) = ?</text:p>
      <text:p text:style-name="P214"/>
      <text:p text:style-name="P215"><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15">correction phi : </text:p>
      <text:p text:style-name="P238"><text:s/>phi (al, lim s:b+1) = lim n → fix (x → phi (al, lim s:b, s n:x) 0)</text:p>
      <text:p text:style-name="P213"><text:s/>phi (al, lim s:b+1, 0:a+1) = lim n → fix (x → phi (al, lim s:b, s n:x) (phi (al, lim s:b+1, 0:a) + 1)</text:p>
      <text:p text:style-name="P215">remplacé par</text:p>
      <text:p text:style-name="P215"><text:s/>phi (al, lim s:b+1) = lim n → phi (lim s:b, s n:1)</text:p>
      <text:p text:style-name="P215"><text:s/>phi (al, lim s:b+1, 0:a+1) = lim n → phi (al, lim s:b, s n:phi(al,lim s:b+1,0:a))</text:p>
      <text:p text:style-name="P215"/>
      <text:p text:style-name="P215"><text:s/><text:span text:style-name="T90">ancienne version</text:span></text:p>
      <text:p text:style-name="P215"><text:s/><text:span text:style-name="T92">nouvelle version</text:span></text:p>
      <text:p text:style-name="P215"/>
      <text:p text:style-name="P215"/>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60"><text:s/><text:span text:style-name="T67">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1">phi ( <text:s text:c="15"/>Lim f =&gt; Suc b &amp; al) = Lim (\n → phi (f n =&gt; </text:span><text:span text:style-name="T93">(Suc Zero)</text:span><text:span text:style-name="T91"> &amp; </text:span><text:span text:style-name="T93">L</text:span><text:span text:style-name="T91">im f =&gt; b &amp; al))</text:span></text:p>
      <text:p text:style-name="P60"><text:span text:style-name="T67"><text:s/></text:span><text:span text:style-name="T71">phi (Zero =&gt; Suc a &amp; Lim f =&gt; Suc b &amp; al) = Lim (\n -&gt; fix (\x -&gt; phi (f n =&gt; x &amp; Lim f =&gt; b &amp; al)) (Suc (phi (Zero =&gt; a &amp; Lim f =&gt; Suc b &amp; al)))) -- (4) following fixed points</text:span><text:span text:style-name="T67"> </text:span></text:p>
      <text:p text:style-name="P60"><text:span text:style-name="T67"><text:s/></text:span><text:span text:style-name="T72">phi (Zero =&gt; Suc a &amp; Lim f =&gt; Suc b &amp; al) = Lim (\n → phi (f n =&gt; phi (Zero =&gt; a &amp; Lim f =&gt; Suc b &amp; al) &amp; Lim f =&gt; b &amp; al))</text:span></text:p>
      <text:p text:style-name="P58"><text:soft-page-break/><text:s/><text:span text:style-name="T67">phi ( <text:s text:c="15"/>Lim f =&gt; Lim g &amp; al) = Lim (\n -&gt; phi (Lim f =&gt; g n &amp; al))</text:span></text:p>
      <text:p text:style-name="P232"><text:s/><text:span text:style-name="T67">phi (Zero =&gt; Suc a &amp; Lim f =&gt; Lim g &amp; al) = Lim (\n -&gt; phi (f n =&gt; phi (Zero =&gt; a &amp; Lim f =&gt; Lim g &amp; al) &amp; Lim f =&gt; g n &amp; al)) </text:span></text:p>
      <text:p text:style-name="P217"><text:s/>phi Zeros = increase Zero</text:p>
      <text:p text:style-name="P218"><text:s/>phi (Ass Zero a Zeros) = increase a</text:p>
      <text:p text:style-name="P218"><text:s/>phi (Ass k Zero al) = phi al</text:p>
      <text:p text:style-name="P218"><text:s/>phi (Ass Zero a (Ass k Zero al)) = phi (Ass Zero a al)</text:p>
      <text:p text:style-name="P218"><text:s/>phi (Ass Zero a (Ass Zero b al)) = phi (Ass Zero a al)</text:p>
      <text:p text:style-name="P218"><text:s/>phi (Ass Zero (Lim f) al) = Lim $ \n -&gt; phi $ Ass Zero (f n) al</text:p>
      <text:p text:style-name="P218"><text:s/>phi (Ass (Suc k) (Suc b) al) = fix (\x -&gt; phi $ Ass k x $ Ass (Suc k) b al) Zero</text:p>
      <text:p text:style-name="P218"><text:s/>phi (Ass Zero (Suc a) (Ass (Suc k) (Suc b) al)) = fix (\x -&gt; phi $ Ass k x $ Ass (Suc k) b al) (Suc $ phi $ Ass Zero a $ Ass (Suc k) (Suc b) al)</text:p>
      <text:p text:style-name="P217"><text:s/>phi (Ass (Suc k) (Lim f) al) = Lim $ \n -&gt; phi $ Ass (Suc k) (f n) al</text:p>
      <text:p text:style-name="P217"><text:s/>phi (Ass Zero (Suc a) (Ass (Suc k) (Lim f) al)) = Lim $ \n -&gt; phi $ Ass k (Suc $ phi $ Ass Zero a $ Ass (Suc k) (Lim f) al) $ Ass (Suc k) (f n) al</text:p>
      <text:p text:style-name="P217"><text:s/><text:span text:style-name="T89">phi (Ass (Lim f) (Suc b) al) = Lim $ \n -&gt; fix (\x -&gt; phi $ Ass (f n) x $ Ass (Lim f) b al) Zero</text:span></text:p>
      <text:p text:style-name="P219">phi (Ass (Lim f) (Suc b) al) = Lim $ \n -&gt; phi $ Ass (f n) (Suc Zero) $ Ass (Lim f) b al</text:p>
      <text:p text:style-name="P217"/>
      <text:p text:style-name="P217"><text:s/><text:span text:style-name="T89">phi (Ass Zero (Suc a) (Ass (Lim f) (Suc b) al)) = Lim $ \n -&gt; fix (\x -&gt; phi $ Ass (f n) x $ Ass (Lim f) b al) (Suc $ phi $ Ass Zero a $ Ass (Lim f) (Suc b) al)</text:span></text:p>
      <text:p text:style-name="P220"><text:s/>phi (Ass Zero (Suc a) (Ass (Lim f) (Suc b) al)) = Lim $ \n -&gt; phi $ Ass (f n) (phi $ Ass Zero a $ Ass (Lim f) (Suc b) al) $ Ass (Lim f) b al</text:p>
      <text:p text:style-name="P217"><text:s/>phi (Ass (Lim f) (Lim g) al) = Lim $ \n -&gt; phi $ Ass (Lim f) (g n) al</text:p>
      <text:p text:style-name="P216"><text:s/>phi (Ass Zero (Suc a) (Ass (Lim f) (Lim g) al)) = Lim $ \n -&gt; phi $ Ass (f n) (phi $ Ass Zero a $ Ass (Lim f) (Lim g) al) $ Ass (Lim f) (g n) al</text:p>
      <text:p text:style-name="P215"/>
      <text:p text:style-name="P221">correspondance notation combinatoire : autre possibilité :</text:p>
      <text:p text:style-name="P221">Gamma_0^...^Gamma₀ = R1 (R1;1 H) suc 0 = epsilon_(Gamma_0+1) = phi(1,Gamma_0+1)</text:p>
      <text:p text:style-name="P221">zeta_(Gamma_0+1) = R1 R1;1 H suc 0</text:p>
      <text:p text:style-name="P221">Gamma₁ = H [R *-&gt;2 R1;1 H suc 0] 0</text:p>
      <text:p text:style-name="P221"><text:s/>= R1;2 R1;1 H suc 0</text:p>
      <text:p text:style-name="P221"><text:s/>= R1;2-&gt;1 H suc 0</text:p>
      <text:p text:style-name="P221">Gamma_a = phi(1,0,a) = R1;a-&gt;1 H suc 0</text:p>
      <text:p text:style-name="P221">phi(1,1,0) = H [R1 ;*-&gt;1 H suc 0] 0 = R2;1 H suc 0</text:p>
      <text:p text:style-name="P221">phi(2,0,0) = H [R*;1 H suc 0] 0 = R1,0;1 H suc 0</text:p>
      <text:p text:style-name="P221">phi(3,0,0) = R1,0,0;1 H suc 0 ou R2,0;1 H suc 0 ?</text:p>
      <text:p text:style-name="P221">SVO = Rw:1;1 H suc 0</text:p>
      <text:p text:style-name="P221">LVO = RW:1;1 H suc 0 = R(1,0):1;1 H suc 0 = R1:1:1;1 H suc 0</text:p>
      <text:p text:style-name="P221">BHO = R1:…:1;1 H suc 0</text:p>
      <text:p text:style-name="P221"/>
      <text:p text:style-name="P239">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51">theta(W,0) = Gamma_0</text:p>
          </table:table-cell>
        </table:table-row>
      </table:table>
      <text:p text:style-name="P145"><text:line-break/><text:span text:style-name="T98">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51">C(C(W_2,W),0)<text:line-break/></text:p>
          </table:table-cell>
        </table:table-row>
      </table:table>
      <text:p text:style-name="Text_20_body"><text:line-break/></text:p>
      <text:p text:style-name="P222">Taranovsky</text:p>
      <text:p text:style-name="P222"/>
      <text:p text:style-name="P222">module Taranovsky where</text:p>
      <text:p text:style-name="P222"/>
      <text:p text:style-name="P222"><text:s/>-- Natural numbers</text:p>
      <text:p text:style-name="P222"><text:s/>data Nat </text:p>
      <text:p text:style-name="P222"><text:s text:c="2"/>= ZeroN</text:p>
      <text:p text:style-name="P222"><text:s text:c="2"/>| SucN Nat</text:p>
      <text:p text:style-name="P222"/>
      <text:p text:style-name="P222"><text:s/>-- Ordinals</text:p>
      <text:p text:style-name="P222"><text:s/>data Ord </text:p>
      <text:p text:style-name="P222"><text:s text:c="2"/>= Zero</text:p>
      <text:p text:style-name="P222"><text:s text:c="2"/>| Suc Ord</text:p>
      <text:p text:style-name="P222"><text:s text:c="2"/>| Lim (Nat -&gt; Ord)</text:p>
      <text:p text:style-name="P222"><text:s text:c="2"/>| Ext (Ord -&gt; Ord)</text:p>
      <text:p text:style-name="P222"/>
      <text:p text:style-name="P222"><text:s/>-- Ordinals</text:p>
      <text:p text:style-name="P222"><text:s/>--data Xord</text:p>
      <text:p text:style-name="P222"><text:s/>-- = Cnt Ord</text:p>
      <text:p text:style-name="P222"><text:soft-page-break/><text:s/>-- | Ext (Ord -&gt; Xord)</text:p>
      <text:p text:style-name="P222"/>
      <text:p text:style-name="P222"><text:s/>-- Ordinal corresponding to a given natural</text:p>
      <text:p text:style-name="P222"><text:s/>ordOfNat ZeroN = Zero</text:p>
      <text:p text:style-name="P222"><text:s/>ordOfNat (SucN n) = Suc (ordOfNat n)</text:p>
      <text:p text:style-name="P222"/>
      <text:p text:style-name="P222"><text:s/>-- omega</text:p>
      <text:p text:style-name="P222"><text:s/>w = Lim ordOfNat</text:p>
      <text:p text:style-name="P222"/>
      <text:p text:style-name="P222"><text:s/>-- plus a b = b + a</text:p>
      <text:p text:style-name="P222"><text:s/>plus Zero b = b</text:p>
      <text:p text:style-name="P222"><text:s/>plus (Suc a) b = Suc (plus a b)</text:p>
      <text:p text:style-name="P222"><text:s/>plus (Lim s) b = Lim (\n -&gt; plus (s n) b)</text:p>
      <text:p text:style-name="P222"><text:s/>plus (Ext f) b = Ext (\x -&gt; plus (f x) b)</text:p>
      <text:p text:style-name="P222"/>
      <text:p text:style-name="P222"><text:s/>lim0 s = Lim s</text:p>
      <text:p text:style-name="P222"/>
      <text:p text:style-name="P222">{-</text:p>
      <text:p text:style-name="P222"><text:s/>fpower l f Zero x = x</text:p>
      <text:p text:style-name="P222"><text:s/>fpower l f (Suc a) x = f (fpower l f a x)</text:p>
      <text:p text:style-name="P222"><text:s/>fpower l f (Lim s) x = l (\n -&gt; fpower l f (s n) x)</text:p>
      <text:p text:style-name="P222"/>
      <text:p text:style-name="P222"><text:s/>-- fix f z = least fixed point of f which is &gt; z</text:p>
      <text:p text:style-name="P222"><text:s/>fix f z = fpower lim0 f w (Suc z) -- Lim (\n -&gt; fpower0 f (ordOfNat n) (Suc z))</text:p>
      <text:p text:style-name="P222">-}</text:p>
      <text:p text:style-name="P222"/>
      <text:p text:style-name="P222"><text:s/>iter f ZeroN a = a</text:p>
      <text:p text:style-name="P222"><text:s/>iter f (SucN p) a = iter f p (f a)</text:p>
      <text:p text:style-name="P222"/>
      <text:p text:style-name="P222"><text:s/>opLim f a = Lim (\n -&gt; f n a)</text:p>
      <text:p text:style-name="P222"/>
      <text:p text:style-name="P222"><text:s/>opItw f = opLim (iter f)</text:p>
      <text:p text:style-name="P222"/>
      <text:p text:style-name="P222"><text:s/>-- cantor a b = a + w^b -&gt; C(b,a)</text:p>
      <text:p text:style-name="P222"><text:s/>cantor a Zero = Suc a</text:p>
      <text:p text:style-name="P222"><text:s/>cantor a (Suc b) = opItw (\x -&gt; cantor x b) a</text:p>
      <text:p text:style-name="P222"><text:s/>cantor a (Lim s) = Lim (\n -&gt; cantor a (s n))</text:p>
      <text:p text:style-name="P222"><text:s/>-- cantor a (Ext f) = Ext (\x -&gt; cantor a (f x))</text:p>
      <text:p text:style-name="P222"><text:s/>cantor a (Ext f) = opItw (\x -&gt; cantor a (f x)) Zero</text:p>
      <text:p text:style-name="P222"><text:s/>-- cantor a (Ext f) = cantor a (opItw (\x -&gt; f (cantor a x)) Zero)</text:p>
      <text:p text:style-name="P222"/>
      <text:p text:style-name="P225">or</text:p>
      <text:p text:style-name="P225"><text:soft-page-break/></text:p>
      <text:p text:style-name="P225">- Taranovsky's C(b,a) = generalization of a + w^b</text:p>
      <text:p text:style-name="P225"><text:s/>tc Zero a = Suc a</text:p>
      <text:p text:style-name="P225"><text:s/>tc (Suc b) a = opItw (tc b) a</text:p>
      <text:p text:style-name="P225"><text:s/>tc (Lim s) a = Lim (\n -&gt; tc (s n) a)</text:p>
      <text:p text:style-name="P225"><text:s/>-- tc (Ext f) a = Ext (\x -&gt; tc (f x) a)</text:p>
      <text:p text:style-name="P225"><text:s/>tc (Ext f) a = opItw (\x -&gt; tc (f x) a) Zero </text:p>
      <text:p text:style-name="P225"><text:s/>-- tc (Ext f) a = tc (opItw (\x -&gt; f (tc x a)) Zero) a</text:p>
      <text:p text:style-name="P225"/>
      <text:p text:style-name="P225">Exemple :</text:p>
      <text:p text:style-name="P225">C(W,0) = C(Ext I, 0) = H [C(*,0)] 0 </text:p>
      <text:p text:style-name="P225"><text:s/>= lim 0, C(0,0)=0+w^0=1, C(1,0)=0+w^1=w, C(w,0)=0+w^w=w^w, …</text:p>
      <text:p text:style-name="P225"><text:s/>= epsilon₀</text:p>
      <text:p text:style-name="P225"/>
      <text:p text:style-name="P223"><text:a xlink:type="simple" xlink:href="https://stepstowardinfinity.wordpress.com/2015/06/22/ordinal3/" text:style-name="Internet_20_link" text:visited-style-name="Visited_20_Internet_20_Link">https://stepstowardinfinity.wordpress.com/2015/06/22/ordinal3/</text:a></text:p>
      <text:p text:style-name="P223"/>
      <text:p text:style-name="P240"><draw:frame draw:style-name="fr6" draw:name="Image1" text:anchor-type="as-char" svg:width="4.71cm" svg:height="0.741cm" draw:z-index="109"><draw:image xlink:href="Pictures/10000000000000B20000001CD555D9B2.png" xlink:type="simple" xlink:show="embed" xlink:actuate="onLoad"/></draw:frame><text:span text:style-name="T94"><text:line-break/></text:span><text:span text:style-name="T94"><draw:frame draw:style-name="fr6" draw:name="Image2" text:anchor-type="as-char" svg:width="5.001cm" svg:height="0.82cm" draw:z-index="110"><draw:image xlink:href="Pictures/10000000000000BD0000001FEDED83CD.png" xlink:type="simple" xlink:show="embed" xlink:actuate="onLoad"/></draw:frame></text:span><text:span text:style-name="T94"><text:line-break/></text:span><text:span text:style-name="T94"><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6">1</text:span> in C function works very similar to the Ω in θ function. And they are also very similar to my EAN: Ω<text:span text:style-name="T96">1</text:span> or Ω expands into “ω layers of” the C or θ where they are, and the results are the supremum of any finite layers of the C or θ where the Ω<text:span text:style-name="T96">1</text:span> or Ω is.</text:p>
      <text:p text:style-name="P82">The 1st system only handles ordinals up to the Bachmann-Howard ordinal. So we need 2nd system now. In 2nd system, Ω<text:span text:style-name="T96">1</text:span> = C(Ω<text:span text:style-name="T96">2</text:span>,0), and the Bachmann-Howard ordinal is the supremum of all the C(C(Ω<text:span text:style-name="T96">2</text:span>,0),0), C(C(C(Ω<text:span text:style-name="T96">2</text:span>,0),C(Ω<text:span text:style-name="T96">2</text:span>,0)),0), C(C(C(C(Ω<text:span text:style-name="T96">2</text:span>,0),C(Ω<text:span text:style-name="T96">2</text:span>,0)),C(Ω<text:span text:style-name="T96">2</text:span>,0)),0), C(C(C(C(C(Ω<text:span text:style-name="T96">2</text:span>,0),C(Ω<text:span text:style-name="T96">2</text:span>,0)),C(Ω<text:span text:style-name="T96">2</text:span>,0)),C(Ω<text:span text:style-name="T96">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23">W1 = C(W2,0) = w^W2</text:p>
      <text:p text:style-name="P223">BHO = lim C(W1,0), C(C(W1,W1),0), …</text:p>
      <text:p text:style-name="P223">= C (H [C(*,W1)] W1, 0)</text:p>
      <text:p text:style-name="P223">H [C(*,W1)] W1 = H (C(*,W1)] 0 ? = C(W2,W1)</text:p>
      <text:p text:style-name="P223">= C (Ext [C(*,W1)], W1) ?</text:p>
      <text:p text:style-name="P223">= C (Ext (x → C(x,W1)), W1) ?</text:p>
      <text:p text:style-name="P221">O<text:span text:style-name="T97">u plutôt : </text:span></text:p>
      <text:p text:style-name="P223">= C (Ext I, W1) = C (Ext (x → x), W1)</text:p>
      <text:p text:style-name="P221"/>
      <text:p text:style-name="P227">BHO = C(W^...^W,0)</text:p>
      <text:p text:style-name="P227"/>
      <text:p text:style-name="P226">C(W,W) = W*2</text:p>
      <text:p text:style-name="P226">C(C(W,W),W) = W²</text:p>
      <text:p text:style-name="P226">C(C(C(W,W),W),W) = W^W</text:p>
      <text:p text:style-name="P226">C(C(C(C(W,W),W),W),W) = W^W^W</text:p>
      <text:p text:style-name="P226"><text:soft-page-break/></text:p>
      <text:p text:style-name="P226">C(0,W) = W+1</text:p>
      <text:p text:style-name="P226">C(C(0,W),W) = W*w</text:p>
      <text:p text:style-name="P226">C(C(C(0,W),W),W) = W^w</text:p>
      <text:p text:style-name="P226">C(C(C(C(0,W),W),W),W) = W^W^w</text:p>
      <text:p text:style-name="P226"/>
      <text:p text:style-name="P226">W^...^W^w = W^...^W ?</text:p>
      <text:p text:style-name="P226">W^...^W = H [C(.,W)] 0 = C (Ext I, W) = C (Ext I, Ext I)</text:p>
      <text:p text:style-name="P226">ou remplacer Ext f par Ext f z</text:p>
      <text:p text:style-name="P226">avec tc (Ext f z) a = opItw (\x → tc (f x) a) z</text:p>
      <text:p text:style-name="P226">C (Ext I W, W) avec W = Ext I 0 → C (Ext I (Exi I 0), Ext I 0)</text:p>
      <text:p text:style-name="P228"/>
      <text:p text:style-name="P228">W^...^W = C (Ext I W, W) avec W = Ext I 0</text:p>
      <text:p text:style-name="P228">C(W,W) = W*2</text:p>
      <text:p text:style-name="P228">C(W,0) = H [C(*,0)] 0</text:p>
      <text:p text:style-name="P228"><text:s/>= lim 0, C(0,0)=0+w^0=1, C(1,0)=0+w^1=w, C(w,0)=0+w^w=w^w, …</text:p>
      <text:p text:style-name="P228"><text:s/>= w^...^w = epsilon₀ = phi(1,0)</text:p>
      <text:p text:style-name="P228">C(W,W) = H [C(*,W)] 0</text:p>
      <text:p text:style-name="P228"><text:s/>= lim 0,</text:p>
      <text:p text:style-name="P228"><text:tab/>C(0,W) = W+1, </text:p>
      <text:p text:style-name="P228"><text:tab/>C(W+1,<text:span text:style-name="T100">W</text:span>) = H [C(W,*)] W = W+w^(W+1) = W+w^W*w = W+epsilon_0*w </text:p>
      <text:p text:style-name="P228"><text:tab/> = lim W, C(W,W), … ? (boucle infinie) </text:p>
      <text:p text:style-name="P226"/>
      <text:p text:style-name="P226"/>
      <text:p text:style-name="P221"/>
      <text:p text:style-name="P224">Countable and extended (uncountable) ordinals :</text:p>
      <text:p text:style-name="P224"/>
      <text:p text:style-name="P224">module Cord_and_ord where</text:p>
      <text:p text:style-name="P224"/>
      <text:p text:style-name="P224"><text:s/>-- Natural numbers</text:p>
      <text:p text:style-name="P224"><text:s/>data Nat </text:p>
      <text:p text:style-name="P224"><text:s text:c="2"/>= ZeroN</text:p>
      <text:p text:style-name="P224"><text:s text:c="2"/>| SucN Nat</text:p>
      <text:p text:style-name="P224"/>
      <text:p text:style-name="P224"><text:s/>-- Countable ordinals</text:p>
      <text:p text:style-name="P224"><text:s/>data Cord</text:p>
      <text:p text:style-name="P224"><text:s text:c="2"/>= ZeroC</text:p>
      <text:p text:style-name="P224"><text:s text:c="2"/>| SucC Cord</text:p>
      <text:p text:style-name="P224"><text:s text:c="2"/>| LimC (Nat -&gt; Cord)</text:p>
      <text:p text:style-name="P224"/>
      <text:p text:style-name="P224"><text:s/>-- Ordinals</text:p>
      <text:p text:style-name="P224"><text:s/>data Ord </text:p>
      <text:p text:style-name="P224"><text:soft-page-break/><text:s text:c="2"/>= Zero</text:p>
      <text:p text:style-name="P224"><text:s text:c="2"/>| Suc Ord</text:p>
      <text:p text:style-name="P224"><text:s text:c="2"/>| Lim (Nat -&gt; Ord)</text:p>
      <text:p text:style-name="P224"><text:s text:c="2"/>| Ext (Ord -&gt; Ord)</text:p>
      <text:p text:style-name="P224"/>
      <text:p text:style-name="P224"><text:s/>ordOfCord ZeroC = Zero</text:p>
      <text:p text:style-name="P224"><text:s/>ordOfCord (SucC a) = Suc (ordOfCord a)</text:p>
      <text:p text:style-name="P224"><text:s/>ordOfCord (LimC s) = Lim (\n -&gt; ordOfCord (s n))</text:p>
      <text:p text:style-name="P224"/>
      <text:p text:style-name="P224"><text:s/>cordOfOrd Zero = ZeroC</text:p>
      <text:p text:style-name="P224"><text:s/>cordOfOrd (Suc a) = SucC (cordOfOrd a)</text:p>
      <text:p text:style-name="P224"><text:s/>cordOfOrd (Lim s) = LimC (\n -&gt; cordOfOrd (s n))</text:p>
      <text:p text:style-name="P224"><text:s/>cordOfOrd (Ext f) = cordOfOrd (f Zero)</text:p>
      <text:p text:style-name="P224"/>
      <text:p text:style-name="P229">ordinaux dénombrables : 0 | Suc Ord | Lim (Nat → Ord)</text:p>
      <text:p text:style-name="P229">ordinaux non dénombrables : 0 | Suc Ord | Lim (Nat → Ord) | Ext (Ord → Ord)</text:p>
      <text:p text:style-name="P229"><text:tab/><text:tab/><text:tab/><text:tab/> <text:s text:c="3"/>0 | Suc Ord | LimC (Nat → Ord) | LimU (Ord → Ord)</text:p>
      <text:p text:style-name="P231">généralisation : LimX ((Ord → Ord) → Ord) ...</text:p>
      <text:p text:style-name="P229">suite fondamentale transfinie <text:span text:style-name="T101">a[n] avec n ordinal</text:span></text:p>
      <text:p text:style-name="P230">exemple Buchholz : </text:p>
      <text:p text:style-name="P230">http://googology.wikia.com/wiki/List_of_systems_of_fundamental_sequences</text:p>
      <text:p text:style-name="P241">If <text:bookmark text:name="MathJax-Span-1492"/><text:bookmark text:name="MathJax-Span-1491"/><text:bookmark text:name="MathJax-Span-1490"/><text:bookmark text:name="MathJax-Element-110-Frame1"/><text:span text:style-name="T53">α</text:span><text:bookmark text:name="MathJax-Span-1493"/><text:span text:style-name="T52">=</text:span><text:bookmark text:name="MathJax-Span-1495"/><text:bookmark text:name="MathJax-Span-1494"/><text:span text:style-name="T53">ψ</text:span><text:bookmark text:name="MathJax-Span-1499"/><text:bookmark text:name="MathJax-Span-1498"/><text:bookmark text:name="MathJax-Span-1497"/><text:bookmark text:name="MathJax-Span-1496"/><text:span text:style-name="T55">ν</text:span><text:bookmark text:name="MathJax-Span-1500"/><text:span text:style-name="T56">1</text:span><text:bookmark text:name="MathJax-Span-1501"/><text:span text:style-name="T52">(</text:span><text:bookmark text:name="MathJax-Span-1503"/><text:bookmark text:name="MathJax-Span-1502"/><text:span text:style-name="T53">β</text:span><text:bookmark text:name="MathJax-Span-1504"/><text:span text:style-name="T54">1</text:span><text:bookmark text:name="MathJax-Span-1505"/><text:span text:style-name="T52">)</text:span><text:bookmark text:name="MathJax-Span-1506"/><text:span text:style-name="T52">+</text:span><text:bookmark text:name="MathJax-Span-1508"/><text:bookmark text:name="MathJax-Span-1507"/><text:span text:style-name="T53">ψ</text:span><text:bookmark text:name="MathJax-Span-1512"/><text:bookmark text:name="MathJax-Span-1511"/><text:bookmark text:name="MathJax-Span-1510"/><text:bookmark text:name="MathJax-Span-1509"/><text:span text:style-name="T55">ν</text:span><text:bookmark text:name="MathJax-Span-1513"/><text:span text:style-name="T56">2</text:span><text:bookmark text:name="MathJax-Span-1514"/><text:span text:style-name="T52">(</text:span><text:bookmark text:name="MathJax-Span-1516"/><text:bookmark text:name="MathJax-Span-1515"/><text:span text:style-name="T53">β</text:span><text:bookmark text:name="MathJax-Span-1517"/><text:span text:style-name="T54">2</text:span><text:bookmark text:name="MathJax-Span-1518"/><text:span text:style-name="T52">)</text:span><text:bookmark text:name="MathJax-Span-1519"/><text:span text:style-name="T52">+</text:span><text:bookmark text:name="MathJax-Span-1520"/><text:span text:style-name="T58">⋯</text:span><text:bookmark text:name="MathJax-Span-1521"/><text:span text:style-name="T52">+</text:span><text:bookmark text:name="MathJax-Span-1523"/><text:bookmark text:name="MathJax-Span-1522"/><text:span text:style-name="T53">ψ</text:span><text:bookmark text:name="MathJax-Span-1527"/><text:bookmark text:name="MathJax-Span-1526"/><text:bookmark text:name="MathJax-Span-1525"/><text:bookmark text:name="MathJax-Span-1524"/><text:span text:style-name="T55">ν</text:span><text:bookmark text:name="MathJax-Span-1528"/><text:span text:style-name="T57">k</text:span><text:bookmark text:name="MathJax-Span-1529"/><text:span text:style-name="T52">(</text:span><text:bookmark text:name="MathJax-Span-1531"/><text:bookmark text:name="MathJax-Span-1530"/><text:span text:style-name="T53">β</text:span><text:bookmark text:name="MathJax-Span-1532"/><text:span text:style-name="T55">k</text:span><text:bookmark text:name="MathJax-Span-1533"/><text:span text:style-name="T52">)</text:span> where <text:bookmark text:name="MathJax-Span-1536"/><text:bookmark text:name="MathJax-Span-1535"/><text:bookmark text:name="MathJax-Span-1534"/><text:bookmark text:name="MathJax-Element-111-Frame1"/><text:span text:style-name="T53">k</text:span><text:bookmark text:name="MathJax-Span-1537"/><text:span text:style-name="T58">≥</text:span><text:bookmark text:name="MathJax-Span-1538"/><text:span text:style-name="T52">2</text:span> then <text:bookmark text:name="MathJax-Span-1541"/><text:bookmark text:name="MathJax-Span-1540"/><text:bookmark text:name="MathJax-Span-1539"/><text:bookmark text:name="MathJax-Element-112-Frame1"/><text:span text:style-name="T52">cof</text:span><text:bookmark text:name="MathJax-Span-1542"/><text:span text:style-name="T52">(</text:span><text:bookmark text:name="MathJax-Span-1543"/><text:span text:style-name="T53">α</text:span><text:bookmark text:name="MathJax-Span-1544"/><text:span text:style-name="T52">)</text:span><text:bookmark text:name="MathJax-Span-1545"/><text:span text:style-name="T52">=</text:span><text:bookmark text:name="MathJax-Span-1546"/><text:span text:style-name="T52">cof</text:span><text:bookmark text:name="MathJax-Span-1547"/><text:span text:style-name="T52">(</text:span><text:bookmark text:name="MathJax-Span-1549"/><text:bookmark text:name="MathJax-Span-1548"/><text:span text:style-name="T53">ψ</text:span><text:bookmark text:name="MathJax-Span-1553"/><text:bookmark text:name="MathJax-Span-1552"/><text:bookmark text:name="MathJax-Span-1551"/><text:bookmark text:name="MathJax-Span-1550"/><text:span text:style-name="T55">ν</text:span><text:bookmark text:name="MathJax-Span-1554"/><text:span text:style-name="T57">k</text:span><text:bookmark text:name="MathJax-Span-1555"/><text:span text:style-name="T52">(</text:span><text:bookmark text:name="MathJax-Span-1557"/><text:bookmark text:name="MathJax-Span-1556"/><text:span text:style-name="T53">β</text:span><text:bookmark text:name="MathJax-Span-1558"/><text:span text:style-name="T55">k</text:span><text:bookmark text:name="MathJax-Span-1559"/><text:span text:style-name="T52">)</text:span><text:bookmark text:name="MathJax-Span-1560"/><text:span text:style-name="T52">)</text:span> and <text:bookmark text:name="MathJax-Span-1563"/><text:bookmark text:name="MathJax-Span-1562"/><text:bookmark text:name="MathJax-Span-1561"/><text:bookmark text:name="MathJax-Element-113-Frame1"/><text:span text:style-name="T53">α</text:span><text:bookmark text:name="MathJax-Span-1564"/><text:span text:style-name="T52">[</text:span><text:bookmark text:name="MathJax-Span-1565"/><text:span text:style-name="T53">η</text:span><text:bookmark text:name="MathJax-Span-1566"/><text:span text:style-name="T52">]</text:span><text:bookmark text:name="MathJax-Span-1567"/><text:span text:style-name="T52">=</text:span><text:bookmark text:name="MathJax-Span-1569"/><text:bookmark text:name="MathJax-Span-1568"/><text:span text:style-name="T53">ψ</text:span><text:bookmark text:name="MathJax-Span-1573"/><text:bookmark text:name="MathJax-Span-1572"/><text:bookmark text:name="MathJax-Span-1571"/><text:bookmark text:name="MathJax-Span-1570"/><text:span text:style-name="T55">ν</text:span><text:bookmark text:name="MathJax-Span-1574"/><text:span text:style-name="T56">1</text:span><text:bookmark text:name="MathJax-Span-1575"/><text:span text:style-name="T52">(</text:span><text:bookmark text:name="MathJax-Span-1577"/><text:bookmark text:name="MathJax-Span-1576"/><text:span text:style-name="T53">β</text:span><text:bookmark text:name="MathJax-Span-1578"/><text:span text:style-name="T54">1</text:span><text:bookmark text:name="MathJax-Span-1579"/><text:span text:style-name="T52">)</text:span><text:bookmark text:name="MathJax-Span-1580"/><text:span text:style-name="T52">+</text:span><text:bookmark text:name="MathJax-Span-1581"/><text:span text:style-name="T58">⋯</text:span><text:bookmark text:name="MathJax-Span-1582"/><text:span text:style-name="T52">+</text:span><text:bookmark text:name="MathJax-Span-1584"/><text:bookmark text:name="MathJax-Span-1583"/><text:span text:style-name="T53">ψ</text:span><text:bookmark text:name="MathJax-Span-1588"/><text:bookmark text:name="MathJax-Span-1587"/><text:bookmark text:name="MathJax-Span-1586"/><text:bookmark text:name="MathJax-Span-1585"/><text:span text:style-name="T55">ν</text:span><text:bookmark text:name="MathJax-Span-1591"/><text:bookmark text:name="MathJax-Span-1590"/><text:bookmark text:name="MathJax-Span-1589"/><text:span text:style-name="T57">k</text:span><text:bookmark text:name="MathJax-Span-1592"/><text:span text:style-name="T58">−</text:span><text:bookmark text:name="MathJax-Span-1593"/><text:span text:style-name="T56">1</text:span><text:bookmark text:name="MathJax-Span-1594"/><text:span text:style-name="T52">(</text:span><text:bookmark text:name="MathJax-Span-1596"/><text:bookmark text:name="MathJax-Span-1595"/><text:span text:style-name="T53">β</text:span><text:bookmark text:name="MathJax-Span-1599"/><text:bookmark text:name="MathJax-Span-1598"/><text:bookmark text:name="MathJax-Span-1597"/><text:span text:style-name="T55">k</text:span><text:bookmark text:name="MathJax-Span-1600"/><text:span text:style-name="T58">−</text:span><text:bookmark text:name="MathJax-Span-1601"/><text:span text:style-name="T54">1</text:span><text:bookmark text:name="MathJax-Span-1602"/><text:span text:style-name="T52">)</text:span><text:bookmark text:name="MathJax-Span-1603"/><text:span text:style-name="T52">+</text:span><text:bookmark text:name="MathJax-Span-1604"/><text:span text:style-name="T52">(</text:span><text:bookmark text:name="MathJax-Span-1606"/><text:bookmark text:name="MathJax-Span-1605"/><text:span text:style-name="T53">ψ</text:span><text:bookmark text:name="MathJax-Span-1610"/><text:bookmark text:name="MathJax-Span-1609"/><text:bookmark text:name="MathJax-Span-1608"/><text:bookmark text:name="MathJax-Span-1607"/><text:span text:style-name="T55">ν</text:span><text:bookmark text:name="MathJax-Span-1611"/><text:span text:style-name="T57">k</text:span><text:bookmark text:name="MathJax-Span-1612"/><text:span text:style-name="T52">(</text:span><text:bookmark text:name="MathJax-Span-1614"/><text:bookmark text:name="MathJax-Span-1613"/><text:span text:style-name="T53">β</text:span><text:bookmark text:name="MathJax-Span-1615"/><text:span text:style-name="T55">k</text:span><text:bookmark text:name="MathJax-Span-1616"/><text:span text:style-name="T52">)</text:span><text:bookmark text:name="MathJax-Span-1617"/><text:span text:style-name="T52">[</text:span><text:bookmark text:name="MathJax-Span-1618"/><text:span text:style-name="T53">η</text:span><text:bookmark text:name="MathJax-Span-1619"/><text:span text:style-name="T52">]</text:span><text:bookmark text:name="MathJax-Span-1620"/><text:span text:style-name="T52">)</text:span>,</text:p>
      <text:list xml:id="list1880144472265416927" text:style-name="L1">
        <text:list-item>
          <text:p text:style-name="P259">If <text:bookmark text:name="MathJax-Span-1623"/><text:bookmark text:name="MathJax-Span-1622"/><text:bookmark text:name="MathJax-Span-1621"/><text:bookmark text:name="MathJax-Element-114-Frame1"/><text:span text:style-name="T53">α</text:span><text:bookmark text:name="MathJax-Span-1624"/><text:span text:style-name="T52">=</text:span><text:bookmark text:name="MathJax-Span-1626"/><text:bookmark text:name="MathJax-Span-1625"/><text:span text:style-name="T53">ψ</text:span><text:bookmark text:name="MathJax-Span-1629"/><text:bookmark text:name="MathJax-Span-1628"/><text:bookmark text:name="MathJax-Span-1627"/><text:span text:style-name="T54">0</text:span><text:bookmark text:name="MathJax-Span-1630"/><text:span text:style-name="T52">(</text:span><text:bookmark text:name="MathJax-Span-1631"/><text:span text:style-name="T52">0</text:span><text:bookmark text:name="MathJax-Span-1632"/><text:span text:style-name="T52">)</text:span><text:bookmark text:name="MathJax-Span-1633"/><text:span text:style-name="T52">=</text:span><text:bookmark text:name="MathJax-Span-1634"/><text:span text:style-name="T52">1</text:span>, then <text:bookmark text:name="MathJax-Span-1637"/><text:bookmark text:name="MathJax-Span-1636"/><text:bookmark text:name="MathJax-Span-1635"/><text:bookmark text:name="MathJax-Element-115-Frame1"/><text:span text:style-name="T52">cof</text:span><text:bookmark text:name="MathJax-Span-1638"/><text:span text:style-name="T52">(</text:span><text:bookmark text:name="MathJax-Span-1639"/><text:span text:style-name="T53">α</text:span><text:bookmark text:name="MathJax-Span-1640"/><text:span text:style-name="T52">)</text:span><text:bookmark text:name="MathJax-Span-1641"/><text:span text:style-name="T52">=</text:span><text:bookmark text:name="MathJax-Span-1642"/><text:span text:style-name="T52">1</text:span> and <text:bookmark text:name="MathJax-Span-1645"/><text:bookmark text:name="MathJax-Span-1644"/><text:bookmark text:name="MathJax-Span-1643"/><text:bookmark text:name="MathJax-Element-116-Frame1"/><text:span text:style-name="T53">α</text:span><text:bookmark text:name="MathJax-Span-1646"/><text:span text:style-name="T52">[</text:span><text:bookmark text:name="MathJax-Span-1647"/><text:span text:style-name="T52">0</text:span><text:bookmark text:name="MathJax-Span-1648"/><text:span text:style-name="T52">]</text:span><text:bookmark text:name="MathJax-Span-1649"/><text:span text:style-name="T52">=</text:span><text:bookmark text:name="MathJax-Span-1650"/><text:span text:style-name="T52">0</text:span>,</text:p>
        </text:list-item>
        <text:list-item>
          <text:p text:style-name="P259">If <text:bookmark text:name="MathJax-Span-1653"/><text:bookmark text:name="MathJax-Span-1652"/><text:bookmark text:name="MathJax-Span-1651"/><text:bookmark text:name="MathJax-Element-117-Frame1"/><text:span text:style-name="T53">α</text:span><text:bookmark text:name="MathJax-Span-1654"/><text:span text:style-name="T52">=</text:span><text:bookmark text:name="MathJax-Span-1656"/><text:bookmark text:name="MathJax-Span-1655"/><text:span text:style-name="T53">ψ</text:span><text:bookmark text:name="MathJax-Span-1659"/><text:bookmark text:name="MathJax-Span-1658"/><text:bookmark text:name="MathJax-Span-1657"/><text:span text:style-name="T55">ν</text:span><text:bookmark text:name="MathJax-Span-1660"/><text:span text:style-name="T54">+</text:span><text:bookmark text:name="MathJax-Span-1661"/><text:span text:style-name="T54">1</text:span><text:bookmark text:name="MathJax-Span-1662"/><text:span text:style-name="T52">(</text:span><text:bookmark text:name="MathJax-Span-1663"/><text:span text:style-name="T52">0</text:span><text:bookmark text:name="MathJax-Span-1664"/><text:span text:style-name="T52">)</text:span>, then <text:bookmark text:name="MathJax-Span-1667"/><text:bookmark text:name="MathJax-Span-1666"/><text:bookmark text:name="MathJax-Span-1665"/><text:bookmark text:name="MathJax-Element-118-Frame1"/><text:span text:style-name="T52">cof</text:span><text:bookmark text:name="MathJax-Span-1668"/><text:span text:style-name="T52">(</text:span><text:bookmark text:name="MathJax-Span-1669"/><text:span text:style-name="T53">α</text:span><text:bookmark text:name="MathJax-Span-1670"/><text:span text:style-name="T52">)</text:span><text:bookmark text:name="MathJax-Span-1671"/><text:span text:style-name="T52">=</text:span><text:bookmark text:name="MathJax-Span-1673"/><text:bookmark text:name="MathJax-Span-1672"/><text:span text:style-name="T52">Ω</text:span><text:bookmark text:name="MathJax-Span-1676"/><text:bookmark text:name="MathJax-Span-1675"/><text:bookmark text:name="MathJax-Span-1674"/><text:span text:style-name="T55">ν</text:span><text:bookmark text:name="MathJax-Span-1677"/><text:span text:style-name="T54">+</text:span><text:bookmark text:name="MathJax-Span-1678"/><text:span text:style-name="T54">1</text:span> and <text:bookmark text:name="MathJax-Span-1681"/><text:bookmark text:name="MathJax-Span-1680"/><text:bookmark text:name="MathJax-Span-1679"/><text:bookmark text:name="MathJax-Element-119-Frame1"/><text:span text:style-name="T53">α</text:span><text:bookmark text:name="MathJax-Span-1682"/><text:span text:style-name="T52">[</text:span><text:bookmark text:name="MathJax-Span-1683"/><text:span text:style-name="T53">η</text:span><text:bookmark text:name="MathJax-Span-1684"/><text:span text:style-name="T52">]</text:span><text:bookmark text:name="MathJax-Span-1685"/><text:span text:style-name="T52">=</text:span><text:bookmark text:name="MathJax-Span-1687"/><text:bookmark text:name="MathJax-Span-1686"/><text:span text:style-name="T52">Ω</text:span><text:bookmark text:name="MathJax-Span-1690"/><text:bookmark text:name="MathJax-Span-1689"/><text:bookmark text:name="MathJax-Span-1688"/><text:span text:style-name="T55">ν</text:span><text:bookmark text:name="MathJax-Span-1691"/><text:span text:style-name="T54">+</text:span><text:bookmark text:name="MathJax-Span-1692"/><text:span text:style-name="T54">1</text:span><text:bookmark text:name="MathJax-Span-1693"/><text:span text:style-name="T52">[</text:span><text:bookmark text:name="MathJax-Span-1694"/><text:span text:style-name="T53">η</text:span><text:bookmark text:name="MathJax-Span-1695"/><text:span text:style-name="T52">]</text:span><text:bookmark text:name="MathJax-Span-1696"/><text:span text:style-name="T52">=</text:span><text:bookmark text:name="MathJax-Span-1697"/><text:span text:style-name="T53">η</text:span>,</text:p>
        </text:list-item>
        <text:list-item>
          <text:p text:style-name="P259">If <text:bookmark text:name="MathJax-Span-1700"/><text:bookmark text:name="MathJax-Span-1699"/><text:bookmark text:name="MathJax-Span-1698"/><text:bookmark text:name="MathJax-Element-120-Frame1"/><text:span text:style-name="T53">α</text:span><text:bookmark text:name="MathJax-Span-1701"/><text:span text:style-name="T52">=</text:span><text:bookmark text:name="MathJax-Span-1703"/><text:bookmark text:name="MathJax-Span-1702"/><text:span text:style-name="T53">ψ</text:span><text:bookmark text:name="MathJax-Span-1706"/><text:bookmark text:name="MathJax-Span-1705"/><text:bookmark text:name="MathJax-Span-1704"/><text:span text:style-name="T55">ν</text:span><text:bookmark text:name="MathJax-Span-1707"/><text:span text:style-name="T52">(</text:span><text:bookmark text:name="MathJax-Span-1708"/><text:span text:style-name="T52">0</text:span><text:bookmark text:name="MathJax-Span-1709"/><text:span text:style-name="T52">)</text:span> and <text:bookmark text:name="MathJax-Span-1712"/><text:bookmark text:name="MathJax-Span-1711"/><text:bookmark text:name="MathJax-Span-1710"/><text:bookmark text:name="MathJax-Element-121-Frame1"/><text:span text:style-name="T52">cof</text:span><text:bookmark text:name="MathJax-Span-1713"/><text:span text:style-name="T52">(</text:span><text:bookmark text:name="MathJax-Span-1714"/><text:span text:style-name="T53">ν</text:span><text:bookmark text:name="MathJax-Span-1715"/><text:span text:style-name="T52">)</text:span><text:bookmark text:name="MathJax-Span-1716"/><text:span text:style-name="T58">∈</text:span><text:bookmark text:name="MathJax-Span-1717"/><text:span text:style-name="T52">{</text:span><text:bookmark text:name="MathJax-Span-1718"/><text:span text:style-name="T53">ω</text:span><text:bookmark text:name="MathJax-Span-1719"/><text:span text:style-name="T52">}</text:span><text:bookmark text:name="MathJax-Span-1720"/><text:span text:style-name="T58">∪</text:span><text:bookmark text:name="MathJax-Span-1721"/><text:span text:style-name="T52">{</text:span><text:bookmark text:name="MathJax-Span-1723"/><text:bookmark text:name="MathJax-Span-1722"/><text:span text:style-name="T52">Ω</text:span><text:bookmark text:name="MathJax-Span-1726"/><text:bookmark text:name="MathJax-Span-1725"/><text:bookmark text:name="MathJax-Span-1724"/><text:span text:style-name="T55">μ</text:span><text:bookmark text:name="MathJax-Span-1727"/><text:span text:style-name="T54">+</text:span><text:bookmark text:name="MathJax-Span-1728"/><text:span text:style-name="T54">1</text:span><text:bookmark text:name="MathJax-Span-1731"/><text:bookmark text:name="MathJax-Span-1730"/><text:bookmark text:name="MathJax-Span-1729"/><text:span text:style-name="T59">|</text:span><text:bookmark text:name="MathJax-Span-1732"/><text:span text:style-name="T53">μ</text:span><text:bookmark text:name="MathJax-Span-1733"/><text:span text:style-name="T58">≥</text:span><text:bookmark text:name="MathJax-Span-1734"/><text:span text:style-name="T52">0</text:span><text:bookmark text:name="MathJax-Span-1735"/><text:span text:style-name="T52">}</text:span>, then <text:bookmark text:name="MathJax-Span-1738"/><text:bookmark text:name="MathJax-Span-1737"/><text:bookmark text:name="MathJax-Span-1736"/><text:bookmark text:name="MathJax-Element-122-Frame1"/><text:span text:style-name="T52">cof</text:span><text:bookmark text:name="MathJax-Span-1739"/><text:span text:style-name="T52">(</text:span><text:bookmark text:name="MathJax-Span-1740"/><text:span text:style-name="T53">α</text:span><text:bookmark text:name="MathJax-Span-1741"/><text:span text:style-name="T52">)</text:span><text:bookmark text:name="MathJax-Span-1742"/><text:span text:style-name="T52">=</text:span><text:bookmark text:name="MathJax-Span-1743"/><text:span text:style-name="T52">cof</text:span><text:bookmark text:name="MathJax-Span-1744"/><text:span text:style-name="T52">(</text:span><text:bookmark text:name="MathJax-Span-1745"/><text:span text:style-name="T53">ν</text:span><text:bookmark text:name="MathJax-Span-1746"/><text:span text:style-name="T52">)</text:span> and <text:bookmark text:name="MathJax-Span-1749"/><text:bookmark text:name="MathJax-Span-1748"/><text:bookmark text:name="MathJax-Span-1747"/><text:bookmark text:name="MathJax-Element-123-Frame1"/><text:span text:style-name="T53">α</text:span><text:bookmark text:name="MathJax-Span-1750"/><text:span text:style-name="T52">[</text:span><text:bookmark text:name="MathJax-Span-1751"/><text:span text:style-name="T53">η</text:span><text:bookmark text:name="MathJax-Span-1752"/><text:span text:style-name="T52">]</text:span><text:bookmark text:name="MathJax-Span-1753"/><text:span text:style-name="T52">=</text:span><text:bookmark text:name="MathJax-Span-1755"/><text:bookmark text:name="MathJax-Span-1754"/><text:span text:style-name="T53">ψ</text:span><text:bookmark text:name="MathJax-Span-1758"/><text:bookmark text:name="MathJax-Span-1757"/><text:bookmark text:name="MathJax-Span-1756"/><text:span text:style-name="T55">ν</text:span><text:bookmark text:name="MathJax-Span-1759"/><text:span text:style-name="T54">[</text:span><text:bookmark text:name="MathJax-Span-1760"/><text:span text:style-name="T55">η</text:span><text:bookmark text:name="MathJax-Span-1761"/><text:span text:style-name="T54">]</text:span><text:bookmark text:name="MathJax-Span-1762"/><text:span text:style-name="T52">(</text:span><text:bookmark text:name="MathJax-Span-1763"/><text:span text:style-name="T52">0</text:span><text:bookmark text:name="MathJax-Span-1764"/><text:span text:style-name="T52">)</text:span><text:bookmark text:name="MathJax-Span-1765"/><text:span text:style-name="T52">=</text:span><text:bookmark text:name="MathJax-Span-1767"/><text:bookmark text:name="MathJax-Span-1766"/><text:span text:style-name="T52">Ω</text:span><text:bookmark text:name="MathJax-Span-1770"/><text:bookmark text:name="MathJax-Span-1769"/><text:bookmark text:name="MathJax-Span-1768"/><text:span text:style-name="T55">ν</text:span><text:bookmark text:name="MathJax-Span-1771"/><text:span text:style-name="T54">[</text:span><text:bookmark text:name="MathJax-Span-1772"/><text:span text:style-name="T55">η</text:span><text:bookmark text:name="MathJax-Span-1773"/><text:span text:style-name="T54">]</text:span>,</text:p>
        </text:list-item>
        <text:list-item>
          <text:p text:style-name="P259">If <text:bookmark text:name="MathJax-Span-1776"/><text:bookmark text:name="MathJax-Span-1775"/><text:bookmark text:name="MathJax-Span-1774"/><text:bookmark text:name="MathJax-Element-124-Frame1"/><text:span text:style-name="T53">α</text:span><text:bookmark text:name="MathJax-Span-1777"/><text:span text:style-name="T52">=</text:span><text:bookmark text:name="MathJax-Span-1779"/><text:bookmark text:name="MathJax-Span-1778"/><text:span text:style-name="T53">ψ</text:span><text:bookmark text:name="MathJax-Span-1782"/><text:bookmark text:name="MathJax-Span-1781"/><text:bookmark text:name="MathJax-Span-1780"/><text:span text:style-name="T55">ν</text:span><text:bookmark text:name="MathJax-Span-1783"/><text:span text:style-name="T52">(</text:span><text:bookmark text:name="MathJax-Span-1784"/><text:span text:style-name="T53">β</text:span><text:bookmark text:name="MathJax-Span-1785"/><text:span text:style-name="T52">+</text:span><text:bookmark text:name="MathJax-Span-1786"/><text:span text:style-name="T52">1</text:span><text:bookmark text:name="MathJax-Span-1787"/><text:span text:style-name="T52">)</text:span> then <text:bookmark text:name="MathJax-Span-1790"/><text:bookmark text:name="MathJax-Span-1789"/><text:bookmark text:name="MathJax-Span-1788"/><text:bookmark text:name="MathJax-Element-125-Frame1"/><text:span text:style-name="T52">cof</text:span><text:bookmark text:name="MathJax-Span-1791"/><text:span text:style-name="T52">(</text:span><text:bookmark text:name="MathJax-Span-1792"/><text:span text:style-name="T53">α</text:span><text:bookmark text:name="MathJax-Span-1793"/><text:span text:style-name="T52">)</text:span><text:bookmark text:name="MathJax-Span-1794"/><text:span text:style-name="T52">=</text:span><text:bookmark text:name="MathJax-Span-1795"/><text:span text:style-name="T53">ω</text:span> and <text:bookmark text:name="MathJax-Span-1798"/><text:bookmark text:name="MathJax-Span-1797"/><text:bookmark text:name="MathJax-Span-1796"/><text:bookmark text:name="MathJax-Element-126-Frame1"/><text:span text:style-name="T53">α</text:span><text:bookmark text:name="MathJax-Span-1799"/><text:span text:style-name="T52">[</text:span><text:bookmark text:name="MathJax-Span-1800"/><text:span text:style-name="T53">η</text:span><text:bookmark text:name="MathJax-Span-1801"/><text:span text:style-name="T52">]</text:span><text:bookmark text:name="MathJax-Span-1802"/><text:span text:style-name="T52">=</text:span><text:bookmark text:name="MathJax-Span-1804"/><text:bookmark text:name="MathJax-Span-1803"/><text:span text:style-name="T53">ψ</text:span><text:bookmark text:name="MathJax-Span-1807"/><text:bookmark text:name="MathJax-Span-1806"/><text:bookmark text:name="MathJax-Span-1805"/><text:span text:style-name="T55">ν</text:span><text:bookmark text:name="MathJax-Span-1808"/><text:span text:style-name="T52">(</text:span><text:bookmark text:name="MathJax-Span-1809"/><text:span text:style-name="T53">β</text:span><text:bookmark text:name="MathJax-Span-1810"/><text:span text:style-name="T52">)</text:span><text:bookmark text:name="MathJax-Span-1811"/><text:span text:style-name="T58">⋅</text:span><text:bookmark text:name="MathJax-Span-1812"/><text:span text:style-name="T53">η</text:span> (and note: <text:bookmark text:name="MathJax-Span-1816"/><text:bookmark text:name="MathJax-Span-1815"/><text:bookmark text:name="MathJax-Span-1814"/><text:bookmark text:name="MathJax-Span-1813"/><text:bookmark text:name="MathJax-Element-127-Frame1"/><text:span text:style-name="T53">ψ</text:span><text:bookmark text:name="MathJax-Span-1817"/><text:span text:style-name="T55">ν</text:span><text:bookmark text:name="MathJax-Span-1818"/><text:span text:style-name="T52">(</text:span><text:bookmark text:name="MathJax-Span-1819"/><text:span text:style-name="T52">0</text:span><text:bookmark text:name="MathJax-Span-1820"/><text:span text:style-name="T52">)</text:span><text:bookmark text:name="MathJax-Span-1821"/><text:span text:style-name="T52">=</text:span><text:bookmark text:name="MathJax-Span-1823"/><text:bookmark text:name="MathJax-Span-1822"/><text:span text:style-name="T52">Ω</text:span><text:bookmark text:name="MathJax-Span-1824"/><text:span text:style-name="T55">ν</text:span>),</text:p>
        </text:list-item>
        <text:list-item>
          <text:p text:style-name="P259">If <text:bookmark text:name="MathJax-Span-1827"/><text:bookmark text:name="MathJax-Span-1826"/><text:bookmark text:name="MathJax-Span-1825"/><text:bookmark text:name="MathJax-Element-128-Frame1"/><text:span text:style-name="T53">α</text:span><text:bookmark text:name="MathJax-Span-1828"/><text:span text:style-name="T52">=</text:span><text:bookmark text:name="MathJax-Span-1830"/><text:bookmark text:name="MathJax-Span-1829"/><text:span text:style-name="T53">ψ</text:span><text:bookmark text:name="MathJax-Span-1833"/><text:bookmark text:name="MathJax-Span-1832"/><text:bookmark text:name="MathJax-Span-1831"/><text:span text:style-name="T55">ν</text:span><text:bookmark text:name="MathJax-Span-1834"/><text:span text:style-name="T52">(</text:span><text:bookmark text:name="MathJax-Span-1835"/><text:span text:style-name="T53">β</text:span><text:bookmark text:name="MathJax-Span-1836"/><text:span text:style-name="T52">)</text:span> and <text:bookmark text:name="MathJax-Span-1839"/><text:bookmark text:name="MathJax-Span-1838"/><text:bookmark text:name="MathJax-Span-1837"/><text:bookmark text:name="MathJax-Element-129-Frame1"/><text:span text:style-name="T52">cof</text:span><text:bookmark text:name="MathJax-Span-1840"/><text:span text:style-name="T52">(</text:span><text:bookmark text:name="MathJax-Span-1841"/><text:span text:style-name="T53">β</text:span><text:bookmark text:name="MathJax-Span-1842"/><text:span text:style-name="T52">)</text:span><text:bookmark text:name="MathJax-Span-1843"/><text:span text:style-name="T58">∈</text:span><text:bookmark text:name="MathJax-Span-1844"/><text:span text:style-name="T52">{</text:span><text:bookmark text:name="MathJax-Span-1845"/><text:span text:style-name="T53">ω</text:span><text:bookmark text:name="MathJax-Span-1846"/><text:span text:style-name="T52">}</text:span><text:bookmark text:name="MathJax-Span-1847"/><text:span text:style-name="T58">∪</text:span><text:bookmark text:name="MathJax-Span-1848"/><text:span text:style-name="T52">{</text:span><text:bookmark text:name="MathJax-Span-1850"/><text:bookmark text:name="MathJax-Span-1849"/><text:span text:style-name="T52">Ω</text:span><text:bookmark text:name="MathJax-Span-1853"/><text:bookmark text:name="MathJax-Span-1852"/><text:bookmark text:name="MathJax-Span-1851"/><text:span text:style-name="T55">μ</text:span><text:bookmark text:name="MathJax-Span-1854"/><text:span text:style-name="T54">+</text:span><text:bookmark text:name="MathJax-Span-1855"/><text:span text:style-name="T54">1</text:span><text:bookmark text:name="MathJax-Span-1858"/><text:bookmark text:name="MathJax-Span-1857"/><text:bookmark text:name="MathJax-Span-1856"/><text:span text:style-name="T59">|</text:span><text:bookmark text:name="MathJax-Span-1859"/><text:span text:style-name="T53">μ</text:span><text:bookmark text:name="MathJax-Span-1860"/><text:span text:style-name="T52">&lt;</text:span><text:bookmark text:name="MathJax-Span-1861"/><text:span text:style-name="T53">ν</text:span><text:bookmark text:name="MathJax-Span-1862"/><text:span text:style-name="T52">}</text:span> then <text:bookmark text:name="MathJax-Span-1865"/><text:bookmark text:name="MathJax-Span-1864"/><text:bookmark text:name="MathJax-Span-1863"/><text:bookmark text:name="MathJax-Element-130-Frame1"/><text:span text:style-name="T52">cof</text:span><text:bookmark text:name="MathJax-Span-1866"/><text:span text:style-name="T52">(</text:span><text:bookmark text:name="MathJax-Span-1867"/><text:span text:style-name="T53">α</text:span><text:bookmark text:name="MathJax-Span-1868"/><text:span text:style-name="T52">)</text:span><text:bookmark text:name="MathJax-Span-1869"/><text:span text:style-name="T52">=</text:span><text:bookmark text:name="MathJax-Span-1870"/><text:span text:style-name="T52">cof</text:span><text:bookmark text:name="MathJax-Span-1871"/><text:span text:style-name="T52">(</text:span><text:bookmark text:name="MathJax-Span-1872"/><text:span text:style-name="T53">β</text:span><text:bookmark text:name="MathJax-Span-1873"/><text:span text:style-name="T52">)</text:span> and <text:bookmark text:name="MathJax-Span-1876"/><text:bookmark text:name="MathJax-Span-1875"/><text:bookmark text:name="MathJax-Span-1874"/><text:bookmark text:name="MathJax-Element-131-Frame1"/><text:span text:style-name="T53">α</text:span><text:bookmark text:name="MathJax-Span-1877"/><text:span text:style-name="T52">[</text:span><text:bookmark text:name="MathJax-Span-1878"/><text:span text:style-name="T53">η</text:span><text:bookmark text:name="MathJax-Span-1879"/><text:span text:style-name="T52">]</text:span><text:bookmark text:name="MathJax-Span-1880"/><text:span text:style-name="T52">=</text:span><text:bookmark text:name="MathJax-Span-1882"/><text:bookmark text:name="MathJax-Span-1881"/><text:span text:style-name="T53">ψ</text:span><text:bookmark text:name="MathJax-Span-1885"/><text:bookmark text:name="MathJax-Span-1884"/><text:bookmark text:name="MathJax-Span-1883"/><text:span text:style-name="T55">ν</text:span><text:bookmark text:name="MathJax-Span-1886"/><text:span text:style-name="T52">(</text:span><text:bookmark text:name="MathJax-Span-1887"/><text:span text:style-name="T53">β</text:span><text:bookmark text:name="MathJax-Span-1888"/><text:span text:style-name="T52">[</text:span><text:bookmark text:name="MathJax-Span-1889"/><text:span text:style-name="T53">η</text:span><text:bookmark text:name="MathJax-Span-1890"/><text:span text:style-name="T52">]</text:span><text:bookmark text:name="MathJax-Span-1891"/><text:span text:style-name="T52">)</text:span>,</text:p>
        </text:list-item>
        <text:list-item>
          <text:p text:style-name="P260">If <text:bookmark text:name="MathJax-Span-1894"/><text:bookmark text:name="MathJax-Span-1893"/><text:bookmark text:name="MathJax-Span-1892"/><text:bookmark text:name="MathJax-Element-132-Frame1"/><text:span text:style-name="T53">α</text:span><text:bookmark text:name="MathJax-Span-1895"/><text:span text:style-name="T52">=</text:span><text:bookmark text:name="MathJax-Span-1897"/><text:bookmark text:name="MathJax-Span-1896"/><text:span text:style-name="T53">ψ</text:span><text:bookmark text:name="MathJax-Span-1900"/><text:bookmark text:name="MathJax-Span-1899"/><text:bookmark text:name="MathJax-Span-1898"/><text:span text:style-name="T55">ν</text:span><text:bookmark text:name="MathJax-Span-1901"/><text:span text:style-name="T52">(</text:span><text:bookmark text:name="MathJax-Span-1902"/><text:span text:style-name="T53">β</text:span><text:bookmark text:name="MathJax-Span-1903"/><text:span text:style-name="T52">)</text:span> and <text:bookmark text:name="MathJax-Span-1906"/><text:bookmark text:name="MathJax-Span-1905"/><text:bookmark text:name="MathJax-Span-1904"/><text:bookmark text:name="MathJax-Element-133-Frame1"/><text:span text:style-name="T52">cof</text:span><text:bookmark text:name="MathJax-Span-1907"/><text:span text:style-name="T52">(</text:span><text:bookmark text:name="MathJax-Span-1908"/><text:span text:style-name="T53">β</text:span><text:bookmark text:name="MathJax-Span-1909"/><text:span text:style-name="T52">)</text:span><text:bookmark text:name="MathJax-Span-1910"/><text:span text:style-name="T58">∈</text:span><text:bookmark text:name="MathJax-Span-1911"/><text:span text:style-name="T52">{</text:span><text:bookmark text:name="MathJax-Span-1913"/><text:bookmark text:name="MathJax-Span-1912"/><text:span text:style-name="T52">Ω</text:span><text:bookmark text:name="MathJax-Span-1916"/><text:bookmark text:name="MathJax-Span-1915"/><text:bookmark text:name="MathJax-Span-1914"/><text:span text:style-name="T55">μ</text:span><text:bookmark text:name="MathJax-Span-1917"/><text:span text:style-name="T54">+</text:span><text:bookmark text:name="MathJax-Span-1918"/><text:span text:style-name="T54">1</text:span><text:bookmark text:name="MathJax-Span-1921"/><text:bookmark text:name="MathJax-Span-1920"/><text:bookmark text:name="MathJax-Span-1919"/><text:span text:style-name="T59">|</text:span><text:bookmark text:name="MathJax-Span-1922"/><text:span text:style-name="T53">μ</text:span><text:bookmark text:name="MathJax-Span-1923"/><text:span text:style-name="T58">≥</text:span><text:bookmark text:name="MathJax-Span-1924"/><text:span text:style-name="T53">ν</text:span><text:bookmark text:name="MathJax-Span-1925"/><text:span text:style-name="T52">}</text:span> then <text:bookmark text:name="MathJax-Span-1928"/><text:bookmark text:name="MathJax-Span-1927"/><text:bookmark text:name="MathJax-Span-1926"/><text:bookmark text:name="MathJax-Element-134-Frame1"/><text:span text:style-name="T52">cof</text:span><text:bookmark text:name="MathJax-Span-1929"/><text:span text:style-name="T52">(</text:span><text:bookmark text:name="MathJax-Span-1930"/><text:span text:style-name="T53">α</text:span><text:bookmark text:name="MathJax-Span-1931"/><text:span text:style-name="T52">)</text:span><text:bookmark text:name="MathJax-Span-1932"/><text:span text:style-name="T52">=</text:span><text:bookmark text:name="MathJax-Span-1933"/><text:span text:style-name="T53">ω</text:span> and <text:bookmark text:name="MathJax-Span-1936"/><text:bookmark text:name="MathJax-Span-1935"/><text:bookmark text:name="MathJax-Span-1934"/><text:bookmark text:name="MathJax-Element-135-Frame1"/><text:span text:style-name="T53">α</text:span><text:bookmark text:name="MathJax-Span-1937"/><text:span text:style-name="T52">[</text:span><text:bookmark text:name="MathJax-Span-1938"/><text:span text:style-name="T53">η</text:span><text:bookmark text:name="MathJax-Span-1939"/><text:span text:style-name="T52">]</text:span><text:bookmark text:name="MathJax-Span-1940"/><text:span text:style-name="T52">=</text:span><text:bookmark text:name="MathJax-Span-1942"/><text:bookmark text:name="MathJax-Span-1941"/><text:span text:style-name="T53">ψ</text:span><text:bookmark text:name="MathJax-Span-1945"/><text:bookmark text:name="MathJax-Span-1944"/><text:bookmark text:name="MathJax-Span-1943"/><text:span text:style-name="T55">ν</text:span><text:bookmark text:name="MathJax-Span-1946"/><text:span text:style-name="T52">(</text:span><text:bookmark text:name="MathJax-Span-1947"/><text:span text:style-name="T53">β</text:span><text:bookmark text:name="MathJax-Span-1948"/><text:span text:style-name="T52">[</text:span><text:bookmark text:name="MathJax-Span-1949"/><text:span text:style-name="T53">γ</text:span><text:bookmark text:name="MathJax-Span-1950"/><text:span text:style-name="T52">[</text:span><text:bookmark text:name="MathJax-Span-1951"/><text:span text:style-name="T53">η</text:span><text:bookmark text:name="MathJax-Span-1952"/><text:span text:style-name="T52">]</text:span><text:bookmark text:name="MathJax-Span-1953"/><text:span text:style-name="T52">]</text:span><text:bookmark text:name="MathJax-Span-1954"/><text:span text:style-name="T52">)</text:span> where </text:p>
        </text:list-item>
        <text:list-item>
          <text:p text:style-name="P260"><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0">{</text:span><text:span text:style-name="T53">γ</text:span><text:bookmark text:name="MathJax-Span-1963"/><text:span text:style-name="T52">[</text:span><text:bookmark text:name="MathJax-Span-1964"/><text:span text:style-name="T52">0</text:span><text:bookmark text:name="MathJax-Span-1965"/><text:span text:style-name="T52">]</text:span><text:bookmark text:name="MathJax-Span-1966"/><text:span text:style-name="T52">=</text:span><text:bookmark text:name="MathJax-Span-1968"/><text:bookmark text:name="MathJax-Span-1967"/><text:span text:style-name="T52">Ω</text:span><text:bookmark text:name="MathJax-Span-1969"/><text:span text:style-name="T55">μ</text:span><text:bookmark text:name="MathJax-Span-1972"/><text:bookmark text:name="MathJax-Span-1971"/><text:bookmark text:name="MathJax-Span-1970"/><text:span text:style-name="T55"> <text:s text:c="2"/></text:span><text:span text:style-name="T53">γ</text:span><text:bookmark text:name="MathJax-Span-1973"/><text:span text:style-name="T52">[</text:span><text:bookmark text:name="MathJax-Span-1974"/><text:span text:style-name="T53">η</text:span><text:bookmark text:name="MathJax-Span-1975"/><text:span text:style-name="T52">+</text:span><text:bookmark text:name="MathJax-Span-1976"/><text:span text:style-name="T52">1</text:span><text:bookmark text:name="MathJax-Span-1977"/><text:span text:style-name="T52">]</text:span><text:bookmark text:name="MathJax-Span-1978"/><text:span text:style-name="T52">=</text:span><text:bookmark text:name="MathJax-Span-1980"/><text:bookmark text:name="MathJax-Span-1979"/><text:span text:style-name="T53">ψ</text:span><text:bookmark text:name="MathJax-Span-1981"/><text:span text:style-name="T55">μ</text:span><text:bookmark text:name="MathJax-Span-1982"/><text:span text:style-name="T52">(</text:span><text:bookmark text:name="MathJax-Span-1983"/><text:span text:style-name="T53">β</text:span><text:bookmark text:name="MathJax-Span-1984"/><text:span text:style-name="T52">[</text:span><text:bookmark text:name="MathJax-Span-1985"/><text:span text:style-name="T53">γ</text:span><text:bookmark text:name="MathJax-Span-1986"/><text:span text:style-name="T52">[</text:span><text:bookmark text:name="MathJax-Span-1987"/><text:span text:style-name="T53">η</text:span><text:bookmark text:name="MathJax-Span-1988"/><text:span text:style-name="T52">]</text:span><text:bookmark text:name="MathJax-Span-1989"/><text:span text:style-name="T52">]</text:span><text:bookmark text:name="MathJax-Span-1990"/><text:span text:style-name="T52">)</text:span><text:bookmark text:name="MathJax-Span-1991"/>.</text:p>
        </text:list-item>
      </text:list>
      <text:p text:style-name="Text_20_body"/>
      <text:p text:style-name="P200"><text:a xlink:type="simple" xlink:href="http://forums.xkcd.com/viewtopic.php?f=14&amp;t=7469&amp;start=600" text:style-name="Internet_20_link" text:visited-style-name="Visited_20_Internet_20_Link">http://forums.xkcd.com/viewtopic.php?f=14&amp;t=7469&amp;start=600</text:a></text:p>
      <text:p text:style-name="P200"/>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7">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00"/>
      <text:p text:style-name="Text_20_body"/>
      <text:p text:style-name="P194"><text:a xlink:type="simple" xlink:href="http://forums.xkcd.com/viewtopic.php?f=14&amp;t=7469&amp;start=640" text:style-name="Internet_20_link" text:visited-style-name="Visited_20_Internet_20_Link"><text:span text:style-name="T102">http://forums.xkcd.com/viewtopic.php?f=14&amp;t=7469&amp;start=640</text:span></text:a></text:p>
      <text:p text:style-name="P195"><text:span text:style-name="T37">Every ordinal less than the Large Veblen Ordinal can be found at some value of </text:span><text:span text:style-name="T41">[imath]ψ(Ω^{Ω^{a}b+Ω^{c}d+..+Ωn}k+Ω^{Ω^{r}s+..+Ωx}y+..+z)[/imath]</text:span><text:span text:style-name="T37">, and the Large Veblen Ordinal itself becomes usable at </text:span><text:span text:style-name="T41">[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7">). We have φ(0/1) = </text:span><text:span text:style-name="T41">[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3">this</text:span><text:span text:style-name="T43"> </text:span><text:span text:style-name="T37">sequence as the number of lines reach ω is ψ(ε</text:span><text:span text:style-name="T42">Ω+1</text:span><text:span text:style-name="T37">).</text:span></text:p>
      <text:p text:style-name="P196"><text:a xlink:type="simple" xlink:href="http://forums.xkcd.com/viewtopic.php?f=14&amp;t=7469&amp;start=680" text:style-name="Internet_20_link" text:visited-style-name="Visited_20_Internet_20_Link">http://forums.xkcd.com/viewtopic.php?f=14&amp;t=7469&amp;start=680</text:a></text:p>
      <text:p text:style-name="P196"/>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8">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5">1</text:span> = the limit of "[ω], [0, ω], [0, 0, ω], [0, 0, 0, ω], ..."<text:line-break/>[ω, 1]<text:span text:style-name="T95">1</text:span> = the limit of "[ω]<text:span text:style-name="T95">1</text:span>, [[ω]<text:span text:style-name="T95">1</text:span>]<text:span text:style-name="T95">1</text:span>, [[[ω]<text:span text:style-name="T95">1</text:span>]<text:span text:style-name="T95">1</text:span>]<text:span text:style-name="T95">1</text:span>, [[[[ω]<text:span text:style-name="T95">1</text:span>]<text:span text:style-name="T95">1</text:span>]<text:span text:style-name="T95">1</text:span>]<text:span text:style-name="T95">1</text:span>, ..."<text:line-break/>[ω, 2]<text:span text:style-name="T95">1</text:span> = the limit of "[ω, 1]<text:span text:style-name="T95">1</text:span>, [[ω, 1]<text:span text:style-name="T95">1</text:span>, 1]<text:span text:style-name="T95">1</text:span>, [[[ω, 1]<text:span text:style-name="T95">1</text:span>, 1]<text:span text:style-name="T95">1</text:span>, 1]<text:span text:style-name="T95">1</text:span>, ..."<text:line-break/>etc.<text:line-break/><text:line-break/>[ω]<text:span text:style-name="T95">2</text:span> = the limit of "[ω]<text:span text:style-name="T95">1</text:span>, [0, ω]<text:span text:style-name="T95">1</text:span>, [0, 0, ω]<text:span text:style-name="T95">1</text:span>, [0, 0, 0, ω]<text:span text:style-name="T95">1</text:span>, ..."<text:line-break/><text:line-break/>[ω]<text:span text:style-name="T95">ω</text:span> = the limit of "[ω]<text:span text:style-name="T95">1</text:span>, [ω]<text:span text:style-name="T95">2</text:span>, [ω]<text:span text:style-name="T95">3</text:span>, ..."<text:line-break/><text:line-break/>f<text:span text:style-name="T95">O(x)</text:span>(n) = [imath]f_{[ω]_{[ω]_{..._{[ω]_ω}}}}(n)[/imath] with x layers of subscripts.<text:line-break/><text:line-break/>1.) Which of these is equal to the LVO?<text:line-break/>2.) Which of these, if any, is equal to the Bachman-Howard Ordinal?<text:line-break/>3.) What is the growth rate of f<text:span text:style-name="T95">O(ω)</text:span>(n)?</text:p><text:section text:style-name="Sect1" text:name="sig2030231"><text:p text:style-name="P252"><text:span text:style-name="Citation"><text:span text:style-name="T46">KrazyerKate wrote:</text:span></text:span><text:span text:style-name="T96">While it's probably the strangest sounding advice I will ever give, we need to stay focused on Hardcore Pornography in order to be successful.</text:span></text:p><text:p text:style-name="P84"><text:span text:style-name="T105"><text:line-break/><text:line-break/>I have a </text:span><text:a xlink:type="simple" xlink:href="http://www.greatplay.net/" text:style-name="Internet_20_link" text:visited-style-name="Visited_20_Internet_20_Link"><text:span text:style-name="T107">Blog</text:span></text:a><text:span text:style-name="T105"> and I make </text:span><text:a xlink:type="simple" xlink:href="http://www.greatplay.net/?page_id=204" text:style-name="Internet_20_link" text:visited-style-name="Visited_20_Internet_20_Link"><text:span text:style-name="T107">Games</text:span></text:a><text:span text:style-name="T105">.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55"><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9">WarDaft</text:span></text:a></text:p><text:p text:style-name="P253"><text:span text:style-name="Strong_20_Emphasis"><text:span text:style-name="T99">Posts:</text:span></text:span><text:span text:style-name="T112"> </text:span><text:a xlink:type="simple" xlink:href="http://forums.xkcd.com/search.php?author_id=57747&amp;sr=posts" text:style-name="Internet_20_link" text:visited-style-name="Visited_20_Internet_20_Link"><text:span text:style-name="T110">1583</text:span></text:a></text:p><text:p text:style-name="P254"><text:span text:style-name="Strong_20_Emphasis"><text:span text:style-name="T99">Joined:</text:span></text:span><text:span text:style-name="T112"> Thu Jul 30, 2009 3:16 pm UTC</text:span></text:p></draw:text-box></draw:frame><draw:frame draw:style-name="fr3" draw:name="Frame104" text:anchor-type="paragraph" svg:width="22.754cm" draw:z-index="105"><draw:text-box fo:min-height="0.041cm"><text:section text:style-name="Sect1" text:name="post_content2030272"><text:h text:style-name="P256" text:outline-level="3"><text:a xlink:type="simple" xlink:href="http://forums.xkcd.com/viewtopic.php?f=14&amp;t=7469&amp;start=680#p2030272" text:style-name="Internet_20_link" text:visited-style-name="Visited_20_Internet_20_Link"><text:span text:style-name="T109">Re: My number is bigger!</text:span></text:a></text:h><text:list xml:id="list2969767065811439669" text:style-name="L2"><text:list-item><text:p text:style-name="P261"><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1">Post</text:span></text:a><text:span text:style-name="T104">by </text:span><text:a xlink:type="simple" xlink:href="http://forums.xkcd.com/memberlist.php?mode=viewprofile&amp;u=57747" text:style-name="Internet_20_link" text:visited-style-name="Visited_20_Internet_20_Link"><text:span text:style-name="Strong_20_Emphasis"><text:span text:style-name="T109">WarDaft</text:span></text:span></text:a><text:span text:style-name="T104"> » </text:span><text:span text:style-name="T106">Mon Mar 01, 2010 2:37 am UTC</text:span></text:p><text:p text:style-name="P85">[ω,1]<text:span text:style-name="T95">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5">C(0)+1</text:span>)n]<text:line-break/><text:line-break/>Note that this is roughly the amount of recursive definition it would require to reach [imath]f_{ε_{0}}(n)[/imath] using strictly finite recursive functions</text:p></text:section></draw:text-box></draw:frame></text:p>
      </text:section>
      <text:p text:style-name="P195"/>
      <text:p text:style-name="P197"><text:a xlink:type="simple" xlink:href="http://forums.xkcd.com/viewtopic.php?f=14&amp;t=7469&amp;start=720" text:style-name="Internet_20_link" text:visited-style-name="Visited_20_Internet_20_Link"/></text:p>
      <text:p text:style-name="P197"><text:a xlink:type="simple" xlink:href="http://forums.xkcd.com/viewtopic.php?f=14&amp;t=7469&amp;start=720" text:style-name="Internet_20_link" text:visited-style-name="Visited_20_Internet_20_Link"/></text:p>
      <text:p text:style-name="P197"><text:a xlink:type="simple" xlink:href="http://forums.xkcd.com/viewtopic.php?f=14&amp;t=7469&amp;start=720" text:style-name="Internet_20_link" text:visited-style-name="Visited_20_Internet_20_Link">http://forums.xkcd.com/viewtopic.php?f=14&amp;t=7469&amp;start=720</text:a></text:p>
      <text:p text:style-name="P202">(p 19)</text:p>
      <text:p text:style-name="P202">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02"/>
      <text:p text:style-name="P202"/>
      <text:p text:style-name="P201"><text:span text:style-name="T37">M(n) is a set containing 0, 1, and every ω</text:span><text:span text:style-name="T42">α</text:span><text:span text:style-name="T43"> </text:span><text:span text:style-name="T37">from ω</text:span><text:span text:style-name="T42">0</text:span><text:span text:style-name="T43"> </text:span><text:span text:style-name="T37">to ω</text:span><text:span text:style-name="T42">1+n</text:span><text:span text:style-name="T37">.</text:span><text:line-break/><text:line-break/><text:span text:style-name="T37">and C(n, 0, 0) = M(n)</text:span><text:line-break/><text:line-break/><text:span text:style-name="T37">and C(n, k, s+1) = C(n, k, s) ∪ {a+b, ab, a</text:span><text:span text:style-name="T42">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2">ω</text:span><text:span text:style-name="T37">), and X(ε</text:span><text:span text:style-name="T42">0</text:span><text:span text:style-name="T37">)? Would we able to find an X(ω</text:span><text:span text:style-name="T42">1</text:span><text:span text:style-name="T37">)?</text:span><text:line-break/><text:line-break/><text:span text:style-name="T37">Would X(X(X(ω))) have any merit? X</text:span><text:span text:style-name="T42">ω</text:span><text:span text:style-name="T37">(ω)? [imath]X^{ε_0}(ω)[/imath]?</text:span><text:line-break/><text:line-break/><text:span text:style-name="T37">If Λ</text:span><text:span text:style-name="T42">0</text:span><text:span text:style-name="T43"> </text:span><text:span text:style-name="T37">was the smallest a such that a = ω</text:span><text:span text:style-name="T42">a</text:span><text:span text:style-name="T37">, would X(Λ</text:span><text:span text:style-name="T42">0</text:span><text:span text:style-name="T37">) be anything?</text:span><text:line-break/><text:line-break/><text:span text:style-name="T37">How large would </text:span><text:span text:style-name="T40">[imath]f_{X(Λ_0)}(4209)[/imath]</text:span><text:span text:style-name="T43"> </text:span><text:span text:style-name="T37">be?</text:span><text:line-break/><text:line-break/><text:span text:style-name="T37">Or </text:span><text:span text:style-name="T40">[imath]f_{X(ω)}(4209)[/imath]</text:span><text:span text:style-name="T43"> </text:span><text:span text:style-name="T37">for that matter?</text:span></text:p>
      <text:p text:style-name="P157"/>
      <text:p text:style-name="P201"><text:span text:style-name="T37">Well, I messed that up -- but it's part of the learning process.<text:line-break/><text:line-break/>My next attempt is far more aggressive:<text:line-break/><text:line-break/>I'm defining a series of ordinals that go like this:<text:line-break/><text:line-break/></text:span><text:soft-page-break/><text:span text:style-name="T37">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39">fю(δ)(4209)</text:span><text:span text:style-name="T37">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39">Hardy Decay</text:span><text:span text:style-name="T37"><text:line-break/>Step 1: ω3 -&gt; ω2<text:line-break/>Step 2: ω2 -&gt; ω2<text:line-break/>Step 3: ω2 -&gt; ω+3<text:line-break/>Step 6: ω-&gt;6<text:line-break/>Step 12: 0<text:line-break/><text:line-break/></text:span><text:span text:style-name="T39">f3(10) Decay</text:span><text:span text:style-name="T37"><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03"><text:a xlink:type="simple" xlink:href="http://forums.xkcd.com/viewtopic.php?f=14&amp;t=7469&amp;start=800" text:style-name="Internet_20_link" text:visited-style-name="Visited_20_Internet_20_Link"><text:span text:style-name="T38">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7">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03"><text:line-break/></text:p>
      <text:p text:style-name="P198"><text:a xlink:type="simple" xlink:href="http://forums.xkcd.com/viewtopic.php?f=14&amp;t=7469&amp;start=840" text:style-name="Internet_20_link" text:visited-style-name="Visited_20_Internet_20_Link">http://forums.xkcd.com/viewtopic.php?f=14&amp;t=7469&amp;start=840</text:a> p 22</text:p>
      <text:p text:style-name="P198">Okay, let’s define a monstrously large recursive ordinal! (and a large finite</text:p>
      <text:p text:style-name="P198">number)</text:p>
      <text:p text:style-name="P198">When last we left, we defined a transfinite hierarchy over Q and theta,</text:p>
      <text:p text:style-name="P198">indexed by a large ordinal xi. We want to define larger and larger powers of xi.</text:p>
      <text:p text:style-name="P198">We will write Q(a)(b) and theta0 (a) instead of Qa(b) and thetaa. Also, replace</text:p>
      <text:p text:style-name="P198">xi with theta1(0).</text:p>
      <text:p text:style-name="P198">As before, we define an inaccessible hierarchy above xi, by I(1)(0)(a1@b1,</text:p>
      <text:p text:style-name="P198">a2@b2, ... an@bn). We then define Q(1)(0) and theta0(1)(0) so that</text:p>
      <text:p text:style-name="P198">Q(1)(0)(θ 0 (1)(0) a 1 b 1 +θ 0 (1)(0) a 2 b 2 +...θ 0 (1)(0) a n b n ) = I(1)(0)(b 1 @a 1 , b 2 @a 2 , ...b n @a n ).</text:p>
      <text:p text:style-name="P198">We can then extend this by defining Q(1)(1) and theta0 (1)(1), Q(1)(alpha)</text:p>
      <text:p text:style-name="P198">and theta 0(1)(alpha) for arbitrary ordinals alpha, and then a transfinite hier-</text:p>
      <text:p text:style-name="P198">archy Q(1)(a1@b1, ... ,an@bn) and theta0(1)(a1@b1, ... ,an@bn). Next, we</text:p>
      <text:p text:style-name="P198">define a new large ordinal theta1(1) (we can take this to be the second weakly</text:p>
      <text:p text:style-name="P198">compact cardinal), to diagonlize over the transfinite hiearachy, and we define</text:p>
      <text:p text:style-name="P198">Q(1)(θ 1 (1) a 1 b 1 +θ 1 (1) a 2 b 2 +...θ 1 (1) a n b n )(c) = Q(1)(b 1 @a 1 , b 2 @a 2 , ..., b n @a n )(c)</text:p>
      <text:p text:style-name="P198">θ 0 (1)(θ 1 (1) a 1 b 1 + θ 1 (1) a 2 b 2 + ...θ 1 (1) a n b n ) = θ 0 (1)(b 1 @a 1 , b 2 @a 2 , ..., b n @a n ).</text:p>
      <text:p text:style-name="P198">Continuing the entire procedure above, we can define Q(a)(b)(c), theta0(a)(b)</text:p>
      <text:p text:style-name="P198">and theta1(a) for arbitrary ordinals a,b,c. Again, we can extend this to trans-</text:p>
      <text:p text:style-name="P198">finite hierarchies Q(a1@b1, ... ,an@bn) (b)(c), theta0(a1@b1, ... ,an@bn) (b)</text:p>
      <text:p text:style-name="P198">and theta1(a1@b1, ... ,an@bn). Now we define a large ordinal theta2(0) (let’s</text:p>
      <text:p text:style-name="P198">take this to be the smallest 1-indescribable ordinal) to index these transfinite</text:p>
      <text:p text:style-name="P198">hierarchies.</text:p>
      <text:p text:style-name="P198">Q(θ 2 (0) a 1 b 1 +θ 2 (0) a 2 b 2 +...θ 2 (0) a n b n )(c)(d) = Q(b 1 @a 1 , b 2 @a 2 , ..., b n @a n )(c)(d)</text:p>
      <text:p text:style-name="P198">θ 0 (θ 2 (0) a 1 b 1 +θ 2 (0) a 2 b 2 +...θ 2 (0) a n b n )(c) = θ 0 (b 1 @a 1 , b 2 @a 2 , ..., b n @a n )(c) θ 1 (θ 2 (0) a 1 b 1 +</text:p>
      <text:p text:style-name="P198">θ 2 (0) a 2 b 2 + ...θ 2 (0) a n b n ) = θ 1 (b 1 @a 1 , b 2 @a 2 , ..., b n @a n )</text:p>
      <text:p text:style-name="P198">So we can define our notation by</text:p>
      <text:p text:style-name="P198">C 0 (α, β) = β ∪ {0, θ 2 (0)}</text:p>
      <text:p text:style-name="P198">C n+1 (α, β) = {γ+δ, γδ, γ δ , φ(γ, δ), Q(γ, δ, #), θ 0 (γ, δ), θ 1 (γ)|γ, δ, # ∈ C n (α, β)}</text:p>
      <text:p text:style-name="P198">∪C m (γ, δ|γ, δ, m ∈ C n (α, β), m &lt; ω ∪{ψ γ (δ)|γ, δ ∈ C n (α, β), δ &lt; α, γ a regular</text:p>
      <text:p text:style-name="P198">cardinal} ∪{τ (γ,</text:p>
      <text:p text:style-name="P198">S δ)|γ, δ ∈ C n (α, β), γ &lt; α}</text:p>
      <text:p text:style-name="P198">C(α, β) = C n (α, β)</text:p>
      <text:p text:style-name="P198">ψ α (β) = min{γ : α ∈ C(β, γ) ∧ C(β, γ) ∩ α ⊆ γ}</text:p>
      <text:p text:style-name="P198">τ (α, β) = the βth ordinal γ such that γ ∈</text:p>
      <text:p text:style-name="P198">/ C(α, γ)</text:p>
      <text:p text:style-name="P198">Okay, let’s keep going. theta2(0) can be extended by an inaccessible hiear-</text:p>
      <text:p text:style-name="P198">achy Q(1)(0)(0)(a) and theta0(1)(0)(0). We proceed on, extending our notations</text:p>
      <text:p text:style-name="P198"><text:soft-page-break/>in the usual manner, defining Q(1)(a)(b)(c), theta0(1)(a)(b), and theta1(1)(a).</text:p>
      <text:p text:style-name="P198">We extend the variable a into a transfinite hierarchy, e.g. Q(1)(a1@b1, ...</text:p>
      <text:p text:style-name="P198">,an@bn)(c)(d), and then define theta2(1) (as the second smallest 1-indescribable</text:p>
      <text:p text:style-name="P198">cardinal) to index our new transfinite heirarchy. So</text:p>
      <text:p text:style-name="P198">Q(1)(θ 2 (1) a 1 b 1 +θ 2 (1) a 2 b 2 +...θ 2 (1) a n b n )(c)(d) = Q(1)(b 1 @a 1 , b 2 @a 2 , ..., b n @a n )(c)(d)</text:p>
      <text:p text:style-name="P198">θ 0 (1)(θ 2 (1) a 1 b 1 +θ 2 (1) a 2 b 2 +...θ 2 (1) a n b n )(c) = θ 0 (1)(b 1 @a 1 , b 2 @a 2 , ..., b n @a n )(c)</text:p>
      <text:p text:style-name="P198">θ 1 (1)(θ 2 (1) a 1 b 1 + θ 2 (1) a 2 b 2 + ...θ 2 (1) a n b n ) = θ 1 (1)(b 1 @a 1 , b 2 @a 2 , ..., b n @a n ).</text:p>
      <text:p text:style-name="P198">This extends upwards for all ordinals, so that we have Q(a)(b)(c)(d), theta0(a)(b)(c),</text:p>
      <text:p text:style-name="P198">theta1(a)(b), and theta2(a) defijned for all a. We extend to a transfinite hi-</text:p>
      <text:p text:style-name="P198">erarchy again, and next define a large ordinal theta3(0) (call it the smallest</text:p>
      <text:p text:style-name="P198">2-indescribable cardinal) to index over it.</text:p>
      <text:p text:style-name="P198">1I think you can see how to proceed from here. We get longer and longer</text:p>
      <text:p text:style-name="P198">functions with more and more parameters. Eventually we can define Q for</text:p>
      <text:p text:style-name="P198">an arbitrary number of parameters, and define thetan for an arbitrary natural</text:p>
      <text:p text:style-name="P198">number n and an arbitrary number of parameters.</text:p>
      <text:p text:style-name="P198">For convenience, we represent Q(a1@b1)(a2@b2)...(an)(bn) to indicate an</text:p>
      <text:p text:style-name="P198">a1 in the b1 place, an a2 in the b2 place, etc. We can then define</text:p>
      <text:p text:style-name="P198">C 0 (α, β) = β ∪ {0}</text:p>
      <text:p text:style-name="P198">C n+1 (α, β) = {γ+δ, γδ, γ δ , φ(γ, δ), Q(γ 1 @δ 1 )(γ 2 @δ 2 )...(γ m @δ m ), θ k (γ 1 @δ 1 )(γ 2 @δ 2 )...(γ m @δ m )|γ, δ, #, γ i ,</text:p>
      <text:p text:style-name="P198">C n (α, β), δ i , m, k &lt; ω} ∪C m (γ, δ|γ, δ, m ∈ C n (α, β), m &lt; ω ∪{ψ γ (δ)|γ, δ ∈</text:p>
      <text:p text:style-name="P198">C n (α, β), δ &lt; α,</text:p>
      <text:p text:style-name="P198">S γ a regular cardinal} ∪{τ (γ, δ)|γ, δ ∈ C n (α, β), γ &lt; α}</text:p>
      <text:p text:style-name="P198">C(α, β) = C n (α, β)</text:p>
      <text:p text:style-name="P198">ψ α (β) = min{γ : α ∈ C(β, γ) ∧ C(β, γ) ∩ α ⊆ γ}</text:p>
      <text:p text:style-name="P198">τ (α, β) = the βth ordinal γ such that γ ∈</text:p>
      <text:p text:style-name="P198">/ C(α, γ)</text:p>
      <text:p text:style-name="P198">Next, we want to define Q and theta for transfinite parameters. I’m having</text:p>
      <text:p text:style-name="P198">a bit of trouble with this, so I’ll continue in a later post.</text:p>
      <text:p text:style-name="P198">2</text:p>
      <text:p text:style-name="P195"/>
      <text:p text:style-name="P199"><text:a xlink:type="simple" xlink:href="http://forums.xkcd.com/viewtopic.php?f=14&amp;t=7469&amp;start=920" text:style-name="Internet_20_link" text:visited-style-name="Visited_20_Internet_20_Link">http://forums.xkcd.com/viewtopic.php?f=14&amp;t=7469&amp;start=920</text:a> p 24</text:p>
      <text:p text:style-name="P199"/>
      <text:p text:style-name="P195"><text:span text:style-name="T37">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2">3</text:span><text:line-break/><text:span text:style-name="T37">q[0](a@</text:span><text:span text:style-name="T42">c</text:span><text:span text:style-name="T37">b) = θ(a@</text:span><text:span text:style-name="T42">c</text:span><text:span text:style-name="T37">b)</text:span><text:line-break/><text:span text:style-name="T37">q[1](a@</text:span><text:span text:style-name="T42">c</text:span><text:span text:style-name="T37">b) = λ(a@</text:span><text:span text:style-name="T42">c</text:span><text:span text:style-name="T37">b)</text:span><text:line-break/><text:span text:style-name="T37">q[0](q[1]) = θ(λ) = θ(1@@1)</text:span><text:line-break/><text:span text:style-name="T37">q[0](q[0](q[1])</text:span><text:span text:style-name="T42">b</text:span><text:span text:style-name="T37">a) = q[0](a@b) = θ(a@b)</text:span><text:line-break/><text:line-break/><text:span text:style-name="T37">~</text:span><text:line-break/><text:line-break/><text:span text:style-name="T37">Define a transfinite heirarchy of transfinite heirarchies in the form of I(a@</text:span><text:span text:style-name="T42">c</text:span><text:span text:style-name="T37">b)</text:span><text:line-break/><text:line-break/><text:span text:style-name="T37">I(a@</text:span><text:span text:style-name="T42">0</text:span><text:span text:style-name="T37">b) = I(a@b)</text:span><text:line-break/><text:span text:style-name="T37">I(a@</text:span><text:span text:style-name="T42">3</text:span><text:span text:style-name="T37">b) = I(a@@@@b)</text:span><text:line-break/><text:line-break/><text:soft-page-break/><text:span text:style-name="T37">q[c] can be used to index I(a@</text:span><text:span text:style-name="T42">c</text:span><text:span text:style-name="T37">b)</text:span><text:line-break/><text:line-break/><text:span text:style-name="T37">Q(q[c]</text:span><text:span text:style-name="T42">b</text:span><text:span text:style-name="T37">a) = I(a@</text:span><text:span text:style-name="T42">c</text:span><text:span text:style-name="T37">b)</text:span><text:line-break/><text:span text:style-name="T37">Q(q[3]</text:span><text:span text:style-name="T42">b</text:span><text:span text:style-name="T37">a + q[2]</text:span><text:span text:style-name="T42">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2">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2">th</text:span><text:span text:style-name="T43"> </text:span><text:span text:style-name="T37">ordinal a such that a ∉ C(y,a,ω)</text:span><text:line-break/><text:line-break/><text:span text:style-name="T37">~</text:span><text:line-break/><text:line-break/><text:span text:style-name="T37">Define our arbitrarily large number: C(Q(q[Γ</text:span><text:span text:style-name="T42">4</text:span><text:span text:style-name="T37">]</text:span><text:span text:style-name="T42">20</text:span><text:span text:style-name="T37">9), g</text:span><text:span text:style-name="T42">4209</text:span><text:span text:style-name="T37">, g</text:span><text:span text:style-name="T42">4209</text:span><text:span text:style-name="T37">)</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7">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8">=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8">=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3">([1] [0])⁰ Next 0 = Next 0 = epsilon₀ = phi(1,0)</text:span></text:p>
      <text:p text:style-name="P151"><text:tab/><text:tab/><text:tab/><text:tab/><text:span text:style-name="T113">([1] [0])¹ Next 0 = [1] [0] Next 0 = zeta₀ = phi(2,0)</text:span></text:p>
      <text:p text:style-name="P151"><text:tab/><text:tab/><text:tab/><text:tab/><text:span text:style-name="T113">([1] [0])² Next 0 = [1] [0] ([1] [0] Next) 0 = Fix [[0]^* ([1] [0] Next) 0] 0 = phi(1,2,0)</text:span></text:p>
      <text:p text:style-name="P151"><text:tab/><text:tab/><text:tab/><text:tab/><text:span text:style-name="T118">([1] [0])^(1+a) Next 0 = phi(a,2,0) ?</text:span></text:p>
      <text:p text:style-name="P151"><text:tab/><text:tab/><text:tab/><text:tab/><text:span text:style-name="T114">= lim</text:span></text:p>
      <text:p text:style-name="P151"><text:tab/><text:tab/><text:tab/><text:tab/><text:tab/><text:span text:style-name="T114">1</text:span></text:p>
      <text:p text:style-name="P151"><text:tab/><text:tab/><text:tab/><text:tab/><text:tab/><text:span text:style-name="T114">[0] ([1] [0] Next) 0 = Fix [([1] [0] Next)^* 0] 0</text:span></text:p>
      <text:p text:style-name="P151"><text:tab/><text:tab/><text:tab/><text:tab/><text:tab/><text:span text:style-name="T114">= lim</text:span></text:p>
      <text:p text:style-name="P151"><text:tab/><text:tab/><text:tab/><text:tab/><text:tab/><text:tab/><text:span text:style-name="T114">1</text:span></text:p>
      <text:p text:style-name="P151"><text:tab/><text:tab/><text:tab/><text:tab/><text:tab/><text:tab/><text:span text:style-name="T114">[1] [0] Next 0 = Gamma₀ = phi(1,0,0)</text:span></text:p>
      <text:p text:style-name="P151"><text:tab/><text:tab/><text:tab/><text:tab/><text:tab/><text:tab/><text:span text:style-name="T114">([1] [0] Next)^Gamma₀ 0 = phi(1,0,Gamma₀)</text:span></text:p>
      <text:p text:style-name="P151"><text:tab/><text:tab/><text:tab/><text:tab/><text:tab/><text:tab/><text:span text:style-name="T114">phi(1,0,phi(1,0,Gamma₀))</text:span></text:p>
      <text:p text:style-name="P151"><text:tab/><text:tab/><text:tab/><text:tab/><text:tab/><text:tab/>…</text:p>
      <text:p text:style-name="P151"><text:tab/><text:tab/><text:tab/><text:tab/><text:tab/><text:span text:style-name="T114">= phi(1,1,0)</text:span></text:p>
      <text:p text:style-name="P151"><text:tab/><text:tab/><text:tab/><text:tab/><text:tab/><text:span text:style-name="T115">[0]^phi(1,1,0) ([1] [0] Next) 0 = phi(1,1,phi(1,1,a))</text:span></text:p>
      <text:p text:style-name="P151"><text:tab/><text:tab/><text:tab/><text:tab/><text:span text:style-name="T117">= phi(1,2,0)</text:span></text:p>
      <text:p text:style-name="P151"><text:tab/><text:tab/><text:tab/><text:span text:style-name="T118">([1] [0])^Gamma₀ Next 0 = phi(phi(1,0,0),2,0) ?</text:span></text:p>
      <text:p text:style-name="P151"><text:tab/><text:tab/><text:span text:style-name="T118">= SVO ?</text:span></text:p>
      <text:p text:style-name="P151"/>
      <text:p text:style-name="P151"/>
      <text:p text:style-name="P151"><text:tab/><text:tab/><text:tab/><text:tab/><text:tab/><text:span text:style-name="T116">[0]^a ([1] [0] Next) 0 = ?</text:span></text:p>
      <text:p text:style-name="P151"><text:tab/><text:tab/><text:tab/><text:tab/><text:tab/><text:span text:style-name="T116">[0]⁰ ([1] [0] Next) 0 = [1] [0] Next 0 = Gamma₀ = phi(1,0,0)</text:span></text:p>
      <text:p text:style-name="P151"><text:tab/><text:tab/><text:tab/><text:tab/><text:tab/><text:span text:style-name="T116">[0]¹ ([1] [0] Next) 0 = [0] ([1] [0] Next) 0 = phi(1,1,0)</text:span></text:p>
      <text:p text:style-name="P151"><text:tab/><text:tab/><text:tab/><text:tab/><text:tab/><text:span text:style-name="T116">[0]² ([1] [0] Next) 0 = [0] ([0] ([1] [0] Next)) 0 = Fix [([0] ([1] [0] Next))^* 0] 0</text:span></text:p>
      <text:p text:style-name="P151"><text:tab/><text:tab/><text:tab/><text:tab/><text:tab/><text:span text:style-name="T116">= lim </text:span></text:p>
      <text:p text:style-name="P151"><text:tab/><text:tab/><text:tab/><text:tab/><text:tab/><text:tab/><text:span text:style-name="T116">1</text:span></text:p>
      <text:p text:style-name="P151"><text:tab/><text:tab/><text:tab/><text:tab/><text:tab/><text:tab/><text:span text:style-name="T116">[0] ([1] [0] Next) 0 = phi(1,1,0)</text:span></text:p>
      <text:p text:style-name="P151"><text:tab/><text:tab/><text:tab/><text:tab/><text:tab/><text:tab/><text:span text:style-name="T116">([0] ([1] [0] Next))^phi(1,1,0) 0</text:span></text:p>
      <text:p text:style-name="P151"><text:tab/><text:tab/><text:tab/><text:tab/><text:tab/><text:tab/><text:span text:style-name="T117">([0] ([1] [0] Next))^a 0 = ?</text:span></text:p>
      <text:p text:style-name="P151"><text:tab/><text:tab/><text:tab/><text:tab/><text:tab/><text:tab/><text:span text:style-name="T117">([0] ([1] [0] Next))⁰ 0 = 0</text:span></text:p>
      <text:p text:style-name="P151"><text:tab/><text:tab/><text:tab/><text:tab/><text:tab/><text:tab/><text:span text:style-name="T117">[0] ([1] [0] Next) 0 = phi(1,1,0)</text:span></text:p>
      <text:p text:style-name="P151"><text:tab/><text:tab/><text:tab/><text:tab/><text:tab/><text:tab/><text:span text:style-name="T117">[0] ([1] [0] Next) ([0] ([1] [0] Next) 0) = [0] ([1] [0] Next) phi(1,1,0)</text:span></text:p>
      <text:p text:style-name="P151"><text:tab/><text:tab/><text:tab/><text:tab/><text:tab/><text:tab/><text:tab/><text:span text:style-name="T117">= point fixe suivant = phi(1,1,1)</text:span></text:p>
      <text:p text:style-name="P151"><text:tab/><text:tab/><text:tab/><text:tab/><text:tab/><text:span text:style-name="T117">[0]^(1+a) ([1] [0] Next) 0 = phi(1,1,a)</text:span></text:p>
      <text:p text:style-name="P151"/>
      <text:p text:style-name="P151"/>
      <text:p text:style-name="P151"/>
      <text:p text:style-name="P151"/>
      <text:p text:style-name="P151"><text:tab/><text:tab/><text:tab/><text:tab/><text:tab/><text:span text:style-name="T116">[0]^a f x = ?</text:span></text:p>
      <text:p text:style-name="P151"><text:tab/><text:tab/><text:tab/><text:tab/><text:tab/><text:span text:style-name="T116">[0]⁰ f 0 = f 0</text:span></text:p>
      <text:p text:style-name="P153"><text:soft-page-break/><text:tab/><text:tab/><text:tab/><text:tab/><text:tab/><text:span text:style-name="T116">[0]¹ f x0 = [0] f 0 = Fix [f^* 0] 0 = lim 1, f 0, f^(f 0) 0, …</text:span></text:p>
      <text:p text:style-name="P159"><text:s/></text:p>
      <text:p text:style-name="P152"><text:tab/><text:tab/><text:tab/><text:tab/><text:tab/><text:tab/><text:span text:style-name="T114">([1] [0] Next)^a 0 = ? → ([1] [0] Next)^(1+a) 0 = phi(1,0,a)</text:span></text:p>
      <text:p text:style-name="P151"><text:tab/><text:tab/><text:tab/><text:tab/><text:tab/><text:tab/><text:span text:style-name="T114">([1] [0] Next)⁰ 0 = 0</text:span></text:p>
      <text:p text:style-name="P151"><text:tab/><text:tab/><text:tab/><text:tab/><text:tab/><text:tab/><text:span text:style-name="T114">([1] [0] Next)¹ 0 = [1] [0] Next 0 = Gamma₀ = phi(1,0,0)</text:span></text:p>
      <text:p text:style-name="P89"><text:tab/><text:tab/><text:tab/><text:tab/><text:tab/><text:tab/><text:span text:style-name="T114">([1] [0] Next)² 0 = [1] [0] Next ([1] [0] Next 0) = [1] [0] Next Gamma₀ </text:span></text:p>
      <text:p text:style-name="P90"><text:tab/><text:tab/><text:tab/><text:tab/><text:tab/><text:tab/><text:span text:style-name="T114">= Fix [[0]* Next 0] Gamma₀ </text:span></text:p>
      <text:p text:style-name="P90"><text:tab/><text:tab/><text:tab/><text:tab/><text:tab/><text:tab/><text:span text:style-name="T114">= lim</text:span></text:p>
      <text:p text:style-name="P90"><text:tab/><text:tab/><text:tab/><text:tab/><text:tab/><text:tab/><text:tab/><text:span text:style-name="T114">Gamma₀ + 1</text:span></text:p>
      <text:p text:style-name="P90"><text:tab/><text:tab/><text:tab/><text:tab/><text:tab/><text:tab/><text:tab/><text:span text:style-name="T114">[0]^(Gamma₀+1) Next 0 = phi(Gamma₀+1,0)</text:span></text:p>
      <text:p text:style-name="P90"><text:tab/><text:tab/><text:tab/><text:tab/><text:tab/><text:tab/><text:span text:style-name="T114">= deuxième point fixe de a → phi(a,0)</text:span></text:p>
      <text:p text:style-name="P90"><text:tab/><text:tab/><text:tab/><text:tab/><text:tab/><text:tab/><text:span text:style-name="T114">[1] [0] Next = Gamma suivant</text:span></text:p>
      <text:p text:style-name="P91"><text:tab/><text:tab/><text:tab/><text:tab/><text:tab/><text:tab/><text:span text:style-name="T114">([1] [0] Next)² 0 = phi(1,0,1)</text:span></text:p>
      <text:p text:style-name="P91"><text:tab/><text:tab/><text:tab/><text:tab/><text:tab/><text:tab/><text:span text:style-name="T114">([1] [0] Next)³ 0 = [1] [0] Next ([1] [0] Next ([1] [0] Next 0)) = [1] [0] Next phi(1,0,1)</text:span></text:p>
      <text:p text:style-name="P91"><text:tab/><text:tab/><text:tab/><text:tab/><text:tab/><text:tab/><text:tab/><text:span text:style-name="T114">= phi(1,0,2)</text:span></text:p>
      <text:p text:style-name="P91"><text:tab/><text:tab/><text:tab/><text:tab/><text:tab/><text:tab/><text:span text:style-name="T114">([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19">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0">([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1">= [1]² [0] Next 0</text:span></text:p>
      <text:p text:style-name="P99">phi(1,0,0,a) = ([1]² [0] <text:span text:style-name="T122">Next</text:span>)^(1+a) 0</text:p>
      <text:p text:style-name="P99">phi(1,0,1,0) = Fix [([1]² [0] <text:span text:style-name="T122">Next</text:span>)^* 0] 0 = [0] ([1]² [0]) 0</text:p>
      <text:p text:style-name="P99">phi (1,0,1,a) = ([0] ([1]² [0] <text:span text:style-name="T122">Next</text:span>))^(1+a) 0</text:p>
      <text:p text:style-name="P99">phi(1,0,b,a) = ([0]^b ([1]² [0] <text:span text:style-name="T122">Next</text:span>))^(1+a) 0</text:p>
      <text:p text:style-name="P99">phi(1,1,0,0) = Fix [phi(1,0,*,0)] 0 = Fix [[0]^* ([1]² [0] <text:span text:style-name="T122">Next</text:span>) 0] 0 = [1] [0] ([1]² [0] <text:span text:style-name="T122">Next</text:span>) 0</text:p>
      <text:p text:style-name="P99">phi(1,1,0,a) = ([1] [0] ([1]² [0] <text:span text:style-name="T122">Next</text:span>))^(1+a) 0</text:p>
      <text:p text:style-name="P99">phi(1,1,1,0) = Fix [phi(1,1,0,*)] 0 = Fix [([1] [0] ([1]² [0] <text:span text:style-name="T122">Next</text:span>))^* 0] 0 = [0] ([1] [0] ([1]² [0] <text:span text:style-name="T122">Next</text:span>)) 0</text:p>
      <text:p text:style-name="P99">phi(1,1,1,a) = ([0] ([1] [0] ([1]² [0] <text:span text:style-name="T122">next</text:span>)))^(1+a) 0</text:p>
      <text:p text:style-name="P99">phi(1,1,b,a) = ([0]^b ([1] [0] ([1]² [0] <text:span text:style-name="T122">Next</text:span>)))^(1+a) 0</text:p>
      <text:p text:style-name="P99">phi(1,2,0,0) = Fix [phi(1,1,*,0)] 0 = Fix [[0]^* ([1] [0] ([1]² [0] <text:span text:style-name="T122">next</text:span>)) 0] 0 = [1] [0] ([1] [0] ([1]² [0] <text:span text:style-name="T122">Next</text:span>)) 0 = ([1] [0])² ([1]² [0] <text:span text:style-name="T122">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3">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4">=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5">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6">1</text:span>] [<text:span text:style-name="T126">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5">p</text:span><text:span text:style-name="T44">age 25</text:span></text:p>
      <text:p text:style-name="P125"><text:span text:style-name="T45">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8">Nabla [ a+1 ] Next)^(1+b) 0 = ([0]^a Next)^(1+b) 0</text:span></text:p>
      <text:p text:style-name="P113"><text:s text:c="4"/>( 0 <text:s text:c="3"/>1 <text:s text:c="2"/>) <text:s text:c="26"/><text:span text:style-name="T128">[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29">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0">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1">H suc 0 = w</text:span></text:p>
      <text:p text:style-name="P175"><text:tab/>R₁ H H suc 0 = R₁ H suc 0 = e₀ <text:tab/></text:p>
      <text:p text:style-name="P171"><text:tab/><text:span text:style-name="T131">R₁ H (R₁ H H) suc 0 = R₁ H (R₁ H) suc 0</text:span></text:p>
      <text:p text:style-name="P171"><text:tab/><text:span text:style-name="T131">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2">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3">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3">z₀ = phi(2,0)</text:span></text:p>
      <text:p text:style-name="P192">18<text:tab/>suc (R2 R1 H suc 0)<text:tab/><text:tab/><text:tab/><text:tab/><text:tab/><text:tab/><text:span text:style-name="T133">z₀ + 1 </text:span></text:p>
      <text:p text:style-name="P192">19 <text:tab/>suc (suc (R2 R1 H suc 0))<text:tab/>suc:suc,0:R2 R1 H suc 0<text:tab/><text:span text:style-name="T133">z₀ + 2</text:span></text:p>
      <text:p text:style-name="P192">17:20<text:tab/>R2 R1 H suc (R2 R1 H suc 0)<text:tab/>suc:R2 R1 H suc,0:0<text:tab/><text:tab/><text:span text:style-name="T133">z₀ * 2</text:span></text:p>
      <text:p text:style-name="P192">17:21<text:tab/>R2 R1 H (R2 R1 H suc) 0<text:tab/>suc:R2 R1 H,0:suc<text:tab/><text:tab/><text:span text:style-name="T133">z₀ ^ 2</text:span></text:p>
      <text:p text:style-name="P192">17:22<text:tab/>R2 R1 H (R2 R1 H) suc 0<text:tab/><text:tab/><text:tab/><text:tab/><text:tab/><text:span text:style-name="T133">z₀ ^ z₀ </text:span></text:p>
      <text:p text:style-name="P192">*23<text:tab/>R1 (R2 R1 H) suc 0<text:tab/><text:tab/><text:tab/><text:tab/><text:tab/><text:tab/><text:span text:style-name="T133">z₀ ^ … ^ z₀ = e_(z₀+1)</text:span></text:p>
      <text:p text:style-name="P192">24 <text:tab/>suc (R1 (R2 R1 H) suc 0)<text:tab/><text:tab/><text:tab/><text:tab/><text:tab/><text:span text:style-name="T133">e_(z0+1)+1</text:span></text:p>
      <text:p text:style-name="P192">25 <text:tab/>suc (suc (R1 (R2 R1 H) suc 0)<text:tab/>suc:suc,0:R1 (R2 R1 H) suc 0<text:tab/><text:span text:style-name="T133">e_(z0+1)+2</text:span></text:p>
      <text:p text:style-name="P192">23:26<text:tab/>R1 (R2 R1 H) suc (R1 (R2 R1 H) suc 0)<text:tab/>suc:R1 (R2 R1 H),0:suc<text:tab/><text:span text:style-name="T133">e_(z0+1)^2</text:span></text:p>
      <text:p text:style-name="P192">23:28<text:tab/>R1 (R2 R1 H) (R1 (R2 R1 H)) suc 0<text:tab/><text:tab/><text:tab/><text:tab/><text:span text:style-name="T133">e_(z0+1)^e_(z0+1)</text:span></text:p>
      <text:p text:style-name="P192">29<text:tab/>R1 (R1 (R2 R1 H)) suc 0<text:tab/>suc:R1,0:R2 R1 H<text:tab/><text:tab/><text:span text:style-name="T133">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257">formules importantes :</text:p>
      <text:p text:style-name="P257">w^a = [suc:H,0:suc] a 0</text:p>
      <text:p text:style-name="P257">e0^a = [suc:R1 H,0:suc] a 0</text:p>
      <text:p text:style-name="P257">e_a = phi(1,a) = [suc:R1,0:H] (1+a) suc 0 ; 1+a = [0:suc 0] a</text:p>
      <text:p text:style-name="P257">a^...^a = w^...^w^(a+1) = e_(a+1)</text:p>
      <text:p text:style-name="P257">e₁ = phi(1,1) = w^...^w^(e0+1) = H (R1 H) H … H suc 0 = e0^...^e0 = R1 (R1 H) suc 0</text:p>
      <text:p text:style-name="P257">z₀ = phi(2,0) = R2 R1 H suc 0</text:p>
      <text:p text:style-name="P257">z₁ = phi(2,1) = e_..._e_(z₀+1) = R1 (R2 R1 H) R1 H … R1 H suc 0 = ? R2 R1 (R2 R1 H) suc 0 = ? H R1 (R2 R1 H) suc 0</text:p>
      <text:p text:style-name="P257"/>
      <text:p text:style-name="P258">z₁ = R'2 (R1 (R2 R1 H)) R1 H suc 0</text:p>
      <text:p text:style-name="P258">z₁ + 1 = suc (R'2 (R1 (R2 R1 H)) R1 H suc 0)</text:p>
      <text:p text:style-name="P258">e_(z1+1) = R1 (R'2 (R1 (R2 R1 H)) R1 H R1 H) suc 0 = <text:s/>R1 (R'2 (R1 (R2 R1 H)) R1 H) suc 0</text:p>
      <text:p text:style-name="P258">e_e_ç(z1+1) = R1 (R'2 (R1 (R2 R1 H)) R1 H) R1 H suc 0</text:p>
      <text:p text:style-name="P258">z2 = e_..._e_(z1+1) = R'2 (R1 (R'2 (R1 (R2 R1 H)) R1 H) R1 H suc 0</text:p>
      <text:p text:style-name="P258">z_w = H [R'2 (R1 *) R1 H] (R2 R1 H) suc 0</text:p>
      <text:p text:style-name="P258">z_a = [suc :[R'2 (R1 *) R1 H],0:R2 R1 H] a suc 0</text:p>
      <text:p text:style-name="P258">eta₀ = z_eta₀ = H [[suc:[R'2 (R1 *) R1 H],0:R2 R1 H] * suc 0] 0</text:p>
      <text:p text:style-name="P258"/>
      <text:p text:style-name="P257"/>
      <text:p text:style-name="P193"/>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1">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text:soft-page-break/></text:p>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2T02:59:44.315532279</dc:date>
    <meta:editing-duration>P5DT11H7M25S</meta:editing-duration>
    <meta:editing-cycles>178</meta:editing-cycles>
    <meta:generator>LibreOffice/4.3.3.2$Linux_ARM_EABI LibreOffice_project/430m0$Build-2</meta:generator>
    <meta:print-date>2017-12-17T20:43:08.484188621</meta:print-date>
    <meta:document-statistic meta:table-count="2" meta:image-count="6" meta:object-count="0" meta:page-count="54" meta:paragraph-count="2216" meta:word-count="27071" meta:character-count="133427" meta:non-whitespace-character-count="105983"/>
  </office:meta>
</office:document-meta>
</file>